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2"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7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
  <manifest:file-entry manifest:full-path="ObjectReplacements/Object 23" manifest:media-type=""/>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97" manifest:media-type=""/>
  <manifest:file-entry manifest:full-path="ObjectReplacements/Object 32" manifest:media-type=""/>
  <manifest:file-entry manifest:full-path="ObjectReplacements/Object 45" manifest:media-type=""/>
  <manifest:file-entry manifest:full-path="ObjectReplacements/Object 98" manifest:media-type=""/>
  <manifest:file-entry manifest:full-path="ObjectReplacements/Object 73" manifest:media-type=""/>
  <manifest:file-entry manifest:full-path="ObjectReplacements/Object 101" manifest:media-type=""/>
  <manifest:file-entry manifest:full-path="ObjectReplacements/Object 35" manifest:media-type=""/>
  <manifest:file-entry manifest:full-path="ObjectReplacements/Object 33" manifest:media-type=""/>
  <manifest:file-entry manifest:full-path="ObjectReplacements/Object 46" manifest:media-type=""/>
  <manifest:file-entry manifest:full-path="ObjectReplacements/Object 99" manifest:media-type=""/>
  <manifest:file-entry manifest:full-path="ObjectReplacements/Object 40" manifest:media-type=""/>
  <manifest:file-entry manifest:full-path="ObjectReplacements/Object 31" manifest:media-type=""/>
  <manifest:file-entry manifest:full-path="ObjectReplacements/Object 74" manifest:media-type=""/>
  <manifest:file-entry manifest:full-path="ObjectReplacements/Object 21" manifest:media-type="application/x-openoffice-gdimetafile;windows_formatname=&quot;GDIMetaFile&quot;"/>
  <manifest:file-entry manifest:full-path="ObjectReplacements/Object 102" manifest:media-type=""/>
  <manifest:file-entry manifest:full-path="ObjectReplacements/Object 36" manifest:media-type=""/>
  <manifest:file-entry manifest:full-path="ObjectReplacements/Object 34" manifest:media-type=""/>
  <manifest:file-entry manifest:full-path="ObjectReplacements/Object 100" manifest:media-type=""/>
  <manifest:file-entry manifest:full-path="ObjectReplacements/Object 42" manifest:media-type=""/>
  <manifest:file-entry manifest:full-path="ObjectReplacements/Object 94" manifest:media-type=""/>
  <manifest:file-entry manifest:full-path="ObjectReplacements/Object 41" manifest:media-type=""/>
  <manifest:file-entry manifest:full-path="ObjectReplacements/Object 93" manifest:media-type=""/>
  <manifest:file-entry manifest:full-path="ObjectReplacements/Object 72" manifest:media-type=""/>
  <manifest:file-entry manifest:full-path="ObjectReplacements/Object 39" manifest:media-type=""/>
  <manifest:file-entry manifest:full-path="ObjectReplacements/Object 71" manifest:media-type=""/>
  <manifest:file-entry manifest:full-path="ObjectReplacements/Object 38" manifest:media-type=""/>
  <manifest:file-entry manifest:full-path="ObjectReplacements/Object 37" manifest:media-type=""/>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5in" fo:margin-left="-0.0785in" fo:margin-top="0in" fo:margin-bottom="0in" table:align="left"/>
    </style:style>
    <style:style style:name="Table1.A" style:family="table-column">
      <style:table-column-properties style:column-width="1.3299in"/>
    </style:style>
    <style:style style:name="Table1.E" style:family="table-column">
      <style:table-column-properties style:column-width="1.330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P1" style:family="paragraph" style:parent-style-name="Standard">
      <style:paragraph-properties fo:margin-top="0in" fo:margin-bottom="0.139in" loext:contextual-spacing="false"/>
    </style:style>
    <style:style style:name="P2" style:family="paragraph" style:parent-style-name="Standard">
      <style:paragraph-properties fo:margin-top="0in" fo:margin-bottom="0.139in" loext:contextual-spacing="false" fo:text-align="start" style:justify-single-word="false"/>
    </style:style>
    <style:style style:name="P3" style:family="paragraph" style:parent-style-name="Standard">
      <style:paragraph-properties fo:margin-top="0in" fo:margin-bottom="0.139in" loext:contextual-spacing="false"/>
      <style:text-properties style:font-name="Times New Roman" style:font-name-asian="Times New Roman1" style:font-name-complex="Times New Roman1"/>
    </style:style>
    <style:style style:name="P4" style:family="paragraph" style:parent-style-name="Standard">
      <style:paragraph-properties fo:margin-top="0in" fo:margin-bottom="0.139in" loext:contextual-spacing="false" fo:text-align="center" style:justify-single-word="false"/>
    </style:style>
    <style:style style:name="P5" style:family="paragraph" style:parent-style-name="Standard" style:master-page-name="Standard">
      <style:paragraph-properties fo:margin-top="0in" fo:margin-bottom="0.139in" loext:contextual-spacing="false" style:page-number="1"/>
    </style:style>
    <style:style style:name="P6" style:family="paragraph" style:parent-style-name="Standard" style:list-style-name="WWNum17">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7" style:family="paragraph" style:parent-style-name="Standard" style:list-style-name="WWNum18">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 style:family="paragraph" style:parent-style-name="Standard" style:list-style-name="WWNum19">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0" style:family="paragraph" style:parent-style-name="Standard" style:list-style-name="WWNum2">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1" style:family="paragraph" style:parent-style-name="Standard" style:list-style-name="WWNum5">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2" style:family="paragraph" style:parent-style-name="Standard" style:list-style-name="WWNum8">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 style:family="paragraph" style:parent-style-name="Standard" style:list-style-name="WWNum10">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4" style:family="paragraph" style:parent-style-name="Standard" style:list-style-name="WWNum11">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5" style:family="paragraph" style:parent-style-name="Standard" style:list-style-name="WWNum13">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6" style:family="paragraph" style:parent-style-name="Standard" style:list-style-name="WWNum31">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7" style:family="paragraph" style:parent-style-name="Standard" style:list-style-name="WWNum35">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33">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9" style:family="paragraph" style:parent-style-name="Standard" style:list-style-name="WWNum37">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0" style:family="paragraph" style:parent-style-name="Standard" style:list-style-name="WWNum27">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1" style:family="paragraph" style:parent-style-name="Standard" style:list-style-name="WWNum32">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34">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3" style:family="paragraph" style:parent-style-name="Standard" style:list-style-name="WWNum36">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4"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5" style:family="paragraph" style:parent-style-name="Standard" style:list-style-name="WWNum6">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6" style:family="paragraph" style:parent-style-name="Standard" style:list-style-name="WWNum9">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7" style:family="paragraph" style:parent-style-name="Standard" style:list-style-name="WWNum12">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8" style:family="paragraph" style:parent-style-name="Standard" style:list-style-name="WWNum14">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9" style:family="paragraph" style:parent-style-name="Standard" style:list-style-name="WWNum16">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0" style:family="paragraph" style:parent-style-name="Standard" style:list-style-name="WWNum29">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1" style:family="paragraph" style:parent-style-name="Standard" style:list-style-name="WWNum30">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2" style:family="paragraph" style:parent-style-name="Standard" style:list-style-name="WWNum21">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3" style:family="paragraph" style:parent-style-name="Standard" style:list-style-name="WWNum22">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4" style:family="paragraph" style:parent-style-name="Standard" style:list-style-name="WWNum24">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5" style:family="paragraph" style:parent-style-name="Standard" style:list-style-name="WWNum26">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6" style:family="paragraph" style:parent-style-name="Standard" style:list-style-name="WWNum28">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7" style:family="paragraph" style:parent-style-name="Standard" style:list-style-name="WWNum14">
      <style:paragraph-properties fo:margin-left="0.5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38" style:family="paragraph" style:parent-style-name="Standard" style:list-style-name="WWNum17">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39" style:family="paragraph" style:parent-style-name="Standard" style:list-style-name="WWNum1">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0" style:family="paragraph" style:parent-style-name="Standard" style:list-style-name="WWNum2">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1" style:family="paragraph" style:parent-style-name="Standard" style:list-style-name="WWNum8">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2" style:family="paragraph" style:parent-style-name="Standard" style:list-style-name="WWNum10">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3" style:family="paragraph" style:parent-style-name="Standard" style:list-style-name="WWNum11">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4" style:family="paragraph" style:parent-style-name="Standard" style:list-style-name="WWNum15">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5" style:family="paragraph" style:parent-style-name="Standard" style:list-style-name="WWNum32">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6" style:family="paragraph" style:parent-style-name="Standard" style:list-style-name="WWNum34">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7" style:family="paragraph" style:parent-style-name="Standard" style:list-style-name="WWNum30">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8" style:family="paragraph" style:parent-style-name="Standard" style:list-style-name="WWNum24">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9" style:family="paragraph" style:parent-style-name="Standard" style:list-style-name="WWNum10">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0" style:family="paragraph" style:parent-style-name="Standard" style:list-style-name="WWNum8">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1" style:family="paragraph" style:parent-style-name="Standard" style:list-style-name="WWNum11">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2" style:family="paragraph" style:parent-style-name="Standard" style:list-style-name="WWNum13">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3" style:family="paragraph" style:parent-style-name="Standard" style:list-style-name="WWNum15">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4" style:family="paragraph" style:parent-style-name="Standard" style:list-style-name="WWNum31">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5" style:family="paragraph" style:parent-style-name="Standard" style:list-style-name="WWNum33">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6" style:family="paragraph" style:parent-style-name="Standard" style:list-style-name="WWNum35">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7" style:family="paragraph" style:parent-style-name="Standard" style:list-style-name="WWNum37">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8" style:family="paragraph" style:parent-style-name="Standard" style:list-style-name="WWNum27">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9" style:family="paragraph" style:parent-style-name="Standard" style:list-style-name="WWNum32">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0" style:family="paragraph" style:parent-style-name="Standard" style:list-style-name="WWNum34">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1" style:family="paragraph" style:parent-style-name="Standard" style:list-style-name="WWNum36">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2" style:family="paragraph" style:parent-style-name="Standard" style:list-style-name="WWNum4">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3" style:family="paragraph" style:parent-style-name="Standard" style:list-style-name="WWNum6">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4" style:family="paragraph" style:parent-style-name="Standard" style:list-style-name="WWNum9">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5" style:family="paragraph" style:parent-style-name="Standard" style:list-style-name="WWNum12">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6" style:family="paragraph" style:parent-style-name="Standard" style:list-style-name="WWNum14">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7" style:family="paragraph" style:parent-style-name="Standard" style:list-style-name="WWNum16">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8" style:family="paragraph" style:parent-style-name="Standard" style:list-style-name="WWNum29">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9" style:family="paragraph" style:parent-style-name="Standard" style:list-style-name="WWNum30">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70" style:family="paragraph" style:parent-style-name="Standard" style:list-style-name="WWNum20">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71" style:family="paragraph" style:parent-style-name="Standard" style:list-style-name="WWNum21">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72" style:family="paragraph" style:parent-style-name="Standard" style:list-style-name="WWNum22">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73" style:family="paragraph" style:parent-style-name="Standard" style:list-style-name="WWNum24">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74" style:family="paragraph" style:parent-style-name="Standard" style:list-style-name="WWNum26">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75" style:family="paragraph" style:parent-style-name="Standard" style:list-style-name="WWNum28">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76" style:family="paragraph" style:parent-style-name="Standard" style:list-style-name="WWNum10">
      <style:paragraph-properties fo:margin-left="0.5in" fo:margin-right="0in" fo:margin-top="0.1665in" fo:margin-bottom="0.139in" loext:contextual-spacing="true" fo:line-height="115%" fo:text-align="start" style:justify-single-word="false" fo:keep-together="auto" fo:orphans="2" fo:widows="2" fo:text-indent="-0.25in" style:auto-text-indent="false" fo:padding="0in" fo:border="none" fo:keep-with-next="auto"/>
    </style:style>
    <style:style style:name="P77" style:family="paragraph" style:parent-style-name="Standard" style:list-style-name="WWNum17">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78" style:family="paragraph" style:parent-style-name="Standard" style:list-style-name="WWNum18">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79" style:family="paragraph" style:parent-style-name="Standard" style:list-style-name="WWNum19">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0" style:family="paragraph" style:parent-style-name="Standard" style:list-style-name="WWNum1">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1" style:family="paragraph" style:parent-style-name="Standard" style:list-style-name="WWNum5">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2" style:family="paragraph" style:parent-style-name="Standard" style:list-style-name="WWNum7">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3" style:family="paragraph" style:parent-style-name="Standard" style:list-style-name="WWNum10">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4" style:family="paragraph" style:parent-style-name="Standard" style:list-style-name="WWNum35">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5" style:family="paragraph" style:parent-style-name="Standard" style:list-style-name="WWNum33">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6" style:family="paragraph" style:parent-style-name="Standard" style:list-style-name="WWNum37">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7" style:family="paragraph" style:parent-style-name="Standard" style:list-style-name="WWNum23">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8" style:family="paragraph" style:parent-style-name="Standard" style:list-style-name="WWNum27">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9" style:family="paragraph" style:parent-style-name="Standard" style:list-style-name="WWNum32">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0" style:family="paragraph" style:parent-style-name="Standard" style:list-style-name="WWNum4">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1" style:family="paragraph" style:parent-style-name="Standard" style:list-style-name="WWNum6">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2" style:family="paragraph" style:parent-style-name="Standard" style:list-style-name="WWNum9">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3" style:family="paragraph" style:parent-style-name="Standard" style:list-style-name="WWNum12">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4" style:family="paragraph" style:parent-style-name="Standard" style:list-style-name="WWNum14">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5" style:family="paragraph" style:parent-style-name="Standard" style:list-style-name="WWNum16">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6" style:family="paragraph" style:parent-style-name="Standard" style:list-style-name="WWNum29">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7" style:family="paragraph" style:parent-style-name="Standard" style:list-style-name="WWNum30">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8" style:family="paragraph" style:parent-style-name="Standard" style:list-style-name="WWNum20">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9" style:family="paragraph" style:parent-style-name="Standard" style:list-style-name="WWNum21">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00" style:family="paragraph" style:parent-style-name="Standard" style:list-style-name="WWNum3">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01" style:family="paragraph" style:parent-style-name="Standard" style:list-style-name="WWNum22">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02" style:family="paragraph" style:parent-style-name="Standard" style:list-style-name="WWNum24">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03" style:family="paragraph" style:parent-style-name="Standard" style:list-style-name="WWNum26">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04" style:family="paragraph" style:parent-style-name="Standard" style:list-style-name="WWNum28">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05" style:family="paragraph" style:parent-style-name="Standard" style:list-style-name="WWNum14">
      <style:paragraph-properties fo:margin-left="1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106" style:family="paragraph" style:parent-style-name="Standard" style:list-style-name="WWNum18">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07" style:family="paragraph" style:parent-style-name="Standard" style:list-style-name="WWNum10">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08" style:family="paragraph" style:parent-style-name="Standard" style:list-style-name="WWNum13">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09" style:family="paragraph" style:parent-style-name="Standard" style:list-style-name="WWNum31">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0" style:family="paragraph" style:parent-style-name="Standard" style:list-style-name="WWNum33">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1" style:family="paragraph" style:parent-style-name="Standard" style:list-style-name="WWNum37">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2" style:family="paragraph" style:parent-style-name="Standard" style:list-style-name="WWNum36">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3" style:family="paragraph" style:parent-style-name="Standard" style:list-style-name="WWNum4">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4" style:family="paragraph" style:parent-style-name="Standard" style:list-style-name="WWNum6">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5" style:family="paragraph" style:parent-style-name="Standard" style:list-style-name="WWNum9">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6" style:family="paragraph" style:parent-style-name="Standard" style:list-style-name="WWNum12">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7" style:family="paragraph" style:parent-style-name="Standard" style:list-style-name="WWNum16">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8" style:family="paragraph" style:parent-style-name="Standard" style:list-style-name="WWNum20">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9" style:family="paragraph" style:parent-style-name="Standard" style:list-style-name="WWNum21">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20" style:family="paragraph" style:parent-style-name="Standard" style:list-style-name="WWNum22">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21" style:family="paragraph" style:parent-style-name="Standard" style:list-style-name="WWNum26">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22" style:family="paragraph" style:parent-style-name="Standard" style:list-style-name="WWNum37">
      <style:paragraph-properties fo:margin-left="1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123" style:family="paragraph" style:parent-style-name="Standard" style:list-style-name="WWNum37">
      <style:paragraph-properties fo:margin-left="1in" fo:margin-right="0in" fo:margin-top="0.1665in" fo:margin-bottom="0.139in" loext:contextual-spacing="true" fo:line-height="115%" fo:text-align="start" style:justify-single-word="false" fo:keep-together="auto" fo:orphans="2" fo:widows="2" fo:text-indent="-0.25in" style:auto-text-indent="false" fo:padding="0in" fo:border="none" fo:keep-with-next="auto"/>
    </style:style>
    <style:style style:name="P124" style:family="paragraph" style:parent-style-name="Standard" style:list-style-name="WWNum18">
      <style:paragraph-properties fo:margin-left="1.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25" style:family="paragraph" style:parent-style-name="Standard" style:list-style-name="WWNum19">
      <style:paragraph-properties fo:margin-left="1.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26" style:family="paragraph" style:parent-style-name="Standard" style:list-style-name="WWNum10">
      <style:paragraph-properties fo:margin-left="1.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27" style:family="paragraph" style:parent-style-name="Standard" style:list-style-name="WWNum33">
      <style:paragraph-properties fo:margin-left="1.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28" style:family="paragraph" style:parent-style-name="Standard" style:list-style-name="WWNum29">
      <style:paragraph-properties fo:margin-left="1.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29" style:family="paragraph" style:parent-style-name="Standard" style:list-style-name="WWNum28">
      <style:paragraph-properties fo:margin-left="1.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30" style:family="paragraph" style:parent-style-name="Standard" style:list-style-name="WWNum14">
      <style:paragraph-properties fo:margin-left="1.5in" fo:margin-right="0in" fo:margin-top="0in" fo:margin-bottom="0.139in" loext:contextual-spacing="true" fo:line-height="115%" fo:text-align="justify" style:justify-single-word="false" fo:keep-together="auto" fo:orphans="2" fo:widows="2" fo:text-indent="-0.25in" style:auto-text-indent="false" fo:padding="0in" fo:border="none" fo:keep-with-next="auto"/>
    </style:style>
    <style:style style:name="P131" style:family="paragraph" style:parent-style-name="Standard" style:list-style-name="WWNum7">
      <style:paragraph-properties fo:margin-left="1.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2" style:family="paragraph" style:parent-style-name="Standard" style:list-style-name="WWNum10">
      <style:paragraph-properties fo:margin-left="1.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3" style:family="paragraph" style:parent-style-name="Standard" style:list-style-name="WWNum35">
      <style:paragraph-properties fo:margin-left="1.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4" style:family="paragraph" style:parent-style-name="Standard" style:list-style-name="WWNum33">
      <style:paragraph-properties fo:margin-left="1.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5" style:family="paragraph" style:parent-style-name="Standard" style:list-style-name="WWNum16">
      <style:paragraph-properties fo:margin-left="1.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6" style:family="paragraph" style:parent-style-name="Standard" style:list-style-name="WWNum29">
      <style:paragraph-properties fo:margin-left="1.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7" style:family="paragraph" style:parent-style-name="Standard" style:list-style-name="WWNum21">
      <style:paragraph-properties fo:margin-left="1.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8" style:family="paragraph" style:parent-style-name="Standard" style:list-style-name="WWNum22">
      <style:paragraph-properties fo:margin-left="1.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9" style:family="paragraph" style:parent-style-name="Standard" style:list-style-name="WWNum14">
      <style:paragraph-properties fo:margin-left="1.5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140" style:family="paragraph" style:parent-style-name="Standard">
      <style:paragraph-properties fo:margin-left="0in" fo:margin-right="0in" fo:margin-top="0in" fo:margin-bottom="0.139in" loext:contextual-spacing="false" fo:text-indent="0.5in" style:auto-text-indent="false"/>
    </style:style>
    <style:style style:name="P141" style:family="paragraph" style:parent-style-name="Standard" style:list-style-name="WWNum7">
      <style:paragraph-properties fo:margin-left="2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42" style:family="paragraph" style:parent-style-name="Standard" style:list-style-name="WWNum37">
      <style:paragraph-properties fo:margin-left="2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43" style:family="paragraph" style:parent-style-name="Standard" style:list-style-name="WWNum16">
      <style:paragraph-properties fo:margin-left="2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44" style:family="paragraph" style:parent-style-name="Standard" style:list-style-name="WWNum21">
      <style:paragraph-properties fo:margin-left="2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45" style:family="paragraph" style:parent-style-name="Standard" style:list-style-name="WWNum3">
      <style:paragraph-properties fo:margin-left="2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46" style:family="paragraph" style:parent-style-name="Standard" style:list-style-name="WWNum22">
      <style:paragraph-properties fo:margin-left="2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47" style:family="paragraph" style:parent-style-name="Standard" style:list-style-name="WWNum35">
      <style:paragraph-properties fo:margin-left="2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48" style:family="paragraph" style:parent-style-name="Standard" style:list-style-name="WWNum37">
      <style:paragraph-properties fo:margin-left="2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49" style:family="paragraph" style:parent-style-name="Standard" style:list-style-name="WWNum7">
      <style:paragraph-properties fo:margin-left="2.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50" style:family="paragraph" style:parent-style-name="Standard" style:list-style-name="WWNum21">
      <style:paragraph-properties fo:margin-left="2.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51" style:family="paragraph" style:parent-style-name="Standard" style:list-style-name="WWNum3">
      <style:paragraph-properties fo:margin-left="2.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52" style:family="paragraph" style:parent-style-name="Standard">
      <style:paragraph-properties fo:margin-top="0.1665in" fo:margin-bottom="0.139in" loext:contextual-spacing="false" fo:line-height="100%"/>
    </style:style>
    <style:style style:name="P153" style:family="paragraph" style:parent-style-name="Standard">
      <style:paragraph-properties fo:margin-top="0.1665in" fo:margin-bottom="0.139in" loext:contextual-spacing="false" fo:line-height="100%" fo:text-align="center" style:justify-single-word="false"/>
    </style:style>
    <style:style style:name="P154" style:family="paragraph" style:parent-style-name="Standard">
      <style:paragraph-properties fo:margin-top="0.1665in" fo:margin-bottom="0.139in" loext:contextual-spacing="false" fo:line-height="100%"/>
      <style:text-properties style:font-name="Times New Roman" style:font-name-asian="Times New Roman1" style:font-name-complex="Times New Roman1"/>
    </style:style>
    <style:style style:name="P155" style:family="paragraph" style:parent-style-name="Standard">
      <style:paragraph-properties fo:margin-top="0.1665in" fo:margin-bottom="0.139in" loext:contextual-spacing="false" fo:line-height="100%" fo:text-align="center" style:justify-single-word="false"/>
      <style:text-properties style:font-name="Times New Roman" style:font-name-asian="Times New Roman1" style:font-name-complex="Times New Roman1"/>
    </style:style>
    <style:style style:name="P156" style:family="paragraph" style:parent-style-name="Standard">
      <style:paragraph-properties fo:margin-top="0.1665in" fo:margin-bottom="0.139in" loext:contextual-spacing="false" fo:line-height="100%" fo:text-align="justify" style:justify-single-word="false"/>
      <style:text-properties style:font-name="Times New Roman" style:font-name-asian="Times New Roman1" style:font-name-complex="Times New Roman1"/>
    </style:style>
    <style:style style:name="P157" style:family="paragraph" style:parent-style-name="Standard" style:list-style-name="WWNum25">
      <style:paragraph-properties fo:margin-left="1.5in" fo:margin-right="0in" fo:margin-top="0in" fo:margin-bottom="0in" loext:contextual-spacing="true" fo:line-height="115%" fo:text-align="start" style:justify-single-word="false" fo:keep-together="auto" fo:orphans="2" fo:widows="2" fo:text-indent="-0.1252in" style:auto-text-indent="false" fo:padding="0in" fo:border="none" fo:keep-with-next="auto"/>
    </style:style>
    <style:style style:name="P158" style:family="paragraph" style:parent-style-name="Standard" style:list-style-name="WWNum27">
      <style:paragraph-properties fo:margin-left="1.5in" fo:margin-right="0in" fo:margin-top="0in" fo:margin-bottom="0in" loext:contextual-spacing="true" fo:line-height="115%" fo:text-align="start" style:justify-single-word="false" fo:keep-together="auto" fo:orphans="2" fo:widows="2" fo:text-indent="-0.1252in" style:auto-text-indent="false" fo:padding="0in" fo:border="none" fo:keep-with-next="auto"/>
    </style:style>
    <style:style style:name="P159" style:family="paragraph" style:parent-style-name="Standard" style:list-style-name="WWNum37">
      <style:paragraph-properties fo:margin-left="1.5in" fo:margin-right="0in" fo:margin-top="0in" fo:margin-bottom="0in" loext:contextual-spacing="true" fo:line-height="115%" fo:text-align="start" style:justify-single-word="false" fo:keep-together="auto" fo:orphans="2" fo:widows="2" fo:text-indent="-0.1252in" style:auto-text-indent="false" fo:padding="0in" fo:border="none" fo:keep-with-next="auto"/>
    </style:style>
    <style:style style:name="P160" style:family="paragraph" style:parent-style-name="Standard" style:list-style-name="WWNum30">
      <style:paragraph-properties fo:margin-left="1.5in" fo:margin-right="0in" fo:margin-top="0in" fo:margin-bottom="0in" loext:contextual-spacing="true" fo:line-height="115%" fo:text-align="start" style:justify-single-word="false" fo:keep-together="auto" fo:orphans="2" fo:widows="2" fo:text-indent="-0.1252in" style:auto-text-indent="false" fo:padding="0in" fo:border="none" fo:keep-with-next="auto"/>
    </style:style>
    <style:style style:name="P161" style:family="paragraph" style:parent-style-name="Standard" style:list-style-name="WWNum27">
      <style:paragraph-properties fo:margin-left="1.5in" fo:margin-right="0in" fo:margin-top="0in" fo:margin-bottom="0.139in" loext:contextual-spacing="true" fo:line-height="115%" fo:text-align="start" style:justify-single-word="false" fo:keep-together="auto" fo:orphans="2" fo:widows="2" fo:text-indent="-0.1252in" style:auto-text-indent="false" fo:padding="0in" fo:border="none" fo:keep-with-next="auto"/>
    </style:style>
    <style:style style:name="P162" style:family="paragraph" style:parent-style-name="Standard" style:list-style-name="WWNum37">
      <style:paragraph-properties fo:margin-left="1.5in" fo:margin-right="0in" fo:margin-top="0in" fo:margin-bottom="0.139in" loext:contextual-spacing="true" fo:line-height="115%" fo:text-align="start" style:justify-single-word="false" fo:keep-together="auto" fo:orphans="2" fo:widows="2" fo:text-indent="-0.1252in" style:auto-text-indent="false" fo:padding="0in" fo:border="none" fo:keep-with-next="auto"/>
    </style:style>
    <style:style style:name="P163" style:family="paragraph" style:parent-style-name="Standard" style:list-style-name="WWNum3">
      <style:paragraph-properties fo:margin-left="1.5in" fo:margin-right="0in" fo:margin-top="0in" fo:margin-bottom="0.139in" loext:contextual-spacing="true" fo:line-height="115%" fo:text-align="start" style:justify-single-word="false" fo:keep-together="auto" fo:orphans="2" fo:widows="2" fo:text-indent="-0.1252in" style:auto-text-indent="false" fo:padding="0in" fo:border="none" fo:keep-with-next="auto"/>
    </style:style>
    <style:style style:name="P16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Times New Roman" style:font-name-asian="Times New Roman1" style:font-name-complex="Times New Roman1"/>
    </style:style>
    <style:style style:name="P16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Cambria" style:font-name-asian="Cambria1" style:font-name-complex="Cambria1"/>
    </style:style>
    <style:style style:name="T1" style:family="text">
      <style:text-properties style:font-name="Times New Roman" style:font-name-asian="Times New Roman1" style:font-name-complex="Times New Roman1"/>
    </style:style>
    <style:style style:name="T2" style:family="text">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T3" style:family="text">
      <style:text-properties style:font-name="Times New Roman" fo:font-weight="bold" style:font-name-asian="Times New Roman1" style:font-weight-asian="bold" style:font-name-complex="Times New Roman1"/>
    </style:style>
    <style:style style:name="T4" style:family="text">
      <style:text-properties style:font-name="Times New Roman" fo:font-style="italic" style:font-name-asian="Times New Roman1" style:font-style-asian="italic" style:font-name-complex="Times New Roman1"/>
    </style:style>
    <style:style style:name="T5"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6"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7" style:family="text">
      <style:text-properties fo:font-variant="normal" fo:text-transform="none" fo:color="#000000" style:text-line-through-style="none" style:text-line-through-type="none" style:text-position="0% 100%" style:font-name="Times New Roman" fo:font-size="11pt" fo:font-style="normal" style:text-underline-style="solid" style:text-underline-width="auto" style:text-underline-color="font-color" fo:font-weight="bold" style:font-name-asian="Times New Roman1" style:font-size-asian="11pt" style:font-style-asian="normal" style:font-weight-asian="bold" style:font-name-complex="Times New Roman1" style:font-size-complex="11pt"/>
    </style:style>
    <style:style style:name="T8" style:family="text">
      <style:text-properties fo:font-variant="normal" fo:text-transform="none" fo:color="#000000" style:text-line-through-style="none" style:text-line-through-type="none" style:text-position="0% 100%" style:font-name="Times New Roman" fo:font-size="11pt"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9"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10" style:family="text">
      <style:text-properties fo:font-variant="normal" fo:text-transform="none" fo:color="#000000" style:text-line-through-style="none" style:text-line-through-type="none" style:text-position="0% 100%" style:font-name="Times New Roman" fo:font-size="11pt" fo:font-style="italic" style:text-underline-style="none" fo:font-weight="bold" style:font-name-asian="Times New Roman1" style:font-size-asian="11pt" style:font-style-asian="italic" style:font-weight-asian="bold" style:font-name-complex="Times New Roman1" style:font-size-complex="11pt"/>
    </style:style>
    <style:style style:name="T11" style:family="text">
      <style:text-properties fo:font-variant="normal" fo:text-transform="none" fo:color="#000000" style:text-line-through-style="none" style:text-line-through-type="none" style:text-position="0% 100%" style:font-name="Times New Roman" fo:font-size="11pt" fo:font-style="italic" style:text-underline-style="solid" style:text-underline-width="auto" style:text-underline-color="font-color" fo:font-weight="normal" style:font-name-asian="Times New Roman1" style:font-size-asian="11pt" style:font-style-asian="italic" style:font-weight-asian="normal" style:font-name-complex="Times New Roman1" style:font-size-complex="11pt"/>
    </style:style>
    <style:style style:name="T1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13" style:family="text">
      <style:text-properties fo:font-variant="normal" fo:text-transform="none" fo:color="#000000" style:text-line-through-style="none" style:text-line-through-type="none" style:text-position="0% 100%" fo:font-size="11pt" fo:font-style="normal" style:text-underline-style="solid" style:text-underline-width="auto" style:text-underline-color="font-color" fo:font-weight="bold" style:font-size-asian="11pt" style:font-style-asian="normal" style:font-weight-asian="bold" style:font-size-complex="11pt"/>
    </style:style>
    <style:style style:name="T14" style:family="text">
      <style:text-properties fo:font-variant="normal" fo:text-transform="none" fo:color="#000000" style:text-line-through-style="none" style:text-line-through-type="none" style:text-position="0% 100%" fo:font-size="11pt" fo:font-style="italic" style:text-underline-style="none" fo:font-weight="normal" style:font-size-asian="11pt" style:font-style-asian="italic" style:font-weight-asian="normal" style:font-size-complex="11pt"/>
    </style:style>
    <style:style style:name="T15" style:family="text">
      <style:text-properties fo:font-variant="normal" fo:text-transform="none" fo:color="#000000" style:text-line-through-style="none" style:text-line-through-type="none" style:text-position="0% 100%" style:font-name="Wingdings" fo:font-size="11pt" fo:font-style="normal" style:text-underline-style="none" fo:font-weight="normal" style:font-name-asian="Wingdings1" style:font-size-asian="11pt" style:font-style-asian="normal" style:font-weight-asian="normal" style:font-name-complex="Wingdings1" style:font-size-complex="11pt"/>
    </style:style>
    <style:style style:name="T16" style:family="text">
      <style:text-properties fo:font-variant="normal" fo:text-transform="none" fo:color="#000000" style:text-line-through-style="none" style:text-line-through-type="none" style:text-position="super 58%"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7" style:family="text">
      <style:text-properties fo:font-variant="normal" fo:text-transform="none" fo:color="#000000" style:text-line-through-style="none" style:text-line-through-type="none" style:text-position="super 58%" style:font-name="Times New Roman" fo:font-size="11pt"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18" style:family="text">
      <style:text-properties fo:font-variant="normal" fo:text-transform="none" fo:color="#000000" style:text-line-through-style="none" style:text-line-through-type="none" style:text-position="sub 58%"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9" style:family="text">
      <style:text-properties fo:font-variant="normal" fo:text-transform="none" fo:color="#000000" style:text-line-through-style="none" style:text-line-through-type="none" style:text-position="sub 58%"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20" style:family="text">
      <style:text-properties fo:font-variant="normal" fo:text-transform="none" fo:color="#000000" style:text-line-through-style="none" style:text-line-through-type="none" style:text-position="sub 58%"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21" style:family="text">
      <style:text-properties fo:font-variant="normal" fo:text-transform="none" fo:color="#000000" style:text-line-through-style="solid" style:text-line-through-type="singl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22" style:family="text">
      <style:text-properties fo:font-variant="normal" fo:text-transform="none" fo:color="#000000" style:text-line-through-style="solid" style:text-line-through-type="single" style:text-position="super 58%"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23" style:family="text">
      <style:text-properties fo:font-variant="normal" fo:text-transform="none" fo:color="#000000" style:text-line-through-style="solid" style:text-line-through-type="single" style:text-position="sub 58%"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24" style:family="text">
      <style:text-properties style:font-name="Cambria" style:font-name-asian="Cambria1" style:font-name-complex="Cambria1"/>
    </style:style>
    <style:style style:name="T25" style:family="text">
      <style:text-properties style:text-position="sub 58%" style:font-name="Times New Roman" fo:font-weight="bold" style:font-name-asian="Times New Roman1" style:font-weight-asian="bold" style:font-name-complex="Times New Roman1"/>
    </style:style>
    <style:style style:name="T2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7" style:family="text">
      <style:text-properties fo:color="#000000" style:font-name="Times New Roman" style:font-name-asian="Times New Roman1" style:font-name-complex="Times New Roman1"/>
    </style:style>
    <style:style style:name="fr1"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hemistry Notes:</text:span></text:p>
      <text:p text:style-name="P1"><text:span text:style-name="T1">Ch. 1</text:span></text:p>
      <text:p text:style-name="P1"><text:span text:style-name="T1">Standard Units:</text:span></text:p>
      <text:list xml:id="list3323182320" text:style-name="WWNum17">
        <text:list-item>
          <text:p text:style-name="P6"><text:span text:style-name="T5">Mass: Kilograms (kg)</text:span></text:p>
        </text:list-item>
        <text:list-item>
          <text:p text:style-name="P6"><text:span text:style-name="T5">Length: Meters (m)</text:span></text:p>
        </text:list-item>
        <text:list-item>
          <text:p text:style-name="P6"><text:span text:style-name="T5">Time: Seconds (s)</text:span></text:p>
        </text:list-item>
        <text:list-item>
          <text:p text:style-name="P6"><text:span text:style-name="T5">Temperature: Kelvins (K)</text:span></text:p>
          <text:list>
            <text:list-item>
              <text:p text:style-name="P77"><text:span text:style-name="T5">1 K = 273.15 degrees Celsius</text:span></text:p>
            </text:list-item>
          </text:list>
        </text:list-item>
        <text:list-item>
          <text:p text:style-name="P38"><text:span text:style-name="T5">Amount of substance: Moles (m)</text:span></text:p>
        </text:list-item>
      </text:list>
      <text:p text:style-name="P2"><draw:frame draw:style-name="fr1" text:anchor-type="as-char" svg:width="1.1898in" svg:height="0.3929in" draw:z-index="0"><draw:object xlink:href="./Object 2" xlink:type="simple" xlink:show="embed" xlink:actuate="onLoad"/><draw:image xlink:href="./ObjectReplacements/Object 2" xlink:type="simple" xlink:show="embed" xlink:actuate="onLoad"/></draw:frame></text:p>
      <text:p text:style-name="P3"/>
      <text:p text:style-name="P1"><text:span text:style-name="T1">Ch. 2</text:span></text:p>
      <text:p text:style-name="P1"><text:span text:style-name="T2">Law of Conservation of Mass</text:span></text:p>
      <text:p text:style-name="P1"><text:span text:style-name="T1"><text:tab/>The total mass of substances after a chemical reaction is the same as the total mass of substances before the reaction occurred</text:span></text:p>
      <text:p text:style-name="P1"><text:span text:style-name="T2">Law of Constant Composition</text:span></text:p>
      <text:p text:style-name="P1"><text:span text:style-name="T1"><text:tab/>All samples of a compound have the same composition, i.e. the same proportions by mass of all constituent components</text:span></text:p>
      <text:p text:style-name="P3"/>
      <text:p text:style-name="P1"><text:span text:style-name="T1">Atoms are composed of </text:span><text:span text:style-name="T3">neutrons</text:span><text:span text:style-name="T1">, </text:span><text:span text:style-name="T3">protons</text:span><text:span text:style-name="T1">, and </text:span><text:span text:style-name="T3">electrons</text:span></text:p>
      <text:p text:style-name="P1"><text:span text:style-name="T1">Atomic number: # of electrons, and # of protons</text:span></text:p>
      <text:p text:style-name="P1"><text:span text:style-name="T1">Atomic mass: total mass of protons and neutrons in atom</text:span></text:p>
      <text:list xml:id="list99281329" text:style-name="WWNum18">
        <text:list-item>
          <text:p text:style-name="P7"><text:soft-page-break/><text:span text:style-name="T5">i.e. total # of protons and neutrons</text:span></text:p>
          <text:list>
            <text:list-item>
              <text:p text:style-name="P78"><text:span text:style-name="T5">measured in atomic mass units (amu)</text:span></text:p>
              <text:list>
                <text:list-item>
                  <text:p text:style-name="P124"><text:span text:style-name="T5">protons and neutrons both have mass of ~1 amu</text:span></text:p>
                </text:list-item>
              </text:list>
            </text:list-item>
          </text:list>
        </text:list-item>
      </text:list>
      <text:p text:style-name="P1"><text:span text:style-name="T2">Ions</text:span></text:p>
      <text:p text:style-name="P1"><text:span text:style-name="T1"><text:tab/>Atoms of the same element that have different numbers of electrons</text:span></text:p>
      <text:p text:style-name="P1"><text:span text:style-name="T2">Isotopes</text:span></text:p>
      <text:p text:style-name="P140"><text:span text:style-name="T1">Atoms of the same element that have the same atomic number, but different atomic masses</text:span></text:p>
      <text:list xml:id="list113737416441301" text:continue-numbering="true" text:style-name="WWNum18">
        <text:list-item>
          <text:p text:style-name="P7"><text:span text:style-name="T5">Atomic mass is really an average of all the different isotopic masses that an element could have, where each isotope mass is multiplied by its’ relative abundance</text:span></text:p>
          <text:list>
            <text:list-item>
              <text:p text:style-name="P106"><text:span text:style-name="T5">Eg. </text:span><draw:frame draw:style-name="fr1" text:anchor-type="as-char" svg:width="8.7425in" svg:height="0.2043in" draw:z-index="0"><draw:object xlink:href="./Object 4" xlink:type="simple" xlink:show="embed" xlink:actuate="onLoad"/><draw:image xlink:href="./ObjectReplacements/Object 4" xlink:type="simple" xlink:show="embed" xlink:actuate="onLoad"/></draw:frame></text:p>
            </text:list-item>
          </text:list>
        </text:list-item>
      </text:list>
      <text:p text:style-name="P1"><text:span text:style-name="T2">Moles</text:span></text:p>
      <text:list xml:id="list113739112556813" text:continue-numbering="true" text:style-name="WWNum18">
        <text:list-item>
          <text:p text:style-name="P7"><text:span text:style-name="T5">A unit of measure, based on </text:span><text:span text:style-name="T7">Avogadro’s Number</text:span></text:p>
          <text:list>
            <text:list-item>
              <text:p text:style-name="P78"><draw:frame draw:style-name="fr1" text:anchor-type="as-char" svg:width="2.8043in" svg:height="0.2437in" draw:z-index="0"><draw:object xlink:href="./Object 6" xlink:type="simple" xlink:show="embed" xlink:actuate="onLoad"/><draw:image xlink:href="./ObjectReplacements/Object 6" xlink:type="simple" xlink:show="embed" xlink:actuate="onLoad"/></draw:frame></text:p>
            </text:list-item>
          </text:list>
        </text:list-item>
        <text:list-item>
          <text:p text:style-name="P7"><text:span text:style-name="T5">1 mole of an element = 6.02214*10</text:span><text:span text:style-name="T16">23</text:span><text:span text:style-name="T5"> atoms of that element</text:span></text:p>
          <text:list>
            <text:list-item>
              <text:p text:style-name="P78"><text:span text:style-name="T5">The idea behind moles is that when we take an inconceivably large amount (6.02214*10</text:span><text:span text:style-name="T16">23</text:span><text:span text:style-name="T5"> units) of an inconceivably small object (a single atom), what we actually have is a “handful” of that object</text:span></text:p>
            </text:list-item>
            <text:list-item>
              <text:p text:style-name="P106"><text:span text:style-name="T5">1 mole is really the average number of atoms in a 12.00 g sample of pure carbon</text:span></text:p>
            </text:list-item>
          </text:list>
        </text:list-item>
      </text:list>
      <text:p text:style-name="P3"/>
      <text:p text:style-name="P1"><text:span text:style-name="T1">Ch. 3</text:span></text:p>
      <text:p text:style-name="P1"><text:span text:style-name="T2">Ionic Compounds</text:span></text:p>
      <text:list xml:id="list4244940289" text:style-name="WWNum19">
        <text:list-item>
          <text:p text:style-name="P8"><text:span text:style-name="T5">Metal + non-metal</text:span></text:p>
        </text:list-item>
        <text:list-item>
          <text:p text:style-name="P8"><text:span text:style-name="T5">Brittle</text:span></text:p>
        </text:list-item>
        <text:list-item>
          <text:p text:style-name="P8"><text:span text:style-name="T5">Often metallic</text:span></text:p>
        </text:list-item>
        <text:list-item>
          <text:p text:style-name="P8"><text:soft-page-break/><text:span text:style-name="T5">Do not conduct electricity by themselves</text:span></text:p>
          <text:list>
            <text:list-item>
              <text:p text:style-name="P79"><text:span text:style-name="T5">Conduct electricity when dissolved in water</text:span></text:p>
              <text:list>
                <text:list-item>
                  <text:p text:style-name="P125"><text:span text:style-name="T5">Dissolves into ions</text:span></text:p>
                </text:list-item>
              </text:list>
            </text:list-item>
          </text:list>
        </text:list-item>
      </text:list>
      <text:p text:style-name="P1"><text:span text:style-name="T2">Molar Mass</text:span></text:p>
      <text:p text:style-name="P1"><text:span text:style-name="T1"><text:tab/>Mass of one mole of a substance (i.e. atomic mass, in most cases)</text:span></text:p>
      <text:p text:style-name="P1"><text:span text:style-name="T2">Calculating the percent mass composition of a compound:</text:span></text:p>
      <text:list xml:id="list1222816301" text:style-name="WWNum1">
        <text:list-item>
          <text:p text:style-name="P9"><text:span text:style-name="T5">Determine molar mass of compound</text:span></text:p>
        </text:list-item>
        <text:list-item>
          <text:p text:style-name="P9"><text:span text:style-name="T5">Determine contribution of given element to total mass</text:span></text:p>
          <text:list>
            <text:list-item>
              <text:p text:style-name="P80"><text:span text:style-name="T5">Eg. In the compound acetone (C</text:span><text:span text:style-name="T18">3</text:span><text:span text:style-name="T5">H</text:span><text:span text:style-name="T18">6</text:span><text:span text:style-name="T5">O), there are 3 moles of carbon</text:span></text:p>
            </text:list-item>
          </text:list>
        </text:list-item>
        <text:list-item>
          <text:p text:style-name="P9"><text:span text:style-name="T5">Formulate the ratio of the mass of the given element to the total molar mass of the compound</text:span></text:p>
        </text:list-item>
        <text:list-item>
          <text:p text:style-name="P39"><text:span text:style-name="T5">Multiply ratio by 100</text:span></text:p>
        </text:list-item>
      </text:list>
      <text:p text:style-name="P1"><text:span text:style-name="T1">So, in general: </text:span><draw:frame draw:style-name="fr1" text:anchor-type="as-char" svg:width="5.7417in" svg:height="0.4335in" draw:z-index="0"><draw:object xlink:href="./Object 8" xlink:type="simple" xlink:show="embed" xlink:actuate="onLoad"/><draw:image xlink:href="./ObjectReplacements/Object 8" xlink:type="simple" xlink:show="embed" xlink:actuate="onLoad"/></draw:frame></text:p>
      <text:p text:style-name="P1"><text:span text:style-name="T2">Oxidation state</text:span></text:p>
      <text:p text:style-name="P1"><text:span text:style-name="T1"><text:tab/>The number of electrons an element of an atom gains/loses during bonding</text:span></text:p>
      <text:p text:style-name="P1"><text:span text:style-name="T1">Ch. 4</text:span></text:p>
      <text:p text:style-name="P1"><text:span text:style-name="T2">Molarity (M)</text:span></text:p>
      <text:list xml:id="list2505486290" text:style-name="WWNum2">
        <text:list-item>
          <text:p text:style-name="P10"><text:span text:style-name="T5">Unit of concentration</text:span></text:p>
        </text:list-item>
        <text:list-item>
          <text:p text:style-name="P40"><text:span text:style-name="T5">Stands for </text:span><draw:frame draw:style-name="fr1" text:anchor-type="as-char" svg:width="1.252in" svg:height="0.3929in" draw:z-index="0"><draw:object xlink:href="./Object 10" xlink:type="simple" xlink:show="embed" xlink:actuate="onLoad"/><draw:image xlink:href="./ObjectReplacements/Object 10" xlink:type="simple" xlink:show="embed" xlink:actuate="onLoad"/></draw:frame></text:p>
        </text:list-item>
      </text:list>
      <text:p text:style-name="P2"><draw:frame draw:style-name="fr1" text:anchor-type="as-char" svg:width="1.1681in" svg:height="0.2091in" draw:z-index="0"><draw:object xlink:href="./Object 12" xlink:type="simple" xlink:show="embed" xlink:actuate="onLoad"/><draw:image xlink:href="./ObjectReplacements/Object 12" xlink:type="simple" xlink:show="embed" xlink:actuate="onLoad"/></draw:frame></text:p>
      <text:p text:style-name="P1"><text:span text:style-name="T2">Limiting Reactants</text:span></text:p>
      <text:list xml:id="list2197457821" text:style-name="WWNum5">
        <text:list-item>
          <text:p text:style-name="P11"><text:span text:style-name="T5">In not all chemical reactions are all of the products equally consumed</text:span></text:p>
          <text:list>
            <text:list-item>
              <text:p text:style-name="P81"><text:soft-page-break/><text:span text:style-name="T5">Most often, more of one is consumed than of another</text:span></text:p>
            </text:list-item>
          </text:list>
        </text:list-item>
        <text:list-item>
          <text:p text:style-name="P11"><text:span text:style-name="T5">To find limiting reactant:</text:span></text:p>
        </text:list-item>
      </text:list>
      <text:list xml:id="list1685607765" text:style-name="WWNum7">
        <text:list-item>
          <text:list>
            <text:list-item>
              <text:p text:style-name="P82"><text:span text:style-name="T5">Write chemical equation for the reaction</text:span></text:p>
            </text:list-item>
            <text:list-item>
              <text:p text:style-name="P82"><text:span text:style-name="T5">Find moles of all reactants</text:span></text:p>
            </text:list-item>
            <text:list-item>
              <text:p text:style-name="P82"><text:span text:style-name="T5">Divide each reactant’s amount by # of moles in reaction. Compare to find L.R.</text:span></text:p>
              <text:list>
                <text:list-item>
                  <text:p text:style-name="P131"><text:span text:style-name="T5">Eg. CuSO</text:span><text:span text:style-name="T18">4</text:span><text:span text:style-name="T5"> + 2 NaOH </text:span><text:span text:style-name="T15">→</text:span><text:span text:style-name="T5"> Na</text:span><text:span text:style-name="T18">2</text:span><text:span text:style-name="T5">SO</text:span><text:span text:style-name="T18">4</text:span><text:span text:style-name="T5"> + Cu(OH)</text:span><text:span text:style-name="T18">2</text:span></text:p>
                </text:list-item>
                <text:list-item>
                  <text:p text:style-name="P131"><text:span text:style-name="T5">N</text:span><text:span text:style-name="T18">CuSO4</text:span><text:span text:style-name="T5"> = 0.015 mol</text:span></text:p>
                </text:list-item>
                <text:list-item>
                  <text:p text:style-name="P131"><text:span text:style-name="T5">N</text:span><text:span text:style-name="T18">NaOH</text:span><text:span text:style-name="T5"> = 0.030 mol</text:span></text:p>
                  <text:list>
                    <text:list-item>
                      <text:p text:style-name="P141"><text:span text:style-name="T5">0.030/2 = 0.015</text:span></text:p>
                      <text:list>
                        <text:list-item>
                          <text:p text:style-name="P149"><text:span text:style-name="T5">Comparing 0.015 mol (n</text:span><text:span text:style-name="T18">CuSO4</text:span><text:span text:style-name="T5">) to 0.015 mol (n</text:span><text:span text:style-name="T18">NaOH</text:span><text:span text:style-name="T5">), there is no limiting reactant. Or, rather, both reactants are equally consumed</text:span></text:p>
                        </text:list-item>
                      </text:list>
                    </text:list-item>
                  </text:list>
                </text:list-item>
              </text:list>
            </text:list-item>
          </text:list>
        </text:list-item>
      </text:list>
      <text:p text:style-name="P152"><text:span text:style-name="T2">Percent Yield</text:span></text:p>
      <text:list xml:id="list1161008189" text:style-name="WWNum10">
        <text:list-item>
          <text:p text:style-name="P49"><text:span text:style-name="T5">If you are given a reaction, an initial mass of a substance, and the output mass of a product, you can calculate the percent yield of the reaction, the percentage of the theoretical reactants that are actually produced</text:span></text:p>
          <text:list>
            <text:list-item>
              <text:p text:style-name="P83"><text:span text:style-name="T5">Calculate theoretical output mass by first converting the given initial reactant mass to moles, then using molar ratios</text:span></text:p>
              <text:list>
                <text:list-item>
                  <text:p text:style-name="P126"><draw:frame draw:style-name="fr1" text:anchor-type="as-char" svg:width="3.0957in" svg:height="0.4772in" draw:z-index="0"><draw:object xlink:href="./Object 14" xlink:type="simple" xlink:show="embed" xlink:actuate="onLoad"/><draw:image xlink:href="./ObjectReplacements/Object 14" xlink:type="simple" xlink:show="embed" xlink:actuate="onLoad"/></draw:frame></text:p>
                </text:list-item>
              </text:list>
            </text:list-item>
          </text:list>
        </text:list-item>
      </text:list>
      <text:p text:style-name="P152"><text:span text:style-name="T1">Ch. 5</text:span></text:p>
      <text:p text:style-name="P152"><text:span text:style-name="T2">Electrolytes</text:span></text:p>
      <text:list xml:id="list113737460669173" text:continue-numbering="true" text:style-name="WWNum10">
        <text:list-item>
          <text:p text:style-name="P49"><text:span text:style-name="T5">A solution of a compound dissolved in water which conducts electricity</text:span></text:p>
          <text:list>
            <text:list-item>
              <text:p text:style-name="P83"><text:span text:style-name="T5">Ionic compounds typically create strong electrolytic solutions when dissolved in water</text:span></text:p>
              <text:list>
                <text:list-item>
                  <text:p text:style-name="P132"><text:span text:style-name="T5">Compound dissociates into </text:span><text:span text:style-name="T9">ions</text:span></text:p>
                </text:list-item>
              </text:list>
            </text:list-item>
            <text:list-item>
              <text:p text:style-name="P83"><text:span text:style-name="T5">Molecular compounds typically create weak electrolytic solutions or non-electrolytic solutions when dissolved in water</text:span></text:p>
            </text:list-item>
            <text:list-item>
              <text:p text:style-name="P107"><text:span text:style-name="T5">Pure water does not conduct electricity</text:span></text:p>
            </text:list-item>
          </text:list>
        </text:list-item>
      </text:list>
      <text:p text:style-name="P152"><text:soft-page-break/><text:span text:style-name="T2">Precipitation Reactions</text:span></text:p>
      <text:list xml:id="list113737580698964" text:continue-numbering="true" text:style-name="WWNum10">
        <text:list-item>
          <text:p text:style-name="P76"><text:span text:style-name="T5">Some reactions involving </text:span><text:span text:style-name="T6"><office:annotation office:name="__Annotation__125_2754817073"><dc:creator>Nikita Jagora</dc:creator><dc:date>2013-10-12T16:07:00</dc:date><text:p><text:span text:style-name="T26">i.e. dissolved in water</text:span></text:p></office:annotation></text:span><text:span text:style-name="T6">aqueous</text:span><office:annotation-end office:name="__Annotation__125_2754817073"/><text:span text:style-name="T6"> </text:span><text:span text:style-name="T5">solutions produce insoluble products, called </text:span><text:span text:style-name="T6">precipitates</text:span></text:p>
        </text:list-item>
      </text:list>
      <text:p text:style-name="P152"><text:span text:style-name="T2">Precipitation “Rules”</text:span></text:p>
      <text:list xml:id="list1848119576" text:style-name="WWNum8">
        <text:list-item>
          <text:p text:style-name="P50"><text:span text:style-name="T5">All compounds with </text:span><text:span text:style-name="T6"><office:annotation office:name="__Annotation__134_2754817073"><dc:creator>Nikita Jagora</dc:creator><dc:date>2013-10-12T16:07:00</dc:date><text:p><text:span text:style-name="T26">i.e. group 1 on the periodic table</text:span></text:p></office:annotation></text:span><text:span text:style-name="T6">alkali metal</text:span><office:annotation-end office:name="__Annotation__134_2754817073"/><text:span text:style-name="T6"> </text:span><text:span text:style-name="T5">ions (with some exceptions for Li</text:span><text:span text:style-name="T16">+</text:span><text:span text:style-name="T5">) and NH4</text:span><text:span text:style-name="T16">+</text:span><text:span text:style-name="T5"> are soluble</text:span></text:p>
        </text:list-item>
        <text:list-item>
          <text:p text:style-name="P12"><text:span text:style-name="T5">All compounds containing nitrates (NO</text:span><text:span text:style-name="T18">3</text:span><text:span text:style-name="T16">-</text:span><text:span text:style-name="T5">), chlorates (ClO</text:span><text:span text:style-name="T18">4</text:span><text:span text:style-name="T16">-</text:span><text:span text:style-name="T5">), chlorites (ClO</text:span><text:span text:style-name="T18">3</text:span><text:span text:style-name="T16">-</text:span><text:span text:style-name="T5">) and acetates (C</text:span><text:span text:style-name="T18">2</text:span><text:span text:style-name="T5">H</text:span><text:span text:style-name="T18">3</text:span><text:span text:style-name="T5">O</text:span><text:span text:style-name="T18">2</text:span><text:span text:style-name="T16">-</text:span><text:span text:style-name="T5">) are </text:span><text:span text:style-name="T10">soluble</text:span></text:p>
        </text:list-item>
        <text:list-item>
          <text:p text:style-name="P12"><text:span text:style-name="T5">All compounds containing chlorides (Cl</text:span><text:span text:style-name="T16">-</text:span><text:span text:style-name="T5">), bromides (Br</text:span><text:span text:style-name="T16">-</text:span><text:span text:style-name="T5">) and iodides (I</text:span><text:span text:style-name="T16">-</text:span><text:span text:style-name="T5">) are </text:span><text:span text:style-name="T10">soluble</text:span><text:span text:style-name="T5">, </text:span><text:span text:style-name="T6">except</text:span><text:span text:style-name="T8"> </text:span><text:span text:style-name="T5">those which also contain ions of silver (Ag</text:span><text:span text:style-name="T16">+</text:span><text:span text:style-name="T5">), lead (Pb</text:span><text:span text:style-name="T16">2+</text:span><text:span text:style-name="T5">), or mercury (Hg</text:span><text:span text:style-name="T16">2+</text:span><text:span text:style-name="T5">)</text:span></text:p>
        </text:list-item>
        <text:list-item>
          <text:p text:style-name="P12"><text:span text:style-name="T5">All compounds containing sulphates (SO</text:span><text:span text:style-name="T18">4</text:span><text:span text:style-name="T16">2-</text:span><text:span text:style-name="T5">) are </text:span><text:span text:style-name="T10">soluble</text:span><text:span text:style-name="T5">, </text:span><text:span text:style-name="T6">except</text:span><text:span text:style-name="T5"> those which also contain Hg</text:span><text:span text:style-name="T16">2+</text:span><text:span text:style-name="T5">, Pb</text:span><text:span text:style-name="T16">2+</text:span><text:span text:style-name="T5">, Sr</text:span><text:span text:style-name="T16">2+</text:span><text:span text:style-name="T5">, Ca</text:span><text:span text:style-name="T16">2+</text:span><text:span text:style-name="T5">, or Ba</text:span><text:span text:style-name="T16">2+</text:span></text:p>
        </text:list-item>
        <text:list-item>
          <text:p text:style-name="P12"><text:span text:style-name="T5">All compounds containing hydroxide (OH</text:span><text:span text:style-name="T16">-</text:span><text:span text:style-name="T5">) are </text:span><text:span text:style-name="T10">insoluble</text:span><text:span text:style-name="T5">, </text:span><text:span text:style-name="T6">except</text:span><text:span text:style-name="T5"> those which contain ions of alkali metals, Ca</text:span><text:span text:style-name="T16">2+</text:span><text:span text:style-name="T5">, Sr</text:span><text:span text:style-name="T16">2+</text:span><text:span text:style-name="T5">, or Ba</text:span><text:span text:style-name="T16">2+</text:span></text:p>
        </text:list-item>
        <text:list-item>
          <text:p text:style-name="P41"><text:span text:style-name="T5">All compounds containing phosphates (PO</text:span><text:span text:style-name="T18">4</text:span><text:span text:style-name="T16">3-</text:span><text:span text:style-name="T5">), sulphides (S</text:span><text:span text:style-name="T16">2-</text:span><text:span text:style-name="T5">), carbonates (CO</text:span><text:span text:style-name="T18">3</text:span><text:span text:style-name="T16">2-</text:span><text:span text:style-name="T5">), or sulphites (SO</text:span><text:span text:style-name="T18">3</text:span><text:span text:style-name="T16">2-</text:span><text:span text:style-name="T5">) are </text:span><text:span text:style-name="T10">insoluble</text:span><text:span text:style-name="T5">, </text:span><text:span text:style-name="T6">except</text:span><text:span text:style-name="T5"> those that also contain ions of alkali metals or NH</text:span><text:span text:style-name="T18">4</text:span><text:span text:style-name="T16">+</text:span></text:p>
        </text:list-item>
      </text:list>
      <text:p text:style-name="P152"><text:span text:style-name="T1">In general, lower rules take precedence over higher rules</text:span></text:p>
      <text:p text:style-name="P152"><text:span text:style-name="T2">Acids &amp; Bases</text:span></text:p>
      <text:p text:style-name="P152"><text:span text:style-name="T2">Acids</text:span></text:p>
      <text:list xml:id="list113737706047425" text:continue-list="list113737580698964" text:style-name="WWNum10">
        <text:list-item>
          <text:p text:style-name="P49"><text:span text:style-name="T5">Non-metal + hydrogen</text:span></text:p>
        </text:list-item>
        <text:list-item>
          <text:p text:style-name="P13"><text:span text:style-name="T5">Sour</text:span></text:p>
        </text:list-item>
        <text:list-item>
          <text:p text:style-name="P13"><text:span text:style-name="T5">Turn litmus paper red</text:span></text:p>
        </text:list-item>
        <text:list-item>
          <text:p text:style-name="P42"><text:span text:style-name="T5">React with metals to produce H</text:span><text:span text:style-name="T16">+</text:span></text:p>
        </text:list-item>
      </text:list>
      <text:p text:style-name="P152"><text:span text:style-name="T2">Bases</text:span></text:p>
      <text:list xml:id="list3002364269" text:style-name="WWNum11">
        <text:list-item>
          <text:p text:style-name="P51"><text:span text:style-name="T5">Metal + hydroxide</text:span></text:p>
        </text:list-item>
        <text:list-item>
          <text:p text:style-name="P14"><text:span text:style-name="T5">Bitter</text:span></text:p>
        </text:list-item>
        <text:list-item>
          <text:p text:style-name="P14"><text:span text:style-name="T5">Slippery</text:span></text:p>
        </text:list-item>
        <text:list-item>
          <text:p text:style-name="P14"><text:span text:style-name="T5">Turn litmus paper blue</text:span></text:p>
        </text:list-item>
        <text:list-item>
          <text:p text:style-name="P43"><text:soft-page-break/><text:span text:style-name="T5">React with non-metals to form OH</text:span><text:span text:style-name="T16">-</text:span></text:p>
        </text:list-item>
      </text:list>
      <text:p text:style-name="P152"><text:span text:style-name="T2">Arrhenius definition</text:span></text:p>
      <text:list xml:id="list4061402357" text:style-name="WWNum13">
        <text:list-item>
          <text:p text:style-name="P52"><text:span text:style-name="T5">Acids form H</text:span><text:span text:style-name="T16">+</text:span><text:span text:style-name="T5"> in water</text:span></text:p>
        </text:list-item>
        <text:list-item>
          <text:p text:style-name="P15"><text:span text:style-name="T5">Bases form OH</text:span><text:span text:style-name="T16">-</text:span><text:span text:style-name="T5"> in water</text:span></text:p>
          <text:list>
            <text:list-item>
              <text:p text:style-name="P108"><text:span text:style-name="T5">This theory does not explain </text:span><text:span text:style-name="T6"><office:annotation office:name="__Annotation__250_2754817073"><dc:creator>Nikita Jagora</dc:creator><dc:date>2013-10-12T16:24:00</dc:date><text:p><text:span text:style-name="T26">Although acids do dissolve in water to form a non-metal and H+, the H+ is almost never found in its’ own. Instead, it almost always joins with the H2O (water) molecules to form hydronium, H3O</text:span></text:p></office:annotation></text:span><text:span text:style-name="T6">hydronium formation</text:span><office:annotation-end office:name="__Annotation__250_2754817073"/><text:span text:style-name="T5"> and the existence of </text:span><text:span text:style-name="T6"><office:annotation office:name="__Annotation__255_2754817073"><dc:creator>Nikita Jagora</dc:creator><dc:date>2013-10-12T16:26:00</dc:date><text:p><text:span text:style-name="T26">Substances which, complying with the Bronsted-Lowry definition of acids and bases, can either give OR accept hydrogen ions. Eg. H2O</text:span></text:p></office:annotation></text:span><text:span text:style-name="T6">amphoteric compounds</text:span><office:annotation-end office:name="__Annotation__255_2754817073"/></text:p>
            </text:list-item>
          </text:list>
        </text:list-item>
      </text:list>
      <text:p text:style-name="P152"><text:span text:style-name="T2">Bronsted-Lowry definition</text:span></text:p>
      <text:list xml:id="list3727866828" text:style-name="WWNum15">
        <text:list-item>
          <text:p text:style-name="P53"><text:span text:style-name="T5">In reaction, acids are H</text:span><text:span text:style-name="T16">+</text:span><text:span text:style-name="T5"> donors</text:span></text:p>
        </text:list-item>
        <text:list-item>
          <text:p text:style-name="P44"><text:span text:style-name="T5">Bases are H</text:span><text:span text:style-name="T16">+</text:span><text:span text:style-name="T5"> acceptors</text:span></text:p>
        </text:list-item>
      </text:list>
      <text:p text:style-name="P154"/>
      <text:p text:style-name="P152"><text:span text:style-name="T1">Strong acids and bases ionize completely</text:span></text:p>
      <text:list xml:id="list4221635041" text:style-name="WWNum31">
        <text:list-item>
          <text:p text:style-name="P54"><text:span text:style-name="T5">Includes HCl, HBr, HI, H</text:span><text:span text:style-name="T18">2</text:span><text:span text:style-name="T5">SO</text:span><text:span text:style-name="T18">4</text:span><text:span text:style-name="T5">, HNO</text:span><text:span text:style-name="T18">3</text:span><text:span text:style-name="T5">, HClO</text:span><text:span text:style-name="T18">4</text:span><text:span text:style-name="T5">, HClO</text:span><text:span text:style-name="T18">3</text:span></text:p>
        </text:list-item>
        <text:list-item>
          <text:p text:style-name="P16"><text:span text:style-name="T5">Complete ionization in reaction denoted by “</text:span><text:span text:style-name="T15">→</text:span><text:span text:style-name="T5">” symbol</text:span></text:p>
          <text:list>
            <text:list-item>
              <text:p text:style-name="P109"><text:span text:style-name="T5">Eg. HCl</text:span><text:span text:style-name="T18">(aq)</text:span><text:span text:style-name="T5"> </text:span><text:span text:style-name="T15">→</text:span><text:span text:style-name="T5"> H</text:span><text:span text:style-name="T16">+</text:span><text:span text:style-name="T18">(g)</text:span><text:span text:style-name="T5"> + Cl</text:span><text:span text:style-name="T16">-</text:span><text:span text:style-name="T18">(aq)</text:span></text:p>
            </text:list-item>
          </text:list>
        </text:list-item>
      </text:list>
      <text:p text:style-name="P152"><text:span text:style-name="T1">Weak acids and bases do not</text:span></text:p>
      <text:list xml:id="list656579594" text:style-name="WWNum33">
        <text:list-item>
          <text:p text:style-name="P55"><text:span text:style-name="T5">Incomplete ionization denoted by two-way arrow “</text:span><text:span text:style-name="T15">⬄</text:span><text:span text:style-name="T5">” symbol</text:span></text:p>
          <text:list>
            <text:list-item>
              <text:p text:style-name="P110"><text:span text:style-name="T5">Eg. CH</text:span><text:span text:style-name="T18">3</text:span><text:span text:style-name="T5">COOH</text:span><text:span text:style-name="T18">(aq)</text:span><text:span text:style-name="T5"> </text:span><text:span text:style-name="T15">⬄</text:span><text:span text:style-name="T5"> CH</text:span><text:span text:style-name="T18">3</text:span><text:span text:style-name="T5">COO</text:span><text:span text:style-name="T16">-</text:span><text:span text:style-name="T18">(aq)</text:span><text:span text:style-name="T5"> + H</text:span><text:span text:style-name="T16">+</text:span><text:span text:style-name="T18">(g)</text:span></text:p>
            </text:list-item>
          </text:list>
        </text:list-item>
      </text:list>
      <text:p text:style-name="P152"><text:span text:style-name="T2">Net Ionic Equations</text:span></text:p>
      <text:list xml:id="list3729015292" text:style-name="WWNum35">
        <text:list-item>
          <text:p text:style-name="P56"><text:span text:style-name="T5">Remove all unused, </text:span><text:span text:style-name="T5"><office:annotation office:name="__Annotation__310_2754817073"><dc:creator>Nikita Jagora</dc:creator><dc:date>2013-10-13T13:08:00</dc:date><text:p><text:span text:style-name="T26">Ions present in both the reactants and products</text:span></text:p></office:annotation></text:span><text:span text:style-name="T5">bystander ions </text:span><office:annotation-end office:name="__Annotation__310_2754817073"/><text:span text:style-name="T5">from chemical equation</text:span></text:p>
        </text:list-item>
        <text:list-item>
          <text:p text:style-name="P17"><text:span text:style-name="T5">Eg. NaOH</text:span><text:span text:style-name="T18">(aq)</text:span><text:span text:style-name="T5"> + HCl</text:span><text:span text:style-name="T18">(aq)</text:span><text:span text:style-name="T5"> </text:span><text:span text:style-name="T15">→</text:span><text:span text:style-name="T5"> NaCl</text:span><text:span text:style-name="T18">(aq)</text:span><text:span text:style-name="T5"> + H</text:span><text:span text:style-name="T18">2</text:span><text:span text:style-name="T5">O</text:span><text:span text:style-name="T18">(l)</text:span></text:p>
          <text:list>
            <text:list-item>
              <text:p text:style-name="P84"><text:span text:style-name="T5">Ions: Na</text:span><text:span text:style-name="T16">+</text:span><text:span text:style-name="T18">(aq)</text:span><text:span text:style-name="T5"> + OH</text:span><text:span text:style-name="T16">-</text:span><text:span text:style-name="T18">(aq)</text:span><text:span text:style-name="T5"> + </text:span><text:span text:style-name="T27"><office:annotation office:name="__Annotation__339_2754817073"><dc:creator>Nikita Jagora</dc:creator><dc:date>2013-10-13T13:14:00</dc:date><text:p><text:span text:style-name="T26">Hydronium, because H+ is almost never found on its’ own</text:span></text:p></office:annotation></text:span><text:span text:style-name="T5">H</text:span><text:span text:style-name="T18">3</text:span><text:span text:style-name="T5">O</text:span><text:span text:style-name="T16">+</text:span><text:span text:style-name="T18">(aq)</text:span><text:span text:style-name="T5"> </text:span><office:annotation-end office:name="__Annotation__339_2754817073"/><text:span text:style-name="T5">+ Cl</text:span><text:span text:style-name="T16">-</text:span><text:span text:style-name="T18">(aq)</text:span><text:span text:style-name="T5"> </text:span><text:span text:style-name="T15">→</text:span><text:span text:style-name="T5"> Na</text:span><text:span text:style-name="T16">+</text:span><text:span text:style-name="T18">(aq)</text:span><text:span text:style-name="T5"> + Cl</text:span><text:span text:style-name="T16">+</text:span><text:span text:style-name="T18">(aq)</text:span><text:span text:style-name="T5"> + H</text:span><text:span text:style-name="T18">2</text:span><text:span text:style-name="T5">O</text:span><text:span text:style-name="T18">(l)</text:span></text:p>
              <text:list>
                <text:list-item>
                  <text:p text:style-name="P133"><text:span text:style-name="T21">Na</text:span><text:span text:style-name="T22">+</text:span><text:span text:style-name="T23">(aq)</text:span><text:span text:style-name="T5"> + OH</text:span><text:span text:style-name="T16">-</text:span><text:span text:style-name="T18">(aq)</text:span><text:span text:style-name="T5"> + H</text:span><text:span text:style-name="T18">3</text:span><text:span text:style-name="T5">O</text:span><text:span text:style-name="T16">+</text:span><text:span text:style-name="T18">(aq)</text:span><text:span text:style-name="T5"> + </text:span><text:span text:style-name="T21">Cl</text:span><text:span text:style-name="T22">-</text:span><text:span text:style-name="T23">(aq)</text:span><text:span text:style-name="T5"> </text:span><text:span text:style-name="T15">→</text:span><text:span text:style-name="T5"> </text:span><text:span text:style-name="T21">Na</text:span><text:span text:style-name="T22">+</text:span><text:span text:style-name="T23">(aq)</text:span><text:span text:style-name="T5"> + </text:span><text:span text:style-name="T21">Cl</text:span><text:span text:style-name="T22">+</text:span><text:span text:style-name="T23">(aq)</text:span><text:span text:style-name="T5"> + H</text:span><text:span text:style-name="T18">2</text:span><text:span text:style-name="T5">O</text:span><text:span text:style-name="T18">(l)</text:span></text:p>
                  <text:list>
                    <text:list-item>
                      <text:p text:style-name="P147"><text:soft-page-break/><text:span text:style-name="T5">Net ionic equation: OH</text:span><text:span text:style-name="T16">-</text:span><text:span text:style-name="T18">(aq)</text:span><text:span text:style-name="T5"> + H</text:span><text:span text:style-name="T18">3</text:span><text:span text:style-name="T5">O</text:span><text:span text:style-name="T16">+</text:span><text:span text:style-name="T18">(aq)</text:span><text:span text:style-name="T5"> </text:span><text:span text:style-name="T15">→</text:span><text:span text:style-name="T5"> H</text:span><text:span text:style-name="T18">2</text:span><text:span text:style-name="T5">O</text:span><text:span text:style-name="T18">(l)</text:span></text:p>
                    </text:list-item>
                  </text:list>
                </text:list-item>
              </text:list>
            </text:list-item>
          </text:list>
        </text:list-item>
      </text:list>
      <text:p text:style-name="P1"><text:span text:style-name="T2">Conjugate acid-base pairs</text:span></text:p>
      <text:list xml:id="list113737329506180" text:continue-list="list656579594" text:style-name="WWNum33">
        <text:list-item>
          <text:p text:style-name="P55"><text:span text:style-name="T5">Used to describe acids/bases on both sides of a weak acid/base reaction, which is an equilibrium reaction</text:span></text:p>
          <text:list>
            <text:list-item>
              <text:p text:style-name="P85"><text:span text:style-name="T5">Eg. HCN</text:span><text:span text:style-name="T18">(aq)</text:span><text:span text:style-name="T5"> + H</text:span><text:span text:style-name="T18">2</text:span><text:span text:style-name="T5">O</text:span><text:span text:style-name="T18">(l)</text:span><text:span text:style-name="T5"> </text:span><text:span text:style-name="T15">⬄</text:span><text:span text:style-name="T5"> H</text:span><text:span text:style-name="T18">3</text:span><text:span text:style-name="T5">O</text:span><text:span text:style-name="T16">+</text:span><text:span text:style-name="T18">(aq)</text:span><text:span text:style-name="T5"> + CN</text:span><text:span text:style-name="T16">-</text:span><text:span text:style-name="T18">(aq)</text:span></text:p>
            </text:list-item>
            <text:list-item>
              <text:p text:style-name="P85"><text:span text:style-name="T5">In this reaction, the acid on the left side is HCN, and the base is H</text:span><text:span text:style-name="T18">2</text:span><text:span text:style-name="T5">O. The conjugate acid, i.e. the acid if the equilibrium reaction were to occur from the right side, is H</text:span><text:span text:style-name="T18">3</text:span><text:span text:style-name="T5">O</text:span><text:span text:style-name="T16">+</text:span><text:span text:style-name="T5">, and so the conjugate base is CN</text:span><text:span text:style-name="T16">-</text:span></text:p>
            </text:list-item>
          </text:list>
        </text:list-item>
        <text:list-item>
          <text:p text:style-name="P18"><text:span text:style-name="T5">Strong acids react with strong bases to form very weak conjugate acids/bases</text:span></text:p>
          <text:list>
            <text:list-item>
              <text:p text:style-name="P85"><text:span text:style-name="T5">Strong acids are conjugate to very weak bases</text:span></text:p>
            </text:list-item>
            <text:list-item>
              <text:p text:style-name="P85"><text:span text:style-name="T5">Strong bases are conjugate to very weak acids</text:span></text:p>
            </text:list-item>
            <text:list-item>
              <text:p text:style-name="P110"><text:span text:style-name="T5">Weak acids are conjugate to weak bases</text:span></text:p>
            </text:list-item>
          </text:list>
        </text:list-item>
      </text:list>
      <text:p text:style-name="P152"><text:span text:style-name="T2">Redox Reactions</text:span></text:p>
      <text:list xml:id="list113737319715256" text:continue-numbering="true" text:style-name="WWNum33">
        <text:list-item>
          <text:p text:style-name="P55"><text:span text:style-name="T5">A reaction which involves a transfer of electrons in elements (i.e. change of charge) when going from reactants to products</text:span></text:p>
        </text:list-item>
        <text:list-item>
          <text:p text:style-name="P18"><text:span text:style-name="T5">Remember “OIL RIG” rule</text:span></text:p>
          <text:list>
            <text:list-item>
              <text:p text:style-name="P85"><text:span text:style-name="T5">Oxidation is Loss (of electrons)</text:span></text:p>
            </text:list-item>
            <text:list-item>
              <text:p text:style-name="P85"><text:span text:style-name="T5">Reduction is Gain (of electrons)</text:span></text:p>
            </text:list-item>
          </text:list>
        </text:list-item>
        <text:list-item>
          <text:p text:style-name="P18"><text:span text:style-name="T5">Example of redox reaction: 2Na</text:span><text:span text:style-name="T18">(s)</text:span><text:span text:style-name="T5"> + Cl</text:span><text:span text:style-name="T18">2(g)</text:span><text:span text:style-name="T5"> </text:span><text:span text:style-name="T15">→</text:span><text:span text:style-name="T5"> 2NaCl</text:span><text:span text:style-name="T18">(s)</text:span></text:p>
          <text:list>
            <text:list-item>
              <text:p text:style-name="P85"><text:span text:style-name="T5">Remembering rules of oxidation numbers, formula becomes 2Na</text:span><text:span text:style-name="T16">0</text:span><text:span text:style-name="T5"> + Cl</text:span><text:span text:style-name="T18">2</text:span><text:span text:style-name="T16">0</text:span><text:span text:style-name="T5"> </text:span><text:span text:style-name="T15">→</text:span><text:span text:style-name="T5"> 2Na</text:span><text:span text:style-name="T16">+1</text:span><text:span text:style-name="T5"> + 2Cl</text:span><text:span text:style-name="T16">-1</text:span></text:p>
              <text:list>
                <text:list-item>
                  <text:p text:style-name="P134"><text:span text:style-name="T5">Na goes from 0 to +1, meaning that it lost an electron, and was therefore oxidized</text:span></text:p>
                </text:list-item>
                <text:list-item>
                  <text:p text:style-name="P134"><text:span text:style-name="T5">Cl goes from 0 to -1, meaning that is gained an electron, and was therefore reduced</text:span></text:p>
                </text:list-item>
              </text:list>
            </text:list-item>
          </text:list>
        </text:list-item>
        <text:list-item>
          <text:p text:style-name="P18"><text:span text:style-name="T6">Oxidizing agents</text:span><text:span text:style-name="T5"> (a.k.a. Oxidizers)</text:span></text:p>
          <text:list>
            <text:list-item>
              <text:p text:style-name="P85"><text:span text:style-name="T5">can oxidize other substances</text:span></text:p>
              <text:list>
                <text:list-item>
                  <text:p text:style-name="P134"><text:span text:style-name="T5">accept electrons</text:span></text:p>
                </text:list-item>
                <text:list-item>
                  <text:p text:style-name="P134"><text:soft-page-break/><text:span text:style-name="T5">get reduced</text:span></text:p>
                </text:list-item>
              </text:list>
            </text:list-item>
          </text:list>
        </text:list-item>
        <text:list-item>
          <text:p text:style-name="P18"><text:span text:style-name="T6">Reducing agents</text:span><text:span text:style-name="T5"> (a.k.a. reducers)</text:span></text:p>
          <text:list>
            <text:list-item>
              <text:p text:style-name="P85"><text:span text:style-name="T5">Can reduce other substances</text:span></text:p>
              <text:list>
                <text:list-item>
                  <text:p text:style-name="P134"><text:span text:style-name="T5">Give away electrons</text:span></text:p>
                </text:list-item>
                <text:list-item>
                  <text:p text:style-name="P127"><text:span text:style-name="T5">Get oxidized</text:span></text:p>
                </text:list-item>
              </text:list>
            </text:list-item>
          </text:list>
        </text:list-item>
      </text:list>
      <text:p text:style-name="P152"><text:span text:style-name="T2">Rules for Oxidation Numbers (ON)</text:span></text:p>
      <text:list xml:id="list2792822406" text:style-name="WWNum37">
        <text:list-item>
          <text:p text:style-name="P57"><text:span text:style-name="T5">Atoms in elemental/neutral form have ON = 0</text:span></text:p>
          <text:list>
            <text:list-item>
              <text:p text:style-name="P86"><text:span text:style-name="T5">Eg. ON of ground stage Ag = 0</text:span></text:p>
            </text:list-item>
          </text:list>
        </text:list-item>
        <text:list-item>
          <text:p text:style-name="P19"><text:span text:style-name="T5">ON for monoatomic ions is equal to the ion’s charge</text:span></text:p>
          <text:list>
            <text:list-item>
              <text:p text:style-name="P86"><text:span text:style-name="T5">Eg. ON of Cl</text:span><text:span text:style-name="T16">-</text:span><text:span text:style-name="T5"> = -1</text:span></text:p>
            </text:list-item>
            <text:list-item>
              <text:p text:style-name="P86"><text:span text:style-name="T5">Eg. ON of Zn</text:span><text:span text:style-name="T16">2+</text:span><text:span text:style-name="T5"> = +2</text:span></text:p>
            </text:list-item>
          </text:list>
        </text:list-item>
        <text:list-item>
          <text:p text:style-name="P19"><text:span text:style-name="T5">ON of F is -1 in all of its’ compounds</text:span></text:p>
        </text:list-item>
        <text:list-item>
          <text:p text:style-name="P19"><text:span text:style-name="T5">ON of H is +1 in all compounds which are </text:span><text:span text:style-name="T6">not</text:span><text:span text:style-name="T5"> metal hydrides</text:span></text:p>
          <text:list>
            <text:list-item>
              <text:p text:style-name="P86"><text:span text:style-name="T5">Eg. ON of H in H</text:span><text:span text:style-name="T18">2</text:span><text:span text:style-name="T5">O = +1</text:span></text:p>
            </text:list-item>
            <text:list-item>
              <text:p text:style-name="P86"><text:span text:style-name="T5">Eg. ON of H in NaH = -1</text:span></text:p>
            </text:list-item>
          </text:list>
        </text:list-item>
        <text:list-item>
          <text:p text:style-name="P19"><text:span text:style-name="T5">ON of O is -2, </text:span><text:span text:style-name="T6">except</text:span><text:span text:style-name="T5"> in:</text:span></text:p>
        </text:list-item>
      </text:list>
      <text:list xml:id="list2644315884" text:style-name="WWNum23">
        <text:list-item>
          <text:list>
            <text:list-item>
              <text:p text:style-name="P87"><text:span text:style-name="T5">F</text:span><text:span text:style-name="T18">2</text:span><text:span text:style-name="T5">O, where ON(O) = +2</text:span></text:p>
            </text:list-item>
            <text:list-item>
              <text:p text:style-name="P87"><text:span text:style-name="T5">Compounds with O-O bonds, such as H</text:span><text:span text:style-name="T18">2</text:span><text:span text:style-name="T5">O</text:span><text:span text:style-name="T18">2</text:span></text:p>
            </text:list-item>
          </text:list>
        </text:list-item>
      </text:list>
      <text:list xml:id="list1356386809" text:style-name="WWNum25">
        <text:list-item>
          <text:list>
            <text:list-item>
              <text:list>
                <text:list-item>
                  <text:p text:style-name="P157"><text:span text:style-name="T5">Structure of H</text:span><text:span text:style-name="T18">2</text:span><text:span text:style-name="T5">O</text:span><text:span text:style-name="T18">2</text:span><text:span text:style-name="T5">: H-O-O-H</text:span></text:p>
                </text:list-item>
                <text:list-item>
                  <text:p text:style-name="P157"><text:span text:style-name="T5">H</text:span><text:span text:style-name="T18">2</text:span><text:span text:style-name="T5">O</text:span><text:span text:style-name="T18">2</text:span><text:span text:style-name="T5"> has no charge</text:span></text:p>
                </text:list-item>
                <text:list-item>
                  <text:p text:style-name="P157"><text:span text:style-name="T5">Therefore, to balance hydrogen (total ON(H) = +2), ON of each O = +1</text:span></text:p>
                </text:list-item>
              </text:list>
            </text:list-item>
          </text:list>
        </text:list-item>
      </text:list>
      <text:list xml:id="list113737300610468" text:continue-list="list2792822406" text:style-name="WWNum37">
        <text:list-item>
          <text:p text:style-name="P19"><text:soft-page-break/><text:span text:style-name="T5">Other halogen atoms (i.e. Cl, Br and I, not including F) have ON of -1, </text:span><text:span text:style-name="T6">unless</text:span><text:span text:style-name="T5"> they are bonded to more electronegative atoms</text:span></text:p>
          <text:list>
            <text:list-item>
              <text:p text:style-name="P86"><text:span text:style-name="T5">Eg. ClO</text:span><text:span text:style-name="T18">4</text:span><text:span text:style-name="T5">, where ON(O) = -2, and ON(Cl) = +8</text:span></text:p>
            </text:list-item>
          </text:list>
        </text:list-item>
        <text:list-item>
          <text:p text:style-name="P19"><text:span text:style-name="T5">The sum of all ON in a compound or atom </text:span><text:span text:style-name="T6">is equal to</text:span><text:span text:style-name="T5"> the compound/atom’s </text:span><text:span text:style-name="T6">charge</text:span></text:p>
          <text:list>
            <text:list-item>
              <text:p text:style-name="P111"><text:span text:style-name="T5">Eg. CO</text:span><text:span text:style-name="T18">2</text:span><text:span text:style-name="T16">2-</text:span><text:span text:style-name="T5">, where ON(O) = -2, and ON(C) = +2 (Overall ON = -2)</text:span></text:p>
            </text:list-item>
          </text:list>
        </text:list-item>
      </text:list>
      <text:p text:style-name="P152"><text:span text:style-name="T2">Balancing Redox Reactions</text:span></text:p>
      <text:list xml:id="list1421635338" text:style-name="WWNum27">
        <text:list-item>
          <text:p text:style-name="P58"><text:span text:style-name="T6">Redox reactions in acidic solutions</text:span></text:p>
          <text:list>
            <text:list-item>
              <text:p text:style-name="P88"><text:span text:style-name="T5">Write balanced chemical equation for overall reaction</text:span></text:p>
            </text:list-item>
            <text:list-item>
              <text:p text:style-name="P88"><text:span text:style-name="T5">Identify and separate reduction and oxidation half-reactions</text:span></text:p>
            </text:list-item>
            <text:list-item>
              <text:p text:style-name="P88"><text:span text:style-name="T5">For each half reaction:</text:span></text:p>
              <text:list>
                <text:list-item>
                  <text:p text:style-name="P158"><text:span text:style-name="T5">Balance all atoms other than H and O</text:span></text:p>
                </text:list-item>
                <text:list-item>
                  <text:p text:style-name="P158"><text:span text:style-name="T5">Balance O by adding appropriate amount of H</text:span><text:span text:style-name="T18">2</text:span><text:span text:style-name="T5">O to deficient side of half-reaction</text:span></text:p>
                </text:list-item>
                <text:list-item>
                  <text:p text:style-name="P158"><text:span text:style-name="T5">Balance H by adding appropriate amount of H</text:span><text:span text:style-name="T16">+</text:span><text:span text:style-name="T5"> to deficient side of half-reaction</text:span></text:p>
                </text:list-item>
                <text:list-item>
                  <text:p text:style-name="P158"><text:span text:style-name="T5">Balance charge by adding appropriate amount of electrons (e</text:span><text:span text:style-name="T16">-</text:span><text:span text:style-name="T5">) to deficient side of half-reaction</text:span></text:p>
                </text:list-item>
              </text:list>
            </text:list-item>
            <text:list-item>
              <text:p text:style-name="P88"><text:span text:style-name="T5">Typically, the result of the previous step will result in you having two half-reactions, with electrons among the products of the oxidation half-reaction, and electron among the reactants of the reduction half-reaction. Balance the half reactions such that, when divided, the electrons cancel out</text:span></text:p>
            </text:list-item>
            <text:list-item>
              <text:p text:style-name="P88"><text:span text:style-name="T5">Divide reactions as necessary</text:span></text:p>
            </text:list-item>
            <text:list-item>
              <text:p text:style-name="P88"><text:span text:style-name="T5">Verify result</text:span></text:p>
            </text:list-item>
          </text:list>
        </text:list-item>
        <text:list-item>
          <text:p text:style-name="P20"><text:span text:style-name="T6">Redox reactions in basic solutions</text:span></text:p>
          <text:list>
            <text:list-item>
              <text:p text:style-name="P88"><text:span text:style-name="T5">Steps 1-2, and 4-5 are the same. The only difference is in step 3:</text:span></text:p>
              <text:list>
                <text:list-item>
                  <text:p text:style-name="P158"><text:span text:style-name="T5">After balancing H with H</text:span><text:span text:style-name="T16">+</text:span><text:span text:style-name="T5">, add equal amounts of OH</text:span><text:span text:style-name="T16">-</text:span><text:span text:style-name="T5"> to both sides of equation</text:span></text:p>
                </text:list-item>
                <text:list-item>
                  <text:p text:style-name="P158"><text:span text:style-name="T5">Using the equation H</text:span><text:span text:style-name="T16">+</text:span><text:span text:style-name="T5"> + OH</text:span><text:span text:style-name="T16">-</text:span><text:span text:style-name="T5"> = H</text:span><text:span text:style-name="T18">2</text:span><text:span text:style-name="T5">O, cancel out as much H</text:span><text:span text:style-name="T16">+</text:span><text:span text:style-name="T5"> and OH</text:span><text:span text:style-name="T16">-</text:span><text:span text:style-name="T5"> as possible</text:span></text:p>
                </text:list-item>
                <text:list-item>
                  <text:p text:style-name="P161"><text:span text:style-name="T5">In a previous step, you added H</text:span><text:span text:style-name="T18">2</text:span><text:span text:style-name="T5">O to the solution to balance out O. Now, cancel out as much H</text:span><text:span text:style-name="T18">2</text:span><text:span text:style-name="T5">O as possible</text:span></text:p>
                </text:list-item>
              </text:list>
            </text:list-item>
          </text:list>
        </text:list-item>
      </text:list>
      <text:p text:style-name="P152"><text:soft-page-break/><text:span text:style-name="T1">Ch. 6</text:span></text:p>
      <text:p text:style-name="P4"><draw:frame draw:style-name="fr1" text:anchor-type="as-char" svg:width="1.4055in" svg:height="0.4591in" draw:z-index="0"><draw:object xlink:href="./Object 16" xlink:type="simple" xlink:show="embed" xlink:actuate="onLoad"/><draw:image xlink:href="./ObjectReplacements/Object 16" xlink:type="simple" xlink:show="embed" xlink:actuate="onLoad"/></draw:frame></text:p>
      <table:table table:name="Table1" table:style-name="Table1">
        <table:table-column table:style-name="Table1.A" table:number-columns-repeated="4"/>
        <table:table-column table:style-name="Table1.E"/>
        <table:table-row table:style-name="Table1.1">
          <table:table-cell table:style-name="Table1.A1" office:value-type="string">
            <text:p text:style-name="P155"/>
          </table:table-cell>
          <table:table-cell table:style-name="Table1.A1" table:number-columns-spanned="4" office:value-type="string">
            <text:p text:style-name="P153"><text:span text:style-name="T1">…this many of these</text:span></text:p>
          </table:table-cell>
          <table:covered-table-cell/>
          <table:covered-table-cell/>
          <table:covered-table-cell/>
        </table:table-row>
        <table:table-row table:style-name="Table1.1">
          <table:table-cell table:style-name="Table1.A1" table:number-rows-spanned="4" office:value-type="string">
            <text:p text:style-name="P153"><text:span text:style-name="T1">One of these equals…</text:span></text:p>
          </table:table-cell>
          <table:table-cell table:style-name="Table1.A1" office:value-type="string">
            <text:p text:style-name="P155"/>
          </table:table-cell>
          <table:table-cell table:style-name="Table1.A1" office:value-type="string">
            <text:p text:style-name="P153"><text:span text:style-name="T1">kPa</text:span></text:p>
          </table:table-cell>
          <table:table-cell table:style-name="Table1.A1" office:value-type="string">
            <text:p text:style-name="P153"><text:span text:style-name="T1">atm</text:span></text:p>
          </table:table-cell>
          <table:table-cell table:style-name="Table1.A1" office:value-type="string">
            <text:p text:style-name="P153"><text:span text:style-name="T1">mmHg</text:span></text:p>
          </table:table-cell>
        </table:table-row>
        <table:table-row table:style-name="Table1.1">
          <table:covered-table-cell/>
          <table:table-cell table:style-name="Table1.A1" office:value-type="string">
            <text:p text:style-name="P153"><text:span text:style-name="T1">1 kilopascal (kPa)</text:span></text:p>
          </table:table-cell>
          <table:table-cell table:style-name="Table1.A1" office:value-type="string">
            <text:p text:style-name="P155"/>
          </table:table-cell>
          <table:table-cell table:style-name="Table1.A1" office:value-type="string">
            <text:p text:style-name="P4"><draw:frame draw:style-name="fr1" text:anchor-type="as-char" svg:width="0.8165in" svg:height="0.2075in" draw:z-index="0"><draw:object xlink:href="./Object 18" xlink:type="simple" xlink:show="embed" xlink:actuate="onLoad"/><draw:image xlink:href="./ObjectReplacements/Object 18" xlink:type="simple" xlink:show="embed" xlink:actuate="onLoad"/></draw:frame></text:p>
          </table:table-cell>
          <table:table-cell table:style-name="Table1.A1" office:value-type="string">
            <text:p text:style-name="P4"><draw:frame draw:style-name="fr1" text:anchor-type="as-char" svg:width="0.4602in" svg:height="0.1839in" draw:z-index="0"><draw:object xlink:href="./Object 20" xlink:type="simple" xlink:show="embed" xlink:actuate="onLoad"/><draw:image xlink:href="./ObjectReplacements/Object 20" xlink:type="simple" xlink:show="embed" xlink:actuate="onLoad"/></draw:frame></text:p>
          </table:table-cell>
        </table:table-row>
        <table:table-row table:style-name="Table1.1">
          <table:covered-table-cell/>
          <table:table-cell table:style-name="Table1.A1" office:value-type="string">
            <text:p text:style-name="P153"><text:span text:style-name="T1">1 standard atmospheric unit (atm)</text:span></text:p>
          </table:table-cell>
          <table:table-cell table:style-name="Table1.A1" office:value-type="string">
            <text:p text:style-name="P4"><draw:frame draw:style-name="fr1" text:anchor-type="as-char" svg:width="0.5425in" svg:height="0.1839in" draw:z-index="0"><draw:object xlink:href="./Object 22" xlink:type="simple" xlink:show="embed" xlink:actuate="onLoad"/><draw:image xlink:href="./ObjectReplacements/Object 22" xlink:type="simple" xlink:show="embed" xlink:actuate="onLoad"/></draw:frame></text:p>
          </table:table-cell>
          <table:table-cell table:style-name="Table1.A1" office:value-type="string">
            <text:p text:style-name="P155"/>
          </table:table-cell>
          <table:table-cell table:style-name="Table1.A1" office:value-type="string">
            <text:p text:style-name="P4"><draw:frame draw:style-name="fr1" text:anchor-type="as-char" svg:width="0.2516in" svg:height="0.1839in" draw:z-index="0"><draw:object xlink:href="./Object 24" xlink:type="simple" xlink:show="embed" xlink:actuate="onLoad"/><draw:image xlink:href="./ObjectReplacements/Object 24" xlink:type="simple" xlink:show="embed" xlink:actuate="onLoad"/></draw:frame></text:p>
          </table:table-cell>
        </table:table-row>
        <table:table-row table:style-name="Table1.1">
          <table:covered-table-cell/>
          <table:table-cell table:style-name="Table1.A1" office:value-type="string">
            <text:p text:style-name="P153"><text:span text:style-name="T1">1 millimeter of mercury (mmHg)</text:span></text:p>
          </table:table-cell>
          <table:table-cell table:style-name="Table1.A1" office:value-type="string">
            <text:p text:style-name="P4"><draw:frame draw:style-name="fr1" text:anchor-type="as-char" svg:width="0.8772in" svg:height="0.1839in" draw:z-index="0"><draw:object xlink:href="./Object 26" xlink:type="simple" xlink:show="embed" xlink:actuate="onLoad"/><draw:image xlink:href="./ObjectReplacements/Object 26" xlink:type="simple" xlink:show="embed" xlink:actuate="onLoad"/></draw:frame></text:p>
          </table:table-cell>
          <table:table-cell table:style-name="Table1.A1" office:value-type="string">
            <text:p text:style-name="P4"><draw:frame draw:style-name="fr1" text:anchor-type="as-char" svg:width="1.0661in" svg:height="0.2075in" draw:z-index="0"><draw:object xlink:href="./Object 28" xlink:type="simple" xlink:show="embed" xlink:actuate="onLoad"/><draw:image xlink:href="./ObjectReplacements/Object 28" xlink:type="simple" xlink:show="embed" xlink:actuate="onLoad"/></draw:frame></text:p>
          </table:table-cell>
          <table:table-cell table:style-name="Table1.A1" office:value-type="string">
            <text:p text:style-name="P155"/>
          </table:table-cell>
        </table:table-row>
      </table:table>
      <text:p text:style-name="P152"><text:span text:style-name="T2">Boyle’s Law</text:span></text:p>
      <text:list xml:id="list113738174601992" text:continue-list="list113737300610468" text:style-name="WWNum37">
        <text:list-item>
          <text:list>
            <text:list-item>
              <text:p text:style-name="P122"><text:span text:style-name="T5">For a fixed amount of gas at constant temperature, gas volume is inversely proportional to gas pressure</text:span></text:p>
              <text:list>
                <text:list-item>
                  <text:p text:style-name="P162"><draw:frame draw:style-name="fr1" text:anchor-type="as-char" svg:width="0.4193in" svg:height="0.3929in" draw:z-index="0"><draw:object xlink:href="./Object 30" xlink:type="simple" xlink:show="embed" xlink:actuate="onLoad"/><draw:image xlink:href="./ObjectReplacements/Object 30" xlink:type="simple" xlink:show="embed" xlink:actuate="onLoad"/></draw:frame></text:p>
                </text:list-item>
              </text:list>
            </text:list-item>
          </text:list>
        </text:list-item>
      </text:list>
      <text:p text:style-name="P152"><text:span text:style-name="T2">Charles’s Law</text:span></text:p>
      <text:list xml:id="list113738194682765" text:continue-numbering="true" text:style-name="WWNum37">
        <text:list-item>
          <text:list>
            <text:list-item>
              <text:p text:style-name="P122"><text:span text:style-name="T5">The volume of a fixed amount of gas at constant pressure is directly proportional to the temperature, in Kelvins</text:span></text:p>
              <text:list>
                <text:list-item>
                  <text:p text:style-name="P162"><draw:frame draw:style-name="fr1" text:anchor-type="as-char" svg:width="0.3819in" svg:height="0.1839in" draw:z-index="0"><draw:object xlink:href="./Object 32" xlink:type="simple" xlink:show="embed" xlink:actuate="onLoad"/><draw:image xlink:href="./ObjectReplacements/Object 32" xlink:type="simple" xlink:show="embed" xlink:actuate="onLoad"/></draw:frame></text:p>
                </text:list-item>
              </text:list>
            </text:list-item>
          </text:list>
        </text:list-item>
      </text:list>
      <text:p text:style-name="P152"><text:span text:style-name="T2">Amonton’s Law</text:span></text:p>
      <text:list xml:id="list113738977031350" text:continue-numbering="true" text:style-name="WWNum37">
        <text:list-item>
          <text:list>
            <text:list-item>
              <text:p text:style-name="P122"><text:span text:style-name="T5">At constant pressure, the pressure of a fixed amount of a gas is inversely proportional to its’ temperature</text:span></text:p>
              <text:list>
                <text:list-item>
                  <text:p text:style-name="P162"><draw:frame draw:style-name="fr1" text:anchor-type="as-char" svg:width="0.4043in" svg:height="0.3929in" draw:z-index="0"><draw:object xlink:href="./Object 34" xlink:type="simple" xlink:show="embed" xlink:actuate="onLoad"/><draw:image xlink:href="./ObjectReplacements/Object 34" xlink:type="simple" xlink:show="embed" xlink:actuate="onLoad"/></draw:frame></text:p>
                </text:list-item>
              </text:list>
            </text:list-item>
          </text:list>
        </text:list-item>
      </text:list>
      <text:p text:style-name="P152"><text:span text:style-name="T2">Avogadro’s Law</text:span></text:p>
      <text:list xml:id="list113738505224429" text:continue-numbering="true" text:style-name="WWNum37">
        <text:list-item>
          <text:list>
            <text:list-item>
              <text:p text:style-name="P122"><text:span text:style-name="T5">At a fixed temperature and pressure, the volume of a gas is directly proportional to its’ amount</text:span></text:p>
              <text:list>
                <text:list-item>
                  <text:p text:style-name="P162"><draw:frame draw:style-name="fr1" text:anchor-type="as-char" svg:width="0.3583in" svg:height="0.1839in" draw:z-index="0"><draw:object xlink:href="./Object 36" xlink:type="simple" xlink:show="embed" xlink:actuate="onLoad"/><draw:image xlink:href="./ObjectReplacements/Object 36" xlink:type="simple" xlink:show="embed" xlink:actuate="onLoad"/></draw:frame></text:p>
                </text:list-item>
              </text:list>
            </text:list-item>
          </text:list>
        </text:list-item>
      </text:list>
      <text:p text:style-name="P152"><text:span text:style-name="T2">Standard Temperature and Pressure (STP)</text:span></text:p>
      <text:list xml:id="list113738541095631" text:continue-numbering="true" text:style-name="WWNum37">
        <text:list-item>
          <text:list>
            <text:list-item>
              <text:p text:style-name="P122"><text:span text:style-name="T5">0°C and 1 atm</text:span></text:p>
              <text:list>
                <text:list-item>
                  <text:p text:style-name="P162"><text:soft-page-break/><text:span text:style-name="T5">At STP, 1 mol of any gas occupies a space of 22.4 L<text:tab/></text:span></text:p>
                </text:list-item>
              </text:list>
            </text:list-item>
          </text:list>
        </text:list-item>
      </text:list>
      <text:p text:style-name="P152"><text:span text:style-name="T2">Ideal Gas Law</text:span></text:p>
      <text:list xml:id="list113738213508916" text:continue-numbering="true" text:style-name="WWNum37">
        <text:list-item>
          <text:list>
            <text:list-item>
              <text:p text:style-name="P122"><draw:frame draw:style-name="fr1" text:anchor-type="as-char" svg:width="0.6736in" svg:height="0.1839in" draw:z-index="0"><draw:object xlink:href="./Object 38" xlink:type="simple" xlink:show="embed" xlink:actuate="onLoad"/><draw:image xlink:href="./ObjectReplacements/Object 38" xlink:type="simple" xlink:show="embed" xlink:actuate="onLoad"/></draw:frame></text:p>
              <text:list>
                <text:list-item>
                  <text:p text:style-name="P159"><text:span text:style-name="T5">R is called the gas constant, and is equal to either:</text:span></text:p>
                  <text:list>
                    <text:list-item>
                      <text:p text:style-name="P142"><draw:frame draw:style-name="fr1" text:anchor-type="as-char" svg:width="1.2181in" svg:height="0.3929in" draw:z-index="0"><draw:object xlink:href="./Object 40" xlink:type="simple" xlink:show="embed" xlink:actuate="onLoad"/><draw:image xlink:href="./ObjectReplacements/Object 40" xlink:type="simple" xlink:show="embed" xlink:actuate="onLoad"/></draw:frame><text:span text:style-name="T5">, or</text:span></text:p>
                    </text:list-item>
                    <text:list-item>
                      <text:p text:style-name="P148"><draw:frame draw:style-name="fr1" text:anchor-type="as-char" svg:width="1.7602in" svg:height="0.4165in" draw:z-index="0"><draw:object xlink:href="./Object 42" xlink:type="simple" xlink:show="embed" xlink:actuate="onLoad"/><draw:image xlink:href="./ObjectReplacements/Object 42" xlink:type="simple" xlink:show="embed" xlink:actuate="onLoad"/></draw:frame></text:p>
                    </text:list-item>
                  </text:list>
                </text:list-item>
              </text:list>
            </text:list-item>
          </text:list>
        </text:list-item>
      </text:list>
      <text:p text:style-name="P152"><text:span text:style-name="T2">General Gas Equation</text:span></text:p>
      <text:list xml:id="list113737222331740" text:continue-numbering="true" text:style-name="WWNum37">
        <text:list-item>
          <text:list>
            <text:list-item>
              <text:p text:style-name="P123"><draw:frame draw:style-name="fr1" text:anchor-type="as-char" svg:width="0.8764in" svg:height="0.4425in" draw:z-index="0"><draw:object xlink:href="./Object 44" xlink:type="simple" xlink:show="embed" xlink:actuate="onLoad"/><draw:image xlink:href="./ObjectReplacements/Object 44" xlink:type="simple" xlink:show="embed" xlink:actuate="onLoad"/></draw:frame></text:p>
            </text:list-item>
          </text:list>
        </text:list-item>
      </text:list>
      <text:p text:style-name="P152"><text:span text:style-name="T3">Density</text:span><text:span text:style-name="T1">: </text:span><draw:frame draw:style-name="fr1" text:anchor-type="as-char" svg:width="4.202in" svg:height="0.3929in" draw:z-index="0"><draw:object xlink:href="./Object 46" xlink:type="simple" xlink:show="embed" xlink:actuate="onLoad"/><draw:image xlink:href="./ObjectReplacements/Object 46" xlink:type="simple" xlink:show="embed" xlink:actuate="onLoad"/></draw:frame></text:p>
      <text:p text:style-name="P152"><text:span text:style-name="T2">Partial Pressures</text:span></text:p>
      <text:p text:style-name="P152"><text:span text:style-name="T1">For any gas “a” among a mixture of gasses, </text:span><office:annotation office:name="__Annotation__650_2754817073"><dc:creator>Nikita Jagora</dc:creator><dc:date>2013-10-13T16:15:00</dc:date><text:p><text:span text:style-name="T26">Na/Ntotal can be written as a X(subscript)a, which means “molar ratio of ‘a’”</text:span></text:p></office:annotation><draw:frame draw:style-name="fr1" text:anchor-type="as-char" svg:width="1.2646in" svg:height="0.4425in" draw:z-index="0"><draw:object xlink:href="./Object 48" xlink:type="simple" xlink:show="embed" xlink:actuate="onLoad"/><draw:image xlink:href="./ObjectReplacements/Object 48" xlink:type="simple" xlink:show="embed" xlink:actuate="onLoad"/></draw:frame><office:annotation-end office:name="__Annotation__650_2754817073"/></text:p>
      <text:p text:style-name="P154"/>
      <text:p text:style-name="P152"><text:span text:style-name="T1">Ch. 7</text:span></text:p>
      <text:p text:style-name="P152"><text:span text:style-name="T2">Definitions:</text:span></text:p>
      <text:list xml:id="list3553017150" text:style-name="WWNum32">
        <text:list-item>
          <text:p text:style-name="P59"><text:span text:style-name="T6">System</text:span><text:span text:style-name="T5">: the part of the universe chosen to be studied</text:span></text:p>
        </text:list-item>
        <text:list-item>
          <text:p text:style-name="P21"><text:span text:style-name="T6">Surroundings</text:span><text:span text:style-name="T5">: parts of the universe outside the system</text:span></text:p>
          <text:list>
            <text:list-item>
              <text:p text:style-name="P89"><text:span text:style-name="T6">Open system</text:span><text:span text:style-name="T5">: matter and energy can flow in/out</text:span></text:p>
            </text:list-item>
            <text:list-item>
              <text:p text:style-name="P89"><text:span text:style-name="T6">Closed system</text:span><text:span text:style-name="T5">: energy can flow into/out of system, but matter cannot</text:span></text:p>
            </text:list-item>
            <text:list-item>
              <text:p text:style-name="P89"><text:span text:style-name="T6">Isolated system</text:span><text:span text:style-name="T5">: neither matter or energy can flow into/out of system</text:span></text:p>
            </text:list-item>
          </text:list>
        </text:list-item>
        <text:list-item>
          <text:p text:style-name="P21"><text:span text:style-name="T6">Energy</text:span><text:span text:style-name="T5">: capacity to do work</text:span></text:p>
        </text:list-item>
        <text:list-item>
          <text:p text:style-name="P21"><text:span text:style-name="T6">Work</text:span><text:span text:style-name="T5">: force applied over a distance</text:span></text:p>
        </text:list-item>
        <text:list-item>
          <text:p text:style-name="P21"><text:soft-page-break/><text:span text:style-name="T6">Thermal energy</text:span><text:span text:style-name="T5">: total potential and kinetic energy in a chemical system</text:span></text:p>
        </text:list-item>
        <text:list-item>
          <text:p text:style-name="P21"><text:span text:style-name="T6">Heat</text:span><text:span text:style-name="T5">: energy transferred between a system and its’ surroundings as a result of a </text:span><text:span text:style-name="T6">temperature</text:span><text:span text:style-name="T5"> imbalance</text:span></text:p>
        </text:list-item>
        <text:list-item>
          <text:p text:style-name="P45"><text:span text:style-name="T6">Temperature</text:span><text:span text:style-name="T5">: measure of heat (i.e. kinetic motion)</text:span></text:p>
        </text:list-item>
      </text:list>
      <text:p text:style-name="P152"><text:span text:style-name="T1">The quantity of heat needed to raise the temperature of 1 g (1 ml) of water is called one </text:span><text:span text:style-name="T3">calorie (cal)</text:span></text:p>
      <text:p text:style-name="P152"><text:span text:style-name="T1">1 cal = 4.184 J</text:span></text:p>
      <text:p text:style-name="P152"><text:span text:style-name="T1">The quantity of heat needed to raise the temperature of a substance by 1° C is called </text:span><text:span text:style-name="T3">heat capacity</text:span></text:p>
      <text:p text:style-name="P152"><text:span text:style-name="T1">If the system is 1 gram of a substance, </text:span><text:span text:style-name="T3">specific heat capacity</text:span><text:span text:style-name="T1"> is used</text:span></text:p>
      <text:p text:style-name="P152"><draw:frame draw:style-name="fr1" text:anchor-type="as-char" svg:width="0.6362in" svg:height="0.1839in" draw:z-index="0"><draw:object xlink:href="./Object 50" xlink:type="simple" xlink:show="embed" xlink:actuate="onLoad"/><draw:image xlink:href="./ObjectReplacements/Object 50" xlink:type="simple" xlink:show="embed" xlink:actuate="onLoad"/></draw:frame><text:span text:style-name="T1">, where…</text:span></text:p>
      <text:list xml:id="list754549681" text:style-name="WWNum34">
        <text:list-item>
          <text:p text:style-name="P60"><text:span text:style-name="T9">q</text:span><text:span text:style-name="T5">: heat</text:span></text:p>
        </text:list-item>
        <text:list-item>
          <text:p text:style-name="P22"><text:span text:style-name="T9">m</text:span><text:span text:style-name="T5">: mass</text:span></text:p>
        </text:list-item>
        <text:list-item>
          <text:p text:style-name="P22"><text:span text:style-name="T9">c</text:span><text:span text:style-name="T5">: heat capacity</text:span></text:p>
        </text:list-item>
        <text:list-item>
          <text:p text:style-name="P46"><text:span text:style-name="T9">Δt</text:span><text:span text:style-name="T5">: change in temperature (</text:span><text:span text:style-name="T9">t</text:span><text:span text:style-name="T20">f</text:span><text:span text:style-name="T9"> – t</text:span><text:span text:style-name="T20">i</text:span><text:span text:style-name="T9">)4</text:span></text:p>
        </text:list-item>
      </text:list>
      <text:p text:style-name="P2"><draw:frame draw:style-name="fr1" text:anchor-type="as-char" svg:width="1.2508in" svg:height="0.2091in" draw:z-index="0"><draw:object xlink:href="./Object 52" xlink:type="simple" xlink:show="embed" xlink:actuate="onLoad"/><draw:image xlink:href="./ObjectReplacements/Object 52" xlink:type="simple" xlink:show="embed" xlink:actuate="onLoad"/></draw:frame></text:p>
      <text:p text:style-name="P152"><text:span text:style-name="T2">Pressure-volume work</text:span></text:p>
      <text:list xml:id="list755619469" text:style-name="WWNum36">
        <text:list-item>
          <text:p text:style-name="P61"><text:span text:style-name="T5">Typically, this occurs if a gas is produced in a system</text:span></text:p>
        </text:list-item>
        <text:list-item>
          <text:p text:style-name="P23"><text:span text:style-name="T5">A change in the volume of a substance (almost always gas) causes an equal change in pressure. The work done by or onto the gas is called pressure-volume work</text:span></text:p>
        </text:list-item>
        <text:list-item>
          <text:p text:style-name="P23"><draw:frame draw:style-name="fr1" text:anchor-type="as-char" svg:width="0.8984in" svg:height="0.2091in" draw:z-index="0"><draw:object xlink:href="./Object 54" xlink:type="simple" xlink:show="embed" xlink:actuate="onLoad"/><draw:image xlink:href="./ObjectReplacements/Object 54" xlink:type="simple" xlink:show="embed" xlink:actuate="onLoad"/></draw:frame></text:p>
          <text:list>
            <text:list-item>
              <text:p text:style-name="P112"><text:span text:style-name="T5">NOTE: in any question where you’re asked to calculate the work done as volume and pressure changes, take P</text:span><text:span text:style-name="T18">ext</text:span><text:span text:style-name="T5"> to be the </text:span><text:span text:style-name="T11">final</text:span><text:span text:style-name="T5"> pressure obtained</text:span></text:p>
            </text:list-item>
          </text:list>
        </text:list-item>
      </text:list>
      <text:p text:style-name="P152"><text:span text:style-name="T3">Internal energy</text:span><text:span text:style-name="T1">: total energy in a system, defined as </text:span><office:annotation office:name="__Annotation__713_2754817073"><dc:creator>Nikita Jagora</dc:creator><dc:date>2013-10-16T21:07:00</dc:date><text:p><text:span text:style-name="T26">In many textbooks, U is written as H <text:s/>or E instead</text:span></text:p></office:annotation><draw:frame draw:style-name="fr1" text:anchor-type="as-char" svg:width="0.7319in" svg:height="0.1839in" draw:z-index="0"><draw:object xlink:href="./Object 56" xlink:type="simple" xlink:show="embed" xlink:actuate="onLoad"/><draw:image xlink:href="./ObjectReplacements/Object 56" xlink:type="simple" xlink:show="embed" xlink:actuate="onLoad"/></draw:frame><office:annotation-end office:name="__Annotation__713_2754817073"/></text:p>
      <text:p text:style-name="P152"><text:bookmark text:name="_gjdgxs"/><text:span text:style-name="T3">Enthalpy: </text:span><draw:frame draw:style-name="fr1" text:anchor-type="as-char" svg:width="0.7744in" svg:height="0.1839in" draw:z-index="0"><draw:object xlink:href="./Object 58" xlink:type="simple" xlink:show="embed" xlink:actuate="onLoad"/><draw:image xlink:href="./ObjectReplacements/Object 58" xlink:type="simple" xlink:show="embed" xlink:actuate="onLoad"/></draw:frame><text:span text:style-name="T1">, </text:span><draw:frame draw:style-name="fr1" text:anchor-type="as-char" svg:width="1.1791in" svg:height="0.1839in" draw:z-index="0"><draw:object xlink:href="./Object 60" xlink:type="simple" xlink:show="embed" xlink:actuate="onLoad"/><draw:image xlink:href="./ObjectReplacements/Object 60" xlink:type="simple" xlink:show="embed" xlink:actuate="onLoad"/></draw:frame></text:p>
      <text:p text:style-name="P154"/>
      <text:p text:style-name="P152"><text:soft-page-break/><text:span text:style-name="T1">Ch. 8</text:span></text:p>
      <text:p text:style-name="P152"><text:span text:style-name="T2">Electromagnetic Radiation</text:span></text:p>
      <text:p text:style-name="P152"><text:span text:style-name="T3">Terminology &amp; symbols:</text:span></text:p>
      <text:list xml:id="list2398844073" text:style-name="WWNum4">
        <text:list-item>
          <text:p text:style-name="P62"><text:span text:style-name="T9">a </text:span><text:span text:style-name="T5"><text:s/>= amplitude, the height of the wave</text:span></text:p>
          <text:list>
            <text:list-item>
              <text:p text:style-name="P90"><text:span text:style-name="T5">measured from the center line to the tip of the crest/trough</text:span></text:p>
            </text:list-item>
          </text:list>
        </text:list-item>
        <text:list-item>
          <text:p text:style-name="P24"><text:span text:style-name="T5">λ = wavelength, the length of one wave segment</text:span></text:p>
          <text:list>
            <text:list-item>
              <text:p text:style-name="P90"><text:span text:style-name="T5">the distance from the tip of one wave crest to the tip of the next</text:span></text:p>
            </text:list-item>
            <text:list-item>
              <text:p text:style-name="P90"><text:span text:style-name="T5">SI unit: meters (m)</text:span></text:p>
            </text:list-item>
          </text:list>
        </text:list-item>
        <text:list-item>
          <text:p text:style-name="P24"><text:span text:style-name="T5">ν = frequency, the number of waves which pass by a point in a specific time period</text:span></text:p>
          <text:list>
            <text:list-item>
              <text:p text:style-name="P90"><text:span text:style-name="T6">NOTE:</text:span><text:span text:style-name="T5"> do</text:span><text:span text:style-name="T6"> not</text:span><text:span text:style-name="T5"> confuse with velocity, v or </text:span><text:span text:style-name="T9">v</text:span><text:span text:style-name="T5">, even though the symbols are extremely similar</text:span></text:p>
            </text:list-item>
            <text:list-item>
              <text:p text:style-name="P113"><text:span text:style-name="T5">SI unit: Hertz (Hz)</text:span></text:p>
            </text:list-item>
          </text:list>
        </text:list-item>
      </text:list>
      <text:p text:style-name="P152"><text:span text:style-name="T3">All</text:span><text:span text:style-name="T1"> </text:span><text:span text:style-name="T4">electromagnetic waves</text:span><text:span text:style-name="T1"> travel at the same speed: the </text:span><text:span text:style-name="T3">speed of light, </text:span><draw:frame draw:style-name="fr1" text:anchor-type="as-char" svg:width="1.048in" svg:height="0.3929in" draw:z-index="0"><draw:object xlink:href="./Object 62" xlink:type="simple" xlink:show="embed" xlink:actuate="onLoad"/><draw:image xlink:href="./ObjectReplacements/Object 62" xlink:type="simple" xlink:show="embed" xlink:actuate="onLoad"/></draw:frame></text:p>
      <text:p text:style-name="P2"><draw:frame draw:style-name="fr1" text:anchor-type="as-char" svg:width="1.0917in" svg:height="0.3929in" draw:z-index="0"><draw:object xlink:href="./Object 64" xlink:type="simple" xlink:show="embed" xlink:actuate="onLoad"/><draw:image xlink:href="./ObjectReplacements/Object 64" xlink:type="simple" xlink:show="embed" xlink:actuate="onLoad"/></draw:frame></text:p>
      <text:p text:style-name="P152"><text:span text:style-name="T1">Generally, in the </text:span><text:span text:style-name="T4">electromagnetic spectrum</text:span><text:span text:style-name="T1">, bluer = higher frequency, redder = lower frequency</text:span></text:p>
      <text:p text:style-name="P152"><text:span text:style-name="T2">Quantum Theory</text:span></text:p>
      <text:list xml:id="list3266171850" text:style-name="WWNum6">
        <text:list-item>
          <text:p text:style-name="P63"><text:span text:style-name="T5">Experiments show that, in certain situations, light can behave as either a particle or a wave</text:span></text:p>
          <text:list>
            <text:list-item>
              <text:p text:style-name="P91"><text:span text:style-name="T5">These particles/waves are called </text:span><text:span text:style-name="T6">photons</text:span></text:p>
            </text:list-item>
          </text:list>
        </text:list-item>
        <text:list-item>
          <text:p text:style-name="P25"><text:span text:style-name="T5">The energy of a photon is given by the equation </text:span><draw:frame draw:style-name="fr1" text:anchor-type="as-char" svg:width="0.4252in" svg:height="0.1839in" draw:z-index="0"><draw:object xlink:href="./Object 66" xlink:type="simple" xlink:show="embed" xlink:actuate="onLoad"/><draw:image xlink:href="./ObjectReplacements/Object 66" xlink:type="simple" xlink:show="embed" xlink:actuate="onLoad"/></draw:frame></text:p>
          <text:list>
            <text:list-item>
              <text:p text:style-name="P91"><text:span text:style-name="T9">E</text:span><text:span text:style-name="T5"> = energy</text:span></text:p>
            </text:list-item>
            <text:list-item>
              <text:p text:style-name="P91"><text:span text:style-name="T5">ν = frequency</text:span></text:p>
            </text:list-item>
            <text:list-item>
              <text:p text:style-name="P114"><text:span text:style-name="T9">h = </text:span><text:span text:style-name="T6">Planck’s constant </text:span><draw:frame draw:style-name="fr1" text:anchor-type="as-char" svg:width="1.2193in" svg:height="0.2307in" draw:z-index="0"><draw:object xlink:href="./Object 68" xlink:type="simple" xlink:show="embed" xlink:actuate="onLoad"/><draw:image xlink:href="./ObjectReplacements/Object 68" xlink:type="simple" xlink:show="embed" xlink:actuate="onLoad"/></draw:frame></text:p>
            </text:list-item>
          </text:list>
        </text:list-item>
      </text:list>
      <text:p text:style-name="P152"><text:soft-page-break/><text:span text:style-name="T2">Photoelectric effect</text:span></text:p>
      <text:list xml:id="list3000781730" text:style-name="WWNum9">
        <text:list-item>
          <text:p text:style-name="P64"><text:span text:style-name="T5">A chemical/physics phenomenon in which light hitting a metal can cause electrons to be emitted from the metal</text:span></text:p>
        </text:list-item>
        <text:list-item>
          <text:p text:style-name="P26"><text:span text:style-name="T5">In order for the photoelectric effect to occur, the frequency (ν) of the light must be greater than a certain </text:span><text:span text:style-name="T6">threshold frequency (ν</text:span><text:span text:style-name="T19">0</text:span><text:span text:style-name="T6">)</text:span><text:span text:style-name="T5">, which is different for every metal</text:span></text:p>
          <text:list>
            <text:list-item>
              <text:p text:style-name="P92"><text:span text:style-name="T5">The kinetic energy of the emitted electrons increases proportionally as ν increases</text:span></text:p>
            </text:list-item>
            <text:list-item>
              <text:p text:style-name="P92"><text:span text:style-name="T5">However, the </text:span><text:span text:style-name="T9">number</text:span><text:span text:style-name="T5"> of electrons emitted it proportional to light </text:span><text:span text:style-name="T9">intensity</text:span></text:p>
            </text:list-item>
          </text:list>
        </text:list-item>
        <text:list-item>
          <text:p text:style-name="P26"><draw:frame draw:style-name="fr1" text:anchor-type="as-char" svg:width="1.3472in" svg:height="0.2327in" draw:z-index="0"><draw:object xlink:href="./Object 70" xlink:type="simple" xlink:show="embed" xlink:actuate="onLoad"/><draw:image xlink:href="./ObjectReplacements/Object 70" xlink:type="simple" xlink:show="embed" xlink:actuate="onLoad"/></draw:frame></text:p>
          <text:list>
            <text:list-item>
              <text:p text:style-name="P92"><text:span text:style-name="T5">m</text:span><text:span text:style-name="T18">e </text:span><text:span text:style-name="T5">= mass of electron</text:span></text:p>
            </text:list-item>
            <text:list-item>
              <text:p text:style-name="P115"><text:span text:style-name="T5">v</text:span><text:span text:style-name="T16">2</text:span><text:span text:style-name="T5"> = velocity of electron (squared)</text:span></text:p>
            </text:list-item>
          </text:list>
        </text:list-item>
      </text:list>
      <text:p text:style-name="P152"><text:span text:style-name="T2">Atomic Spectra</text:span></text:p>
      <text:list xml:id="list2056258810" text:style-name="WWNum12">
        <text:list-item>
          <text:p text:style-name="P65"><text:span text:style-name="T5">Certain elements can only absorb and emit certain frequencies of light</text:span></text:p>
          <text:list>
            <text:list-item>
              <text:p text:style-name="P116"><text:span text:style-name="T5">But more on this later…</text:span></text:p>
            </text:list-item>
          </text:list>
        </text:list-item>
      </text:list>
      <text:p text:style-name="P152"><text:span text:style-name="T2">Bohr model of the atom</text:span></text:p>
      <text:list xml:id="list113737971654514" text:continue-numbering="true" text:style-name="WWNum12">
        <text:list-item>
          <text:p text:style-name="P65"><text:span text:style-name="T5">Fundamentally, it’s incorrect, but it’s useful in understanding hydrogen’s atomic properties</text:span></text:p>
        </text:list-item>
        <text:list-item>
          <text:p text:style-name="P27"><text:span text:style-name="T5">Bohr believed that:</text:span></text:p>
          <text:list>
            <text:list-item>
              <text:p text:style-name="P93"><text:span text:style-name="T5">Electrons move in circular orbits around the nucleus</text:span></text:p>
            </text:list-item>
            <text:list-item>
              <text:p text:style-name="P93"><text:span text:style-name="T5">Electrons can only be found in fixed orbits. The first orbital level, n = 1, can only hold 2 electrons, n = 2 can old 8, and so on</text:span></text:p>
            </text:list-item>
            <text:list-item>
              <text:p text:style-name="P93"><text:span text:style-name="T5">Electrons can move between orbital levels, but this requires energy to either by absorbed or released</text:span></text:p>
            </text:list-item>
          </text:list>
        </text:list-item>
        <text:list-item>
          <text:p text:style-name="P27"><text:span text:style-name="T5">The energy at orbit n is defined by the equation </text:span><draw:frame draw:style-name="fr1" text:anchor-type="as-char" svg:width="0.6201in" svg:height="0.4417in" draw:z-index="0"><draw:object xlink:href="./Object 72" xlink:type="simple" xlink:show="embed" xlink:actuate="onLoad"/><draw:image xlink:href="./ObjectReplacements/Object 72" xlink:type="simple" xlink:show="embed" xlink:actuate="onLoad"/></draw:frame></text:p>
          <text:list>
            <text:list-item>
              <text:p text:style-name="P93"><text:span text:style-name="T5">R</text:span><text:span text:style-name="T18">H</text:span><text:span text:style-name="T5"> is </text:span><text:span text:style-name="T6">Rhydberg’s constant, </text:span><draw:frame draw:style-name="fr1" text:anchor-type="as-char" svg:width="0.9783in" svg:height="0.2075in" draw:z-index="0"><draw:object xlink:href="./Object 74" xlink:type="simple" xlink:show="embed" xlink:actuate="onLoad"/><draw:image xlink:href="./ObjectReplacements/Object 74" xlink:type="simple" xlink:show="embed" xlink:actuate="onLoad"/></draw:frame></text:p>
            </text:list-item>
            <text:list-item>
              <text:p text:style-name="P93"><text:span text:style-name="T5">n is principle quantum number (i.e. orbital)</text:span></text:p>
            </text:list-item>
          </text:list>
        </text:list-item>
        <text:list-item>
          <text:p text:style-name="P27"><text:span text:style-name="T5">Energy needed to move from one orbital to another: </text:span><draw:frame draw:style-name="fr1" text:anchor-type="as-char" svg:width="1.8429in" svg:height="0.4661in" draw:z-index="0"><draw:object xlink:href="./Object 76" xlink:type="simple" xlink:show="embed" xlink:actuate="onLoad"/><draw:image xlink:href="./ObjectReplacements/Object 76" xlink:type="simple" xlink:show="embed" xlink:actuate="onLoad"/></draw:frame></text:p>
          <text:list>
            <text:list-item>
              <text:p text:style-name="P93"><text:soft-page-break/><text:span text:style-name="T5">Alternatively, </text:span><draw:frame draw:style-name="fr1" text:anchor-type="as-char" svg:width="2.2425in" svg:height="0.4866in" draw:z-index="0"><draw:object xlink:href="./Object 78" xlink:type="simple" xlink:show="embed" xlink:actuate="onLoad"/><draw:image xlink:href="./ObjectReplacements/Object 78" xlink:type="simple" xlink:show="embed" xlink:actuate="onLoad"/></draw:frame></text:p>
            </text:list-item>
            <text:list-item>
              <text:p text:style-name="P93"><text:span text:style-name="T5">Moving lower </text:span><text:span text:style-name="T15">→</text:span><text:span text:style-name="T5"> higher: energy increases (absorbed)</text:span></text:p>
            </text:list-item>
            <text:list-item>
              <text:p text:style-name="P116"><text:span text:style-name="T5">Moving higher </text:span><text:span text:style-name="T15">→</text:span><text:span text:style-name="T5"> lower: energy decreases (emitted)</text:span></text:p>
            </text:list-item>
          </text:list>
        </text:list-item>
      </text:list>
      <text:p text:style-name="P152"><text:span text:style-name="T3">Quantum Mechanics: </text:span><text:span text:style-name="T1">treats electrons, nuclei and light as wave-like &amp; particle-like</text:span></text:p>
      <text:p text:style-name="P152"><text:span text:style-name="T2">Quantum Numbers:</text:span></text:p>
      <text:list xml:id="list3511981411" text:style-name="WWNum14">
        <text:list-item>
          <text:p text:style-name="P66"><text:span text:style-name="T9">n </text:span><text:span text:style-name="T5">= principle quantum number</text:span></text:p>
          <text:list>
            <text:list-item>
              <text:p text:style-name="P94"><text:span text:style-name="T5">describes atomic orbital level</text:span></text:p>
            </text:list-item>
            <text:list-item>
              <text:p text:style-name="P94"><text:span text:style-name="T9">n</text:span><text:span text:style-name="T5"> = 1, 2, 3, …</text:span></text:p>
            </text:list-item>
          </text:list>
        </text:list-item>
        <text:list-item>
          <text:p text:style-name="P28"><text:span text:style-name="T9">l</text:span><text:span text:style-name="T5"> = angular momentum quantum number</text:span></text:p>
          <text:list>
            <text:list-item>
              <text:p text:style-name="P94"><text:span text:style-name="T5">describes orbital sublevel</text:span></text:p>
            </text:list-item>
            <text:list-item>
              <text:p text:style-name="P105"><text:span text:style-name="T9">l</text:span><text:span text:style-name="T5"> = 0, 1, 2, 3, …, </text:span><text:span text:style-name="T9">n</text:span><text:span text:style-name="T5"> – 1</text:span></text:p>
              <text:list>
                <text:list-item>
                  <text:p text:style-name="P139"><text:span text:style-name="T5">remember suborbitals, shapes, and pattern of filling</text:span></text:p>
                </text:list-item>
              </text:list>
            </text:list-item>
          </text:list>
        </text:list-item>
        <text:list-item>
          <text:p text:style-name="P37"><text:span text:style-name="T9">m</text:span><text:span text:style-name="T20">l</text:span><text:span text:style-name="T9"> =</text:span><text:span text:style-name="T5"> magnetic quantum number</text:span></text:p>
          <text:list>
            <text:list-item>
              <text:p text:style-name="P105"><text:span text:style-name="T5">describes suborbital shape</text:span></text:p>
            </text:list-item>
            <text:list-item>
              <text:p text:style-name="P105"><text:span text:style-name="T9">m</text:span><text:span text:style-name="T20">l</text:span><text:span text:style-name="T5"> = -</text:span><text:span text:style-name="T9">l</text:span><text:span text:style-name="T5">, …, -1, 0, 1, …</text:span><text:span text:style-name="T9">l</text:span></text:p>
            </text:list-item>
          </text:list>
        </text:list-item>
        <text:list-item>
          <text:p text:style-name="P37"><text:span text:style-name="T9">m</text:span><text:span text:style-name="T20">s</text:span><text:span text:style-name="T9"> = </text:span><text:span text:style-name="T5">spin quantum number</text:span></text:p>
          <text:list>
            <text:list-item>
              <text:p text:style-name="P105"><text:span text:style-name="T5">describes clockwise or counterclockwise electron spin</text:span></text:p>
            </text:list-item>
            <text:list-item>
              <text:p text:style-name="P105"><text:span text:style-name="T9">m</text:span><text:span text:style-name="T20">s</text:span><text:span text:style-name="T5"> = -1/2, ½</text:span></text:p>
              <text:list>
                <text:list-item>
                  <text:p text:style-name="P130"><text:span text:style-name="T5">-1/2 is counter clockwise, ½ is clockwise</text:span></text:p>
                </text:list-item>
              </text:list>
            </text:list-item>
          </text:list>
        </text:list-item>
      </text:list>
      <text:p text:style-name="P156"/>
      <text:p text:style-name="P152"><text:span text:style-name="T1">Ch. 9</text:span></text:p>
      <text:p text:style-name="P152"><text:soft-page-break/><text:span text:style-name="T2">Periodic trends</text:span></text:p>
      <text:list xml:id="list2588924765" text:style-name="WWNum16">
        <text:list-item>
          <text:p text:style-name="P67"><text:span text:style-name="T6">(First) Ionization energy</text:span></text:p>
          <text:list>
            <text:list-item>
              <text:p text:style-name="P95"><text:span text:style-name="T5">Energy needed to remove outermost electron from atom of element</text:span></text:p>
            </text:list-item>
            <text:list-item>
              <text:p text:style-name="P95"><text:span text:style-name="T5">Increases as you move up and across the periodic table</text:span></text:p>
            </text:list-item>
            <text:list-item>
              <text:p text:style-name="P95"><text:span text:style-name="T5">Based on </text:span><text:span text:style-name="T27"><office:annotation office:name="__Annotation__852_2754817073"><dc:creator>Nikita Jagora</dc:creator><dc:date>2013-10-16T00:17:00</dc:date><text:p><text:span text:style-name="T26">Strength with which nucleus attracts electron</text:span></text:p></office:annotation></text:span><text:span text:style-name="T6">nuclear charge</text:span><text:span text:style-name="T5"> </text:span><office:annotation-end office:name="__Annotation__852_2754817073"/><text:span text:style-name="T5">and </text:span><text:span text:style-name="T6"><office:annotation office:name="__Annotation__857_2754817073"><dc:creator>Nikita Jagora</dc:creator><dc:date>2013-10-16T00:18:00</dc:date><text:p><text:span text:style-name="T26">If, for example, an electron has 1 valence electron, but it’s separated from the nucleus by at least 1 full orbital, then the like negative forces between electrons will repel the valence electron away from the nucleus</text:span></text:p></office:annotation></text:span><text:span text:style-name="T6">electron shielding</text:span><office:annotation-end office:name="__Annotation__857_2754817073"/></text:p>
            </text:list-item>
            <text:list-item>
              <text:p text:style-name="P95"><text:span text:style-name="T9">Exceptions:</text:span></text:p>
              <text:list>
                <text:list-item>
                  <text:p text:style-name="P135"><text:span text:style-name="T5">Small drop aster an ‘s’ subshell is filled</text:span></text:p>
                  <text:list>
                    <text:list-item>
                      <text:p text:style-name="P143"><text:span text:style-name="T5">Eg. –Be </text:span><text:span text:style-name="T15">→</text:span><text:span text:style-name="T5"> B</text:span></text:p>
                    </text:list-item>
                  </text:list>
                </text:list-item>
                <text:list-item>
                  <text:p text:style-name="P135"><text:span text:style-name="T5">Small drop after a ‘p’ subshell is half-filled</text:span></text:p>
                  <text:list>
                    <text:list-item>
                      <text:p text:style-name="P143"><text:span text:style-name="T5">Eg. –N</text:span><text:span text:style-name="T15">→</text:span><text:span text:style-name="T5"> O</text:span></text:p>
                    </text:list-item>
                  </text:list>
                </text:list-item>
              </text:list>
            </text:list-item>
          </text:list>
        </text:list-item>
        <text:list-item>
          <text:p text:style-name="P29"><text:span text:style-name="T6">Atomic radius</text:span></text:p>
          <text:list>
            <text:list-item>
              <text:p text:style-name="P95"><text:span text:style-name="T5">Distance from center of nucleus to outermost electrons</text:span></text:p>
            </text:list-item>
            <text:list-item>
              <text:p text:style-name="P95"><text:span text:style-name="T5">Increases down and to the left on periodic table</text:span></text:p>
            </text:list-item>
            <text:list-item>
              <text:p text:style-name="P95"><text:span text:style-name="T5">Cations are smaller than their regular atoms</text:span></text:p>
            </text:list-item>
            <text:list-item>
              <text:p text:style-name="P95"><text:span text:style-name="T5">Anions are larger than their regular atoms</text:span></text:p>
            </text:list-item>
          </text:list>
        </text:list-item>
        <text:list-item>
          <text:p text:style-name="P29"><text:span text:style-name="T6">Electron affinity</text:span></text:p>
          <text:list>
            <text:list-item>
              <text:p text:style-name="P95"><text:span text:style-name="T5">Energy released when an atom gains an electron</text:span></text:p>
            </text:list-item>
            <text:list-item>
              <text:p text:style-name="P117"><text:span text:style-name="T5">Increases up and across the periodic table</text:span></text:p>
            </text:list-item>
          </text:list>
        </text:list-item>
      </text:list>
      <text:p text:style-name="P152"><text:span text:style-name="T1">When filling up orbitals, there are three rules to consider:</text:span></text:p>
      <text:p text:style-name="P152"><text:span text:style-name="T3">Aufbau process</text:span><text:span text:style-name="T1">: electrons occupy lower level orbitals first</text:span></text:p>
      <text:p text:style-name="P152"><text:span text:style-name="T3">Pauli exclusion principle</text:span><text:span text:style-name="T1">: no 2 electrons can have all 4 quantum numbers be the same</text:span></text:p>
      <text:p text:style-name="P152"><text:soft-page-break/><text:span text:style-name="T3">Hund’s rule</text:span><text:span text:style-name="T1">: when orbitals of identical energy are available, electrons will initially occupy these orbitals singly</text:span></text:p>
      <text:p text:style-name="P152"><text:span text:style-name="T1">Exceptions: Cr, Cu take electrons from the 4s suborbitals to complete their 3d suborbitals fully or half-way</text:span></text:p>
      <text:p text:style-name="P154"/>
      <text:p text:style-name="P152"><text:span text:style-name="T1"><office:annotation office:name="__Annotation__886_2754817073"><dc:creator>Nikita Jagora</dc:creator><dc:date>2013-10-14T16:07:00</dc:date><text:p><text:span text:style-name="T26">Sadly, probably without Lewis Diagrams</text:span></text:p></office:annotation></text:span><text:span text:style-name="T1">Ch. 10</text:span><office:annotation-end office:name="__Annotation__886_2754817073"/></text:p>
      <text:p text:style-name="P152"><text:span text:style-name="T1">First, a few things from Chapter 9:</text:span></text:p>
      <text:p text:style-name="P152"><text:span text:style-name="T3">Ionization energy</text:span><text:span text:style-name="T1">: the amount of energy needed to make an atom of a particular element lose a single electron</text:span></text:p>
      <text:p text:style-name="P152"><text:span text:style-name="T3">Electron affinity</text:span><text:span text:style-name="T1">: the amount of energy released when an atom of a particular element gains an electron</text:span></text:p>
      <text:p text:style-name="P152"><text:span text:style-name="T2">Electronegativity</text:span></text:p>
      <text:list xml:id="list3647657662" text:style-name="WWNum29">
        <text:list-item>
          <text:p text:style-name="P68"><text:span text:style-name="T5">Basically, it describes an element’s tendency to attract electrons, especially when bonding with other elements</text:span></text:p>
          <text:list>
            <text:list-item>
              <text:p text:style-name="P96"><draw:frame draw:style-name="fr1" text:anchor-type="as-char" svg:width="0.8256in" svg:height="0.1839in" draw:z-index="0"><draw:object xlink:href="./Object 80" xlink:type="simple" xlink:show="embed" xlink:actuate="onLoad"/><draw:image xlink:href="./ObjectReplacements/Object 80" xlink:type="simple" xlink:show="embed" xlink:actuate="onLoad"/></draw:frame></text:p>
              <text:list>
                <text:list-item>
                  <text:p text:style-name="P136"><text:span text:style-name="T5">EN: electronegativity</text:span></text:p>
                </text:list-item>
                <text:list-item>
                  <text:p text:style-name="P136"><text:span text:style-name="T5">I: ionization energy</text:span></text:p>
                </text:list-item>
                <text:list-item>
                  <text:p text:style-name="P128"><text:span text:style-name="T5">EA: electron affinity</text:span></text:p>
                </text:list-item>
              </text:list>
            </text:list-item>
          </text:list>
        </text:list-item>
      </text:list>
      <text:p text:style-name="P152"><text:span text:style-name="T3">Compounds</text:span><text:span text:style-name="T1"> are formed due to </text:span><text:span text:style-name="T3">lattice energy</text:span><text:span text:style-name="T1">: when two or more (probably ionic) atoms combine, if the net attractive forces (+,-) are greater than the net repulsive forces ((-,-) and/or (+,+)), then a compound will form</text:span></text:p>
      <text:p text:style-name="P152"><text:span text:style-name="T1">The two main types of compounds are </text:span><text:span text:style-name="T3">ionic</text:span><text:span text:style-name="T1"> (metal + non-metal) and </text:span><text:span text:style-name="T3">covalent</text:span><text:span text:style-name="T1"> (non-metal + non-metal). In ionic compounds, electrons are taken from the metal by the non-metal, but in covalent compounds, electrons are shared between atoms</text:span></text:p>
      <text:p text:style-name="P152"><text:span text:style-name="T2">Difference in Electronegativity (ΔEN)</text:span></text:p>
      <text:list xml:id="list113737301640212" text:continue-numbering="true" text:style-name="WWNum29">
        <text:list-item>
          <text:p text:style-name="P68"><text:span text:style-name="T5">Especially in compounds containing only 2 atoms, the difference in electronegativity between two atoms can be used to determine what type of bond exists between them</text:span></text:p>
        </text:list-item>
        <text:list-item>
          <text:p text:style-name="P30"><draw:frame draw:style-name="fr1" text:anchor-type="as-char" svg:width="1.539in" svg:height="0.2091in" draw:z-index="0"><draw:object xlink:href="./Object 82" xlink:type="simple" xlink:show="embed" xlink:actuate="onLoad"/><draw:image xlink:href="./ObjectReplacements/Object 82" xlink:type="simple" xlink:show="embed" xlink:actuate="onLoad"/></draw:frame></text:p>
          <text:list>
            <text:list-item>
              <text:p text:style-name="P96"><text:span text:style-name="T5">If ΔEN is greater than 1.7, the bond is </text:span><text:span text:style-name="T6">ionic</text:span></text:p>
            </text:list-item>
            <text:list-item>
              <text:p text:style-name="P96"><text:span text:style-name="T5">If ΔEN is between 0 and 1.7, the bond is </text:span><text:span text:style-name="T6">covalent</text:span></text:p>
              <text:list>
                <text:list-item>
                  <text:p text:style-name="P136"><text:span text:style-name="T5">If ΔEN is between 0.4 and 1.7, the bond is </text:span><text:span text:style-name="T6"><office:annotation office:name="__Annotation__918_2754817073"><dc:creator>Nikita Jagora</dc:creator><dc:date>2013-10-14T16:38:00</dc:date><text:p><text:span text:style-name="T26">In covalent bonds, even though electrons are shared between the atoms, one atom can still have a stronger pull on the electrons than the other. If this happens, it is called a polar bond.</text:span></text:p></office:annotation></text:span><text:span text:style-name="T6">polar covalent</text:span><office:annotation-end office:name="__Annotation__918_2754817073"/></text:p>
                </text:list-item>
                <text:list-item>
                  <text:p text:style-name="P128"><text:soft-page-break/><text:span text:style-name="T5">If ΔEN is between 0 and 0.4, the bond is non-polar covalent</text:span></text:p>
                </text:list-item>
              </text:list>
            </text:list-item>
          </text:list>
        </text:list-item>
      </text:list>
      <text:p text:style-name="P152"><text:span text:style-name="T2">Drawing Lewis Structures for Covalent Compounds</text:span></text:p>
      <text:list xml:id="list1563165580" text:style-name="WWNum30">
        <text:list-item>
          <text:p text:style-name="P69"><text:span text:style-name="T5">Find total # of valence electrons</text:span></text:p>
          <text:list>
            <text:list-item>
              <text:p text:style-name="P97"><text:span text:style-name="T5">Eg. Halogens have 7 valence electrons, alkali metals have 1, etc.</text:span></text:p>
            </text:list-item>
            <text:list-item>
              <text:p text:style-name="P97"><text:span text:style-name="T5">Charges</text:span></text:p>
              <text:list>
                <text:list-item>
                  <text:p text:style-name="P160"><text:span text:style-name="T5">If overall molecule has a +n charge, subtract n electrons</text:span></text:p>
                </text:list-item>
                <text:list-item>
                  <text:p text:style-name="P160"><text:span text:style-name="T5">If overall molecule has a –n charge, add n electrons</text:span></text:p>
                </text:list-item>
              </text:list>
            </text:list-item>
          </text:list>
        </text:list-item>
        <text:list-item>
          <text:p text:style-name="P31"><text:span text:style-name="T5">Draw a basic structure. Put the least electronegative atom in the middle (unless it’s hydrogen)</text:span></text:p>
        </text:list-item>
        <text:list-item>
          <text:p text:style-name="P31"><text:span text:style-name="T5">Draw a single, 2-electron bond connecting each terminal atom to the central atom</text:span></text:p>
        </text:list-item>
        <text:list-item>
          <text:p text:style-name="P31"><text:span text:style-name="T5">Form complete octets around all terminal atoms</text:span></text:p>
        </text:list-item>
        <text:list-item>
          <text:p text:style-name="P31"><text:span text:style-name="T5">If any electrons remain, put them on the central atom</text:span></text:p>
        </text:list-item>
        <text:list-item>
          <text:p text:style-name="P47"><text:span text:style-name="T5">If it happens that not all atoms have full octets, form double, triple, etc. bonds between atoms until every atom has a full octet of electrons</text:span></text:p>
        </text:list-item>
      </text:list>
      <text:p text:style-name="P152"><text:span text:style-name="T1">NOTE: Hydrogen is unique, in that it only requires 2 electrons to form a full valence shell</text:span></text:p>
      <text:p text:style-name="P152"><text:span text:style-name="T2">Formal Charges</text:span></text:p>
      <text:list xml:id="list2616573531" text:style-name="WWNum20">
        <text:list-item>
          <text:p text:style-name="P70"><text:span text:style-name="T5">Apparent charges on certain atoms in Lewis structures that rise when atoms have not contributed equal numbers of electrons to the covalent bonds joining them</text:span></text:p>
          <text:list>
            <text:list-item>
              <text:p text:style-name="P98"><text:span text:style-name="T5">When we have multiple possible Lewis structures, the “correct” or most commonly found one is that in which all of the atoms have the lowest possible formal charges</text:span></text:p>
            </text:list-item>
            <text:list-item>
              <text:p text:style-name="P118"><draw:frame draw:style-name="fr1" text:anchor-type="as-char" svg:width="1.7402in" svg:height="0.1839in" draw:z-index="0"><draw:object xlink:href="./Object 84" xlink:type="simple" xlink:show="embed" xlink:actuate="onLoad"/><draw:image xlink:href="./ObjectReplacements/Object 84" xlink:type="simple" xlink:show="embed" xlink:actuate="onLoad"/></draw:frame></text:p>
            </text:list-item>
          </text:list>
        </text:list-item>
      </text:list>
      <text:p text:style-name="P152"><text:span text:style-name="T2">Resonance structures</text:span></text:p>
      <text:list xml:id="list113738862239888" text:continue-list="list113737222331740" text:style-name="WWNum37">
        <text:list-item>
          <text:list>
            <text:list-item>
              <text:p text:style-name="P122"><text:span text:style-name="T5">Eg. Ozone’s (O</text:span><text:span text:style-name="T18">3</text:span><text:span text:style-name="T5">) structure contains a double bond and a triple bond. However, even though double bonds are typically shorter than single bonds, both bonds in ozone have the same length. Why?</text:span></text:p>
              <text:list>
                <text:list-item>
                  <text:p text:style-name="P162"><text:span text:style-name="T5">Ozone has a unique structure, because it can either have the single bond on the left or right side of the central atom. In reality, it constantly switches between both variations. Thus, ozone does not have any one single structure associated with it, so it is described as a </text:span><text:span text:style-name="T6">resonance hybrid</text:span><text:span text:style-name="T5"> of its’ two resonance structures.</text:span></text:p>
                </text:list-item>
              </text:list>
            </text:list-item>
          </text:list>
        </text:list-item>
      </text:list>
      <text:p text:style-name="P152"><text:span text:style-name="T2">Exceptions to the octet rule</text:span></text:p>
      <text:list xml:id="list1006707802" text:style-name="WWNum21">
        <text:list-item>
          <text:p text:style-name="P71"><text:soft-page-break/><text:span text:style-name="T6">Less-than-octet exception (a.k.a. incomplete octets)</text:span></text:p>
          <text:list>
            <text:list-item>
              <text:p text:style-name="P99"><text:span text:style-name="T5">Most often encountered with boron (B) and beryllium (Be)</text:span></text:p>
            </text:list-item>
            <text:list-item>
              <text:p text:style-name="P99"><text:span text:style-name="T5">Eg. BF</text:span><text:span text:style-name="T18">3</text:span></text:p>
              <text:list>
                <text:list-item>
                  <text:p text:style-name="P137"><text:span text:style-name="T5">After drawing the Lewis structure, we find that, although all F atoms have full octets, B does not</text:span></text:p>
                  <text:list>
                    <text:list-item>
                      <text:p text:style-name="P144"><text:span text:style-name="T5">However, attempting to form a double bond between B and F gives B a negative partial charge, and F a positive partial charge, though they were neutral before. (also, F is so electronegative, that it’s almost impossible to give it a + charge)</text:span></text:p>
                      <text:list>
                        <text:list-item>
                          <text:p text:style-name="P150"><text:span text:style-name="T5">Therefore, we can conclude that B is more stable when it has 6 electrons instead of 8</text:span></text:p>
                        </text:list-item>
                      </text:list>
                    </text:list-item>
                  </text:list>
                </text:list-item>
              </text:list>
            </text:list-item>
          </text:list>
        </text:list-item>
        <text:list-item>
          <text:p text:style-name="P32"><text:span text:style-name="T6">More-than-octet exception</text:span></text:p>
          <text:list>
            <text:list-item>
              <text:p text:style-name="P99"><text:span text:style-name="T5">Atoms in period 3 or lower can have more than 8 electrons in their valence shells</text:span></text:p>
              <text:list>
                <text:list-item>
                  <text:p text:style-name="P137"><text:span text:style-name="T5">Reason: atoms below period 3 have unfilled d-orbitals</text:span></text:p>
                </text:list-item>
              </text:list>
            </text:list-item>
          </text:list>
        </text:list-item>
        <text:list-item>
          <text:p text:style-name="P32"><text:span text:style-name="T6">‘Odd number of electrons’ exception</text:span></text:p>
          <text:list>
            <text:list-item>
              <text:p text:style-name="P99"><text:span text:style-name="T5">Occurs, obviously, when you have an odd number of electrons in a covalent bond</text:span></text:p>
              <text:list>
                <text:list-item>
                  <text:p text:style-name="P137"><text:span text:style-name="T5">Often happens with nitrogen (N) in bonding</text:span></text:p>
                </text:list-item>
              </text:list>
            </text:list-item>
            <text:list-item>
              <text:p text:style-name="P119"><text:span text:style-name="T5">Molecules with this exception tend to be very reactive, and may spontaneously break apart into ions, called </text:span><text:span text:style-name="T6">free radicals</text:span></text:p>
            </text:list-item>
          </text:list>
        </text:list-item>
      </text:list>
      <text:p text:style-name="P152"><text:span text:style-name="T2">Bond Order</text:span></text:p>
      <text:list xml:id="list113739203083841" text:continue-list="list113738862239888" text:style-name="WWNum37">
        <text:list-item>
          <text:list>
            <text:list-item>
              <text:p text:style-name="P123"><text:span text:style-name="T5">Describes whether a covalent bong is a single (1), double (2) or triple (3) bond</text:span></text:p>
            </text:list-item>
          </text:list>
        </text:list-item>
      </text:list>
      <text:p text:style-name="P152"><text:span text:style-name="T2">Bond Length</text:span></text:p>
      <text:list xml:id="list113737235241206" text:continue-numbering="true" text:style-name="WWNum37">
        <text:list-item>
          <text:list>
            <text:list-item>
              <text:p text:style-name="P122"><text:span text:style-name="T5">Distance between centers of two atoms in a bond</text:span></text:p>
              <text:list>
                <text:list-item>
                  <text:p text:style-name="P159"><text:span text:style-name="T5">In general, single &gt; double &gt; triple</text:span></text:p>
                </text:list-item>
              </text:list>
            </text:list-item>
            <text:list-item>
              <text:p text:style-name="P86"><text:span text:style-name="T5">Can be approximated as the sum of the covalent radii of 2 atoms</text:span></text:p>
            </text:list-item>
            <text:list-item>
              <text:p text:style-name="P111"><text:span text:style-name="T5">Chart on pg. 407 of ed. 9 textbook</text:span></text:p>
            </text:list-item>
          </text:list>
        </text:list-item>
      </text:list>
      <text:p text:style-name="P154"/>
      <text:p text:style-name="P154"><text:soft-page-break/></text:p>
      <text:p text:style-name="P152"><text:span text:style-name="T2">Bond Energies</text:span></text:p>
      <text:list xml:id="list113737870911485" text:continue-numbering="true" text:style-name="WWNum37">
        <text:list-item>
          <text:list>
            <text:list-item>
              <text:p text:style-name="P122"><text:span text:style-name="T5">Energy needed to form/break a covalent bond</text:span></text:p>
              <text:list>
                <text:list-item>
                  <text:p text:style-name="P159"><text:span text:style-name="T5">Chart on pg. 409 in ed. 9 textbook</text:span></text:p>
                </text:list-item>
              </text:list>
            </text:list-item>
            <text:list-item>
              <text:p text:style-name="P86"><text:span text:style-name="T6">Average bond energy</text:span><text:span text:style-name="T5"> (of a polyatomic molecule): self-explanatory</text:span></text:p>
              <text:list>
                <text:list-item>
                  <text:p text:style-name="P159"><text:span text:style-name="T5">eg. Let’s take H</text:span><text:span text:style-name="T18">2</text:span><text:span text:style-name="T5">O</text:span></text:p>
                </text:list-item>
              </text:list>
            </text:list-item>
          </text:list>
        </text:list-item>
      </text:list>
      <text:list xml:id="list3401556920" text:style-name="WWNum3">
        <text:list-item>
          <text:list>
            <text:list-item>
              <text:list>
                <text:list-item>
                  <text:list>
                    <text:list-item>
                      <text:p text:style-name="P145"><text:span text:style-name="T5">ΔH</text:span><text:span text:style-name="T18">f</text:span><text:span text:style-name="T5">°</text:span><text:span text:style-name="T18">2</text:span><text:span text:style-name="T5"> (HO-H) = 502 kJ</text:span></text:p>
                    </text:list-item>
                    <text:list-item>
                      <text:p text:style-name="P145"><text:span text:style-name="T5">ΔH</text:span><text:span text:style-name="T18">f</text:span><text:span text:style-name="T5">°</text:span><text:span text:style-name="T18">2</text:span><text:span text:style-name="T5"> (H-O) = 427 kJ</text:span></text:p>
                    </text:list-item>
                    <text:list-item>
                      <text:p text:style-name="P145"><text:span text:style-name="T5">ΔH</text:span><text:span text:style-name="T18">f</text:span><text:span text:style-name="T5">°</text:span><text:span text:style-name="T18">1</text:span><text:span text:style-name="T5"> + ΔH</text:span><text:span text:style-name="T18">f</text:span><text:span text:style-name="T5">°</text:span><text:span text:style-name="T18">2</text:span><text:span text:style-name="T5"> = 929 kJ</text:span></text:p>
                      <text:list>
                        <text:list-item>
                          <text:p text:style-name="P151"><text:span text:style-name="T5">H</text:span><text:span text:style-name="T18">2</text:span><text:span text:style-name="T5">O is made of 2 (H-O) bonds. Therefore, the average energy of the (H-O) bond is 929 kJ / 2 = 465 kJ</text:span></text:p>
                        </text:list-item>
                      </text:list>
                    </text:list-item>
                  </text:list>
                </text:list-item>
              </text:list>
            </text:list-item>
            <text:list-item>
              <text:p text:style-name="P100"><text:span text:style-name="T5">Bond energies may be used to calculate the </text:span><text:span text:style-name="T6"><office:annotation office:name="__Annotation__1000_2754817073"><dc:creator>Nikita Jagora</dc:creator><dc:date>2013-10-14T18:17:00</dc:date><text:p><text:span text:style-name="T26">Chapter 6, bitches!</text:span></text:p></office:annotation></text:span><text:span text:style-name="T6">heat of reaction</text:span><office:annotation-end office:name="__Annotation__1000_2754817073"/><text:span text:style-name="T6"> </text:span><text:span text:style-name="T5">for a reaction involving covalent compounds</text:span></text:p>
              <text:list>
                <text:list-item>
                  <text:p text:style-name="P163"><draw:frame draw:style-name="fr1" text:anchor-type="as-char" svg:width="2.2417in" svg:height="0.3929in" draw:z-index="0"><draw:object xlink:href="./Object 86" xlink:type="simple" xlink:show="embed" xlink:actuate="onLoad"/><draw:image xlink:href="./ObjectReplacements/Object 86" xlink:type="simple" xlink:show="embed" xlink:actuate="onLoad"/></draw:frame></text:p>
                </text:list-item>
              </text:list>
            </text:list-item>
          </text:list>
        </text:list-item>
      </text:list>
      <text:p text:style-name="P154"/>
      <text:p text:style-name="P152"><text:span text:style-name="T1">Ch. 15</text:span></text:p>
      <text:p text:style-name="P152"><text:span text:style-name="T1">This chapter deals with </text:span><text:span text:style-name="T3">equilibrium</text:span><text:span text:style-name="T1"> reactions, which are reactions which do not proceed to completion. I.E. not all reactants react, and not all products are formed. At equilibrium, the reaction has, for the most part, stopped, and concentrations are more-or-less constant</text:span></text:p>
      <text:p text:style-name="P152"><text:span text:style-name="T3">Activity (a)</text:span></text:p>
      <text:list xml:id="list1024276165" text:style-name="WWNum22">
        <text:list-item>
          <text:p text:style-name="P72"><text:span text:style-name="T5">A </text:span><text:span text:style-name="T5"><office:annotation office:name="__Annotation__1013_2754817073"><dc:creator>Nikita Jagora</dc:creator><dc:date>2013-10-27T14:44:00</dc:date><text:p><text:span text:style-name="T26">…</text:span><text:span text:style-name="T26">introduced by G.N.Lewis</text:span></text:p></office:annotation></text:span><text:span text:style-name="T5">thermodynamic concept</text:span><office:annotation-end office:name="__Annotation__1013_2754817073"/><text:span text:style-name="T5">, which is a </text:span><text:span text:style-name="T8">dimensionless ratio</text:span><text:span text:style-name="T5"> between the concentration of a substance in a specific reference state</text:span></text:p>
        </text:list-item>
        <text:list-item>
          <text:p text:style-name="P33"><draw:frame draw:style-name="fr1" text:anchor-type="as-char" svg:width="0.4984in" svg:height="0.398in" draw:z-index="0"><draw:object xlink:href="./Object 88" xlink:type="simple" xlink:show="embed" xlink:actuate="onLoad"/><draw:image xlink:href="./ObjectReplacements/Object 88" xlink:type="simple" xlink:show="embed" xlink:actuate="onLoad"/></draw:frame></text:p>
          <text:list>
            <text:list-item>
              <text:p text:style-name="P101"><text:span text:style-name="T5">[X]: concentration of something</text:span></text:p>
            </text:list-item>
            <text:list-item>
              <text:p text:style-name="P101"><text:span text:style-name="T5">c°: concentration in a chosen reference state.</text:span></text:p>
              <text:list>
                <text:list-item>
                  <text:p text:style-name="P138"><text:span text:style-name="T5">In </text:span><text:span text:style-name="T8">solutions</text:span><text:span text:style-name="T5">, it is generally equal to </text:span><text:span text:style-name="T8">1 molL</text:span><text:span text:style-name="T17">-1</text:span></text:p>
                </text:list-item>
                <text:list-item>
                  <text:p text:style-name="P138"><text:soft-page-break/><text:span text:style-name="T5">In </text:span><text:span text:style-name="T8">gas states</text:span><text:span text:style-name="T5">, it is generally equal to </text:span><text:span text:style-name="T8">1 bar (~1 atm)</text:span></text:p>
                  <text:list>
                    <text:list-item>
                      <text:p text:style-name="P146"><draw:frame draw:style-name="fr1" text:anchor-type="as-char" svg:width="0.4654in" svg:height="0.3929in" draw:z-index="0"><draw:object xlink:href="./Object 90" xlink:type="simple" xlink:show="embed" xlink:actuate="onLoad"/><draw:image xlink:href="./ObjectReplacements/Object 90" xlink:type="simple" xlink:show="embed" xlink:actuate="onLoad"/></draw:frame></text:p>
                    </text:list-item>
                  </text:list>
                </text:list-item>
              </text:list>
            </text:list-item>
            <text:list-item>
              <text:p text:style-name="P120"><text:span text:style-name="T5">Eg: </text:span><draw:frame draw:style-name="fr1" text:anchor-type="as-char" svg:width="1.3429in" svg:height="0.4181in" draw:z-index="0"><draw:object xlink:href="./Object 92" xlink:type="simple" xlink:show="embed" xlink:actuate="onLoad"/><draw:image xlink:href="./ObjectReplacements/Object 92" xlink:type="simple" xlink:show="embed" xlink:actuate="onLoad"/></draw:frame></text:p>
            </text:list-item>
          </text:list>
        </text:list-item>
      </text:list>
      <text:p text:style-name="P152"><text:span text:style-name="T3">Equilibrium Constant (Concentration-based; K)</text:span></text:p>
      <text:list xml:id="list692479291" text:style-name="WWNum24">
        <text:list-item>
          <text:p text:style-name="P73"><text:span text:style-name="T5">A dimensionless ratio, representing the rate of forward reaction in a equilibrium to the rate of reverse reaction</text:span></text:p>
          <text:list>
            <text:list-item>
              <text:p text:style-name="P102"><text:span text:style-name="T5">MUST be taken at equilibrium</text:span></text:p>
            </text:list-item>
          </text:list>
        </text:list-item>
        <text:list-item>
          <text:p text:style-name="P34"><text:span text:style-name="T5">K of any pure liquid/solid = 1</text:span></text:p>
        </text:list-item>
        <text:list-item>
          <text:p text:style-name="P34"><text:span text:style-name="T5">Relating K to a: for reaction CO + 2H</text:span><text:span text:style-name="T18">2</text:span><text:span text:style-name="T5"> = CH</text:span><text:span text:style-name="T18">3</text:span><text:span text:style-name="T5">OH, <text:s/></text:span><draw:frame draw:style-name="fr1" text:anchor-type="as-char" svg:width="1.1508in" svg:height="0.9634in" draw:z-index="0"><draw:object xlink:href="./Object 94" xlink:type="simple" xlink:show="embed" xlink:actuate="onLoad"/><draw:image xlink:href="./ObjectReplacements/Object 94" xlink:type="simple" xlink:show="embed" xlink:actuate="onLoad"/></draw:frame></text:p>
        </text:list-item>
        <text:list-item>
          <text:p text:style-name="P34"><text:span text:style-name="T5">In general, for reaction wA + xB = yC + zD, </text:span><draw:frame draw:style-name="fr1" text:anchor-type="as-char" svg:width="0.911in" svg:height="0.4508in" draw:z-index="0"><draw:object xlink:href="./Object 96" xlink:type="simple" xlink:show="embed" xlink:actuate="onLoad"/><draw:image xlink:href="./ObjectReplacements/Object 96" xlink:type="simple" xlink:show="embed" xlink:actuate="onLoad"/></draw:frame></text:p>
        </text:list-item>
        <text:list-item>
          <text:p text:style-name="P34"><text:span text:style-name="T5">K’s value determines which side of the equation is “favoured” (greater equilibrium concentration)</text:span></text:p>
          <text:list>
            <text:list-item>
              <text:p text:style-name="P102"><text:span text:style-name="T5">If K is very large, forward reaction (reactants </text:span><text:span text:style-name="T15">→</text:span><text:span text:style-name="T5"> products) is favoured</text:span></text:p>
            </text:list-item>
            <text:list-item>
              <text:p text:style-name="P102"><text:span text:style-name="T5">If K is very small, reverse reaction (reactants </text:span><text:span text:style-name="T15">←</text:span><text:span text:style-name="T5"> products) is favoured</text:span></text:p>
            </text:list-item>
          </text:list>
        </text:list-item>
        <text:list-item>
          <text:p text:style-name="P34"><text:span text:style-name="T6">Manipulations of K</text:span><text:span text:style-name="T5">: for equation wA + xB = yC + zD,</text:span></text:p>
          <text:list>
            <text:list-item>
              <text:p text:style-name="P102"><text:span text:style-name="T5">Multiplying all coefficients by value “c” raises K to the exponent of “c” (K</text:span><text:span text:style-name="T16">c</text:span><text:span text:style-name="T5">)</text:span></text:p>
            </text:list-item>
            <text:list-item>
              <text:p text:style-name="P102"><text:span text:style-name="T5">Reversing an equation gives the inverse of K </text:span><draw:frame draw:style-name="fr1" text:anchor-type="as-char" svg:width="0.2984in" svg:height="0.4335in" draw:z-index="0"><draw:object xlink:href="./Object 98" xlink:type="simple" xlink:show="embed" xlink:actuate="onLoad"/><draw:image xlink:href="./ObjectReplacements/Object 98" xlink:type="simple" xlink:show="embed" xlink:actuate="onLoad"/></draw:frame></text:p>
            </text:list-item>
            <text:list-item>
              <text:p text:style-name="P102"><text:span text:style-name="T5">Dividing all coefficients by a value “c” gives the “c</text:span><text:span text:style-name="T16">th</text:span><text:span text:style-name="T5">” root of K </text:span><draw:frame draw:style-name="fr1" text:anchor-type="as-char" svg:width="0.3272in" svg:height="0.239in" draw:z-index="0"><draw:object xlink:href="./Object 100" xlink:type="simple" xlink:show="embed" xlink:actuate="onLoad"/><draw:image xlink:href="./ObjectReplacements/Object 100" xlink:type="simple" xlink:show="embed" xlink:actuate="onLoad"/></draw:frame></text:p>
            </text:list-item>
            <text:list-item>
              <text:p text:style-name="P102"><text:span text:style-name="T5">If you have multiple reactions taking place (Hess’s Law, etc.), K</text:span><text:span text:style-name="T18">total</text:span><text:span text:style-name="T5"> = K</text:span><text:span text:style-name="T18">1</text:span><text:span text:style-name="T5">*K</text:span><text:span text:style-name="T18">2</text:span><text:span text:style-name="T5">*K</text:span><text:span text:style-name="T18">3</text:span><text:span text:style-name="T5">*…</text:span></text:p>
            </text:list-item>
          </text:list>
        </text:list-item>
        <text:list-item>
          <text:p text:style-name="P48"><text:span text:style-name="T5">NOTE: these are all for reactions involving </text:span><text:span text:style-name="T8">solutions</text:span><text:span text:style-name="T5">. Hence, the concentration-based value of K used here will be referred to as K</text:span><text:span text:style-name="T18">c</text:span></text:p>
        </text:list-item>
      </text:list>
      <text:p text:style-name="P152"><text:span text:style-name="T3">Reaction Quotient (Q)</text:span></text:p>
      <text:list xml:id="list1393965581" text:style-name="WWNum26">
        <text:list-item>
          <text:p text:style-name="P74"><text:span text:style-name="T5">Just like K, but it is taken at any point of the reaction</text:span></text:p>
        </text:list-item>
        <text:list-item>
          <text:p text:style-name="P35"><text:span text:style-name="T5">Can be used to test when equilibrium occurs</text:span></text:p>
          <text:list>
            <text:list-item>
              <text:p text:style-name="P103"><text:soft-page-break/><text:span text:style-name="T5">If Q&gt;K, reaction will proceed towards the reactants</text:span></text:p>
            </text:list-item>
            <text:list-item>
              <text:p text:style-name="P103"><text:span text:style-name="T5">If Q&lt;K, reaction will proceed towards the products</text:span></text:p>
            </text:list-item>
            <text:list-item>
              <text:p text:style-name="P121"><text:span text:style-name="T5">If Q=K, reaction is at equilibrium</text:span></text:p>
            </text:list-item>
          </text:list>
        </text:list-item>
      </text:list>
      <text:p text:style-name="P152"><text:span text:style-name="T3">Reactions involving gasses (Pressure-based; K</text:span><text:span text:style-name="T25">p</text:span><text:span text:style-name="T3">)</text:span></text:p>
      <text:list xml:id="list2105759249" text:style-name="WWNum28">
        <text:list-item>
          <text:p text:style-name="P75"><text:span text:style-name="T5">If an equilibrium reaction involves only gasses, a different approach must be taken</text:span></text:p>
        </text:list-item>
        <text:list-item>
          <text:p text:style-name="P36"><text:span text:style-name="T5">K</text:span></text:p>
        </text:list-item>
        <text:list-item>
          <text:p text:style-name="P36"><text:span text:style-name="T5">Eg. For reaction xA</text:span><text:span text:style-name="T18">(g)</text:span><text:span text:style-name="T5"> + yB</text:span><text:span text:style-name="T18">(g)</text:span><text:span text:style-name="T5"> = zAB</text:span><text:span text:style-name="T18">(g)</text:span><text:span text:style-name="T5">,</text:span></text:p>
          <text:list>
            <text:list-item>
              <text:p text:style-name="P104"><draw:frame draw:style-name="fr1" text:anchor-type="as-char" svg:width="0.5091in" svg:height="0.2091in" draw:z-index="0"><draw:object xlink:href="./Object 102" xlink:type="simple" xlink:show="embed" xlink:actuate="onLoad"/><draw:image xlink:href="./ObjectReplacements/Object 102" xlink:type="simple" xlink:show="embed" xlink:actuate="onLoad"/></draw:frame></text:p>
              <text:list>
                <text:list-item>
                  <text:p text:style-name="P129"><text:span text:style-name="T5">Δn</text:span><text:span text:style-name="T18">gas</text:span><text:span text:style-name="T5">, in the case of the above equation, is moles of products – moles of reactants ((z) – (x+y))</text:span></text:p>
                </text:list-item>
              </text:list>
            </text:list-item>
          </text:list>
        </text:list-item>
      </text:list>
      <text:p text:style-name="P154"/>
      <text:p text:style-name="P1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CA"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CA"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2" style:display-name="ListLabel 12"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3" style:display-name="ListLabel 43"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0" style:display-name="ListLabel 60" style:family="text">
      <style:text-properties fo:font-size="11pt" fo:font-weight="bold"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9" style:display-name="ListLabel 6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3" style:display-name="ListLabel 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2" style:display-name="ListLabel 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87" style:display-name="ListLabel 87"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1" style:display-name="ListLabel 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4" style:display-name="ListLabel 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7" style:display-name="ListLabel 97"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0" style:display-name="ListLabel 1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2" style:display-name="ListLabel 10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3" style:display-name="ListLabel 1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05" style:display-name="ListLabel 10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8" style:display-name="ListLabel 10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9" style:display-name="ListLabel 1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1" style:display-name="ListLabel 1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2" style:display-name="ListLabel 1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3" style:display-name="ListLabel 113"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4" style:display-name="ListLabel 114"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5" style:display-name="ListLabel 115"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7" style:display-name="ListLabel 1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8" style:display-name="ListLabel 1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0" style:display-name="ListLabel 1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3" style:display-name="ListLabel 123"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6" style:display-name="ListLabel 1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7" style:display-name="ListLabel 1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9" style:display-name="ListLabel 1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32" style:display-name="ListLabel 132"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3" style:display-name="ListLabel 133"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5" style:display-name="ListLabel 1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6" style:display-name="ListLabel 1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8" style:display-name="ListLabel 1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9" style:display-name="ListLabel 1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41" style:display-name="ListLabel 141"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2" style:display-name="ListLabel 142"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4" style:display-name="ListLabel 1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5" style:display-name="ListLabel 1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7" style:display-name="ListLabel 1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8" style:display-name="ListLabel 1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0" style:display-name="ListLabel 150"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1" style:display-name="ListLabel 1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3" style:display-name="ListLabel 1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4" style:display-name="ListLabel 1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6" style:display-name="ListLabel 15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7" style:display-name="ListLabel 1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8" style:display-name="ListLabel 158"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9" style:display-name="ListLabel 159"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0" style:display-name="ListLabel 160"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1" style:display-name="ListLabel 161"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2" style:display-name="ListLabel 162"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3" style:display-name="ListLabel 1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5" style:display-name="ListLabel 16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6" style:display-name="ListLabel 1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7" style:display-name="ListLabel 167"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8" style:display-name="ListLabel 168"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9" style:display-name="ListLabel 169"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1" style:display-name="ListLabel 17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2" style:display-name="ListLabel 1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4" style:display-name="ListLabel 17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5" style:display-name="ListLabel 1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6" style:display-name="ListLabel 176"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7" style:display-name="ListLabel 177"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8" style:display-name="ListLabel 1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0" style:display-name="ListLabel 18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1" style:display-name="ListLabel 1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2" style:display-name="ListLabel 1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3" style:display-name="ListLabel 18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4" style:display-name="ListLabel 1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5" style:display-name="ListLabel 185"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86" style:display-name="ListLabel 186"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7" style:display-name="ListLabel 187"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8" style:display-name="ListLabel 1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9" style:display-name="ListLabel 1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0" style:display-name="ListLabel 19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1" style:display-name="ListLabel 1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2" style:display-name="ListLabel 1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4" style:display-name="ListLabel 1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5" style:display-name="ListLabel 195"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7" style:display-name="ListLabel 197"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8" style:display-name="ListLabel 1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0" style:display-name="ListLabel 2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1" style:display-name="ListLabel 2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3" style:display-name="ListLabel 2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4" style:display-name="ListLabel 204"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6" style:display-name="ListLabel 206"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7" style:display-name="ListLabel 2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9" style:display-name="ListLabel 2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0" style:display-name="ListLabel 2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2" style:display-name="ListLabel 2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3" style:display-name="ListLabel 213"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15" style:display-name="ListLabel 215"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6" style:display-name="ListLabel 2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9" style:display-name="ListLabel 2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2" style:display-name="ListLabel 2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fo:font-size="11pt" fo:font-weight="bold"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7" style:display-name="ListLabel 2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8" style:display-name="ListLabel 2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9" style:display-name="ListLabel 2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0" style:display-name="ListLabel 2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1" style:display-name="ListLabel 2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2" style:display-name="ListLabel 232"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33" style:display-name="ListLabel 233"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4" style:display-name="ListLabel 234"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5" style:display-name="ListLabel 2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6" style:display-name="ListLabel 2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7" style:display-name="ListLabel 2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8" style:display-name="ListLabel 2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9" style:display-name="ListLabel 2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0" style:display-name="ListLabel 2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1" style:display-name="ListLabel 241"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2" style:display-name="ListLabel 2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3" style:display-name="ListLabel 2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4" style:display-name="ListLabel 2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5" style:display-name="ListLabel 2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6" style:display-name="ListLabel 2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7" style:display-name="ListLabel 2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8" style:display-name="ListLabel 2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9" style:display-name="ListLabel 2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0" style:display-name="ListLabel 250"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1" style:display-name="ListLabel 251"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2" style:display-name="ListLabel 252"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3" style:display-name="ListLabel 253"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4" style:display-name="ListLabel 2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5" style:display-name="ListLabel 2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6" style:display-name="ListLabel 2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7" style:display-name="ListLabel 2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8" style:display-name="ListLabel 2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9" style:display-name="ListLabel 259"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0" style:display-name="ListLabel 260"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61" style:display-name="ListLabel 2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2" style:display-name="ListLabel 2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3" style:display-name="ListLabel 2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64" style:display-name="ListLabel 2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5" style:display-name="ListLabel 2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6" style:display-name="ListLabel 26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67" style:display-name="ListLabel 2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8" style:display-name="ListLabel 268"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69" style:display-name="ListLabel 269"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3" text:style-name="ListLabel_20_12"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5"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3" text:style-name="ListLabel_20_2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4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9"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7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8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8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6"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8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9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9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9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0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0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0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4"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0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0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0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1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1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3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40"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4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4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4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4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4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4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5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5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5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5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5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5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5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6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6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6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6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6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7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7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7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8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8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8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8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in"/>
        </style:list-level-properties>
      </text:list-level-style-number>
      <text:list-level-style-bullet text:level="3" text:style-name="ListLabel_20_185" style:num-suffix="-" text:bullet-char="-">
        <style:list-level-properties text:list-level-position-and-space-mode="label-alignment">
          <style:list-level-label-alignment text:label-followed-by="listtab" fo:text-indent="-0.1252in" fo:margin-left="1.5in"/>
        </style:list-level-properties>
        <style:text-properties style:font-name="Calibri1"/>
      </text:list-level-style-bullet>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8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8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8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8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9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9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9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9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9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0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0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0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0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0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0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0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0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0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1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1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1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1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14"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1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1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2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2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2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2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2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2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2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3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3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3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3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3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3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3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4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4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4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4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4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4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4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4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5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5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5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5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5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5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5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5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6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6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6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6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6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6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6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68"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3" text:style-name="ListLabel_20_269"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51" meta:page-count="22" meta:paragraph-count="447" meta:word-count="4031" meta:character-count="21920" meta:non-whitespace-character-count="18598"/>
    <meta:generator>LibreOfficeDev/6.0.5.2$Linux_X86_64 LibreOffice_project/</meta:generator>
  </office:meta>
</office:document-meta>
</file>

<file path=Object 10/content.xml><?xml version="1.0" encoding="utf-8"?>
<math xmlns="http://www.w3.org/1998/Math/MathML" display="block">
  <semantics>
    <mfrac>
      <mrow>
        <mrow/>
        <mi mathvariant="italic">ofmoles</mi>
        <mi mathvariant="italic">of</mi>
        <mi mathvariant="italic">solute</mi>
      </mrow>
      <mrow>
        <mi mathvariant="italic">liters</mi>
        <mi mathvariant="italic">of</mi>
        <mi mathvariant="italic">solvent</mi>
      </mrow>
    </mfrac>
    <annotation encoding="StarMath 5.0">{# ofmoles of solute} over {liters of solvent}</annotation>
  </semantics>
</math>
</file>

<file path=Object 100/content.xml><?xml version="1.0" encoding="utf-8"?>
<math xmlns="http://www.w3.org/1998/Math/MathML" display="block">
  <semantics>
    <mrow>
      <mo fence="true" stretchy="true">(</mo>
      <mrow>
        <mroot>
          <mi>K</mi>
          <mi>c</mi>
        </mroot>
      </mrow>
      <mo fence="true" stretchy="true">)</mo>
    </mrow>
    <annotation encoding="StarMath 5.0">left (nroot {c} {K} right )</annotation>
  </semantics>
</math>
</file>

<file path=Object 102/content.xml><?xml version="1.0" encoding="utf-8"?>
<math xmlns="http://www.w3.org/1998/Math/MathML" display="block">
  <semantics>
    <mrow>
      <msub>
        <mi>K</mi>
        <mi>p</mi>
      </msub>
      <mo stretchy="false">=</mo>
      <mrow>
        <mrow/>
        <mrow/>
      </mrow>
    </mrow>
    <annotation encoding="StarMath 5.0">{K} rsub {p} = {left ({{left [{a} rsub {AB} right ]} ^ {z}} over {{left [{a} rsub {A} right ]} ^ {x} [ {{a} rsub {B} ]} ^ {y}} right )} rsub &lt;?&gt; = left ({left ({{left [{P} rsub {AB} right ]} ^ {z}} over {P°} right )} over {left ({{left [{P} rsub {A} right ]} ^ {x}} over {P°} right ) left ({{left [{P} rsub {B} right ]} ^ {y}} over {P°} right )} right ) =P° left ({{left [{P} rsub {AB} right ]} ^ {z}} over {{left [{P} rsub {A} right ]} ^ {x} [ {{P} rsub {B} ]} ^ {y}} right ) =P° left ({{left (left [AB right ] ×RT right )} ^ {z}} over {{left (left [A right ] ×RT right )} ^ {x} {left (left [B right ] ×RT right )} ^ {y}} right ) = {P°} over {RT} × left ({{left [AB right ]} ^ {z}} over {{left [A right ]} ^ {x} {left [B right ]} ^ {y}} right ) =Kc {(RT)} ^ {{-∆n} rsub {gas}}</annotation>
  </semantics>
</math>
</file>

<file path=Object 12/content.xml><?xml version="1.0" encoding="utf-8"?>
<math xmlns="http://www.w3.org/1998/Math/MathML" display="block">
  <semantics>
    <mrow>
      <msub>
        <mi>M</mi>
        <mi>i</mi>
      </msub>
      <mi>×</mi>
      <mrow>
        <msub>
          <mi>V</mi>
          <mi>i</mi>
        </msub>
        <mo stretchy="false">=</mo>
        <msub>
          <mi>M</mi>
          <mi>f</mi>
        </msub>
      </mrow>
      <mi>×</mi>
      <msub>
        <mi>V</mi>
        <mi>f</mi>
      </msub>
    </mrow>
    <annotation encoding="StarMath 5.0">{M} rsub {i} × {V} rsub {i} = {M} rsub {f} × {V} rsub {f}</annotation>
  </semantics>
</math>
</file>

<file path=Object 14/content.xml><?xml version="1.0" encoding="utf-8"?>
<math xmlns="http://www.w3.org/1998/Math/MathML" display="block">
  <semantics>
    <mrow>
      <mtext>%</mtext>
      <mrow>
        <mi mathvariant="italic">yield</mi>
        <mo stretchy="false">=</mo>
        <mrow>
          <mo fence="true" stretchy="true">(</mo>
          <mrow>
            <mfrac>
              <mrow>
                <mi mathvariant="italic">actual</mi>
                <mi mathvariant="italic">yield</mi>
                <mrow>
                  <mo fence="true" stretchy="true">(</mo>
                  <mrow>
                    <mi mathvariant="italic">given</mi>
                  </mrow>
                  <mo fence="true" stretchy="true">)</mo>
                </mrow>
              </mrow>
              <mrow>
                <mi mathvariant="italic">theoretical</mi>
                <mi mathvariant="italic">yield</mi>
                <mrow>
                  <mo fence="true" stretchy="true">(</mo>
                  <mrow>
                    <mi mathvariant="italic">calculated</mi>
                  </mrow>
                  <mo fence="true" stretchy="true">)</mo>
                </mrow>
              </mrow>
            </mfrac>
          </mrow>
          <mo fence="true" stretchy="true">)</mo>
        </mrow>
      </mrow>
      <mi>×</mi>
      <mn>100</mn>
    </mrow>
    <annotation encoding="StarMath 5.0">% yield= left ({actual yield  left (given right )} over {theoretical yield  left (calculated right )} right ) ×100</annotation>
  </semantics>
</math>
</file>

<file path=Object 16/content.xml><?xml version="1.0" encoding="utf-8"?>
<math xmlns="http://www.w3.org/1998/Math/MathML" display="block">
  <semantics>
    <mrow>
      <mi mathvariant="italic">Pressure</mi>
      <mo stretchy="false">=</mo>
      <mfrac>
        <mrow>
          <mi mathvariant="italic">Force</mi>
          <mrow>
            <mo fence="true" stretchy="true">(</mo>
            <mrow>
              <mi>N</mi>
            </mrow>
            <mo fence="true" stretchy="true">)</mo>
          </mrow>
        </mrow>
        <mrow>
          <mi mathvariant="italic">Area</mi>
          <mrow>
            <mo fence="true" stretchy="true">(</mo>
            <mrow>
              <msup>
                <mi>m</mi>
                <mn>2</mn>
              </msup>
            </mrow>
            <mo fence="true" stretchy="true">)</mo>
          </mrow>
        </mrow>
      </mfrac>
    </mrow>
    <annotation encoding="StarMath 5.0">Pressure= {Force  left (N right )} over {Area  left ({m} ^ {2} right )}</annotation>
  </semantics>
</math>
</file>

<file path=Object 18/content.xml><?xml version="1.0" encoding="utf-8"?>
<math xmlns="http://www.w3.org/1998/Math/MathML" display="block">
  <semantics>
    <mrow>
      <mn>8.862</mn>
      <mi>×</mi>
      <msup>
        <mn>10</mn>
        <mrow>
          <mo stretchy="false">−</mo>
          <mn>3</mn>
        </mrow>
      </msup>
    </mrow>
    <annotation encoding="StarMath 5.0">8.862× {10} ^ {-3}</annotation>
  </semantics>
</math>
</file>

<file path=Object 2/content.xml><?xml version="1.0" encoding="utf-8"?>
<math xmlns="http://www.w3.org/1998/Math/MathML" display="block">
  <semantics>
    <mrow>
      <mi mathvariant="italic">Density</mi>
      <mo stretchy="false">=</mo>
      <mfrac>
        <mi mathvariant="italic">mass</mi>
        <mi mathvariant="italic">volume</mi>
      </mfrac>
    </mrow>
    <annotation encoding="StarMath 5.0">Density= {mass} over {volume}</annotation>
  </semantics>
</math>
</file>

<file path=Object 20/content.xml><?xml version="1.0" encoding="utf-8"?>
<math xmlns="http://www.w3.org/1998/Math/MathML" display="block">
  <semantics>
    <mn>7.5066</mn>
    <annotation encoding="StarMath 5.0">7.5066</annotation>
  </semantics>
</math>
</file>

<file path=Object 22/content.xml><?xml version="1.0" encoding="utf-8"?>
<math xmlns="http://www.w3.org/1998/Math/MathML" display="block">
  <semantics>
    <mn>101.325</mn>
    <annotation encoding="StarMath 5.0">101.325</annotation>
  </semantics>
</math>
</file>

<file path=Object 24/content.xml><?xml version="1.0" encoding="utf-8"?>
<math xmlns="http://www.w3.org/1998/Math/MathML" display="block">
  <semantics>
    <mn>760</mn>
    <annotation encoding="StarMath 5.0">760</annotation>
  </semantics>
</math>
</file>

<file path=Object 26/content.xml><?xml version="1.0" encoding="utf-8"?>
<math xmlns="http://www.w3.org/1998/Math/MathML" display="block">
  <semantics>
    <mn>0.133322368</mn>
    <annotation encoding="StarMath 5.0">0.133322368</annotation>
  </semantics>
</math>
</file>

<file path=Object 28/content.xml><?xml version="1.0" encoding="utf-8"?>
<math xmlns="http://www.w3.org/1998/Math/MathML" display="block">
  <semantics>
    <mrow>
      <mn>1.315789</mn>
      <mi>×</mi>
      <msup>
        <mn>10</mn>
        <mrow>
          <mo stretchy="false">−</mo>
          <mn>3</mn>
        </mrow>
      </msup>
    </mrow>
    <annotation encoding="StarMath 5.0">1.315789× {10} ^ {-3}</annotation>
  </semantics>
</math>
</file>

<file path=Object 30/content.xml><?xml version="1.0" encoding="utf-8"?>
<math xmlns="http://www.w3.org/1998/Math/MathML" display="block">
  <semantics>
    <mrow>
      <mi>P</mi>
      <mi>∝</mi>
      <mfrac>
        <mn>1</mn>
        <mi>V</mi>
      </mfrac>
    </mrow>
    <annotation encoding="StarMath 5.0">P∝ {1} over {V}</annotation>
  </semantics>
</math>
</file>

<file path=Object 32/content.xml><?xml version="1.0" encoding="utf-8"?>
<math xmlns="http://www.w3.org/1998/Math/MathML" display="block">
  <semantics>
    <mrow>
      <mi>V</mi>
      <mi>∝</mi>
      <mi>T</mi>
    </mrow>
    <annotation encoding="StarMath 5.0">V∝T</annotation>
  </semantics>
</math>
</file>

<file path=Object 34/content.xml><?xml version="1.0" encoding="utf-8"?>
<math xmlns="http://www.w3.org/1998/Math/MathML" display="block">
  <semantics>
    <mrow>
      <mi>P</mi>
      <mi>∝</mi>
      <mfrac>
        <mn>1</mn>
        <mi>T</mi>
      </mfrac>
    </mrow>
    <annotation encoding="StarMath 5.0">P∝ {1} over {T}</annotation>
  </semantics>
</math>
</file>

<file path=Object 36/content.xml><?xml version="1.0" encoding="utf-8"?>
<math xmlns="http://www.w3.org/1998/Math/MathML" display="block">
  <semantics>
    <mrow>
      <mi>V</mi>
      <mi>∝</mi>
      <mi>n</mi>
    </mrow>
    <annotation encoding="StarMath 5.0">V∝n</annotation>
  </semantics>
</math>
</file>

<file path=Object 38/content.xml><?xml version="1.0" encoding="utf-8"?>
<math xmlns="http://www.w3.org/1998/Math/MathML" display="block">
  <semantics>
    <mrow>
      <mi mathvariant="italic">PV</mi>
      <mo stretchy="false">=</mo>
      <mi mathvariant="italic">nRT</mi>
    </mrow>
    <annotation encoding="StarMath 5.0">PV=nRT</annotation>
  </semantics>
</math>
</file>

<file path=Object 4/content.xml><?xml version="1.0" encoding="utf-8"?>
<math xmlns="http://www.w3.org/1998/Math/MathML" display="block">
  <semantics>
    <mrow>
      <mi mathvariant="italic">ave</mi>
      <mi>.</mi>
      <mi mathvariant="italic">atomic</mi>
      <mrow>
        <mi mathvariant="italic">mass</mi>
        <mo stretchy="false">=</mo>
        <mrow>
          <mrow>
            <mo fence="true" stretchy="true">(</mo>
            <mrow>
              <mrow>
                <mi mathvariant="italic">fractional</mi>
                <mi mathvariant="italic">abundance</mi>
                <mi mathvariant="italic">of</mi>
                <mi mathvariant="italic">isotope</mi>
                <mn>1</mn>
                <mi>×</mi>
                <mi mathvariant="italic">mass</mi>
                <mi mathvariant="italic">of</mi>
                <mi mathvariant="italic">isotope</mi>
                <mn>1</mn>
              </mrow>
            </mrow>
            <mo fence="true" stretchy="true">)</mo>
          </mrow>
          <mo stretchy="false">+</mo>
          <mrow>
            <mo fence="true" stretchy="true">(</mo>
            <mrow>
              <mrow>
                <mi mathvariant="italic">fractional</mi>
                <mi mathvariant="italic">abundance</mi>
                <mi mathvariant="italic">of</mi>
                <mi mathvariant="italic">isotope</mi>
                <mn>2</mn>
                <mi>×</mi>
                <mi mathvariant="italic">mass</mi>
                <mi mathvariant="italic">of</mi>
                <mi mathvariant="italic">isotope</mi>
                <mn>2</mn>
              </mrow>
            </mrow>
            <mo fence="true" stretchy="true">)</mo>
          </mrow>
          <mo stretchy="false">+</mo>
          <mi>…</mi>
        </mrow>
      </mrow>
    </mrow>
    <annotation encoding="StarMath 5.0">ave. atomic mass= left (fractional abundance of isotope 1× mass of isotope 1 right ) + left (fractional abundance of isotope 2×mass of isotope 2 right ) +…</annotation>
  </semantics>
</math>
</file>

<file path=Object 40/content.xml><?xml version="1.0" encoding="utf-8"?>
<math xmlns="http://www.w3.org/1998/Math/MathML" display="block">
  <semantics>
    <mrow>
      <mn>0.082057</mn>
      <mfrac>
        <mrow>
          <mi>L</mi>
          <mi>×</mi>
          <mi mathvariant="italic">atm</mi>
        </mrow>
        <mrow>
          <mi mathvariant="italic">mol</mi>
          <mi>×</mi>
          <mi>K</mi>
        </mrow>
      </mfrac>
    </mrow>
    <annotation encoding="StarMath 5.0">0.082057 {L × atm} over {mol × K}</annotation>
  </semantics>
</math>
</file>

<file path=Object 42/content.xml><?xml version="1.0" encoding="utf-8"?>
<math xmlns="http://www.w3.org/1998/Math/MathML" display="block">
  <semantics>
    <mrow>
      <mn>8.3145</mn>
      <mrow>
        <mfrac>
          <mrow>
            <msup>
              <mi>m</mi>
              <mn>3</mn>
            </msup>
            <mi>×</mi>
            <mi mathvariant="italic">Pa</mi>
          </mrow>
          <mrow>
            <mi mathvariant="italic">mol</mi>
            <mi>×</mi>
            <mi>K</mi>
          </mrow>
        </mfrac>
        <mo stretchy="false">∨</mo>
        <mfrac>
          <mi>J</mi>
          <mrow>
            <mi mathvariant="italic">mol</mi>
            <mi>×</mi>
            <mi>K</mi>
          </mrow>
        </mfrac>
      </mrow>
    </mrow>
    <annotation encoding="StarMath 5.0">8.3145 {{m} ^ {3}  × Pa} over {mol × K}  or  {J} over {mol ×K }</annotation>
  </semantics>
</math>
</file>

<file path=Object 44/content.xml><?xml version="1.0" encoding="utf-8"?>
<math xmlns="http://www.w3.org/1998/Math/MathML" display="block">
  <semantics>
    <mrow>
      <mfrac>
        <mrow>
          <msub>
            <mi>P</mi>
            <mi>i</mi>
          </msub>
          <msub>
            <mi>V</mi>
            <mi>i</mi>
          </msub>
        </mrow>
        <msub>
          <mi>T</mi>
          <mi>i</mi>
        </msub>
      </mfrac>
      <mo stretchy="false">=</mo>
      <mfrac>
        <mrow>
          <msub>
            <mi>P</mi>
            <mi>f</mi>
          </msub>
          <msub>
            <mi>V</mi>
            <mi>f</mi>
          </msub>
        </mrow>
        <msub>
          <mi>T</mi>
          <mi>f</mi>
        </msub>
      </mfrac>
    </mrow>
    <annotation encoding="StarMath 5.0">{{P} rsub {i} {V} rsub {i}} over {{T} rsub {i}} = {{P} rsub {f} {V} rsub {f}} over {{T} rsub {f}}</annotation>
  </semantics>
</math>
</file>

<file path=Object 46/content.xml><?xml version="1.0" encoding="utf-8"?>
<math xmlns="http://www.w3.org/1998/Math/MathML" display="block">
  <semantics>
    <mrow>
      <mi mathvariant="italic">density</mi>
      <mo stretchy="false">=</mo>
      <mfrac>
        <mi mathvariant="italic">mass</mi>
        <mi mathvariant="italic">volume</mi>
      </mfrac>
      <mo stretchy="false">=</mo>
      <mfrac>
        <mrow>
          <mi mathvariant="italic">molar</mi>
          <mi mathvariant="italic">mass</mi>
          <mi>×</mi>
          <mi mathvariant="italic">pressure</mi>
        </mrow>
        <mrow>
          <mi mathvariant="italic">ideal</mi>
          <mi mathvariant="italic">gas</mi>
          <mi mathvariant="italic">constant</mi>
          <mi>×</mi>
          <mi mathvariant="italic">temperature</mi>
        </mrow>
      </mfrac>
      <mo stretchy="false">=</mo>
      <mfrac>
        <mrow>
          <mi mathvariant="italic">MM</mi>
          <mi>×</mi>
          <mi>P</mi>
        </mrow>
        <mrow>
          <mi>R</mi>
          <mi>×</mi>
          <mi>T</mi>
        </mrow>
      </mfrac>
    </mrow>
    <annotation encoding="StarMath 5.0">density= {mass} over {volume} = {molar mass × pressure} over {ideal gas constant × temperature} = {MM×P} over {R×T}</annotation>
  </semantics>
</math>
</file>

<file path=Object 48/content.xml><?xml version="1.0" encoding="utf-8"?>
<math xmlns="http://www.w3.org/1998/Math/MathML" display="block">
  <semantics>
    <mrow>
      <mfrac>
        <msub>
          <mi>n</mi>
          <mi>a</mi>
        </msub>
        <msub>
          <mi>n</mi>
          <mi mathvariant="italic">total</mi>
        </msub>
      </mfrac>
      <mo stretchy="false">=</mo>
      <mfrac>
        <msub>
          <mi>P</mi>
          <mi>a</mi>
        </msub>
        <msub>
          <mi>P</mi>
          <mi mathvariant="italic">total</mi>
        </msub>
      </mfrac>
      <mo stretchy="false">=</mo>
      <mfrac>
        <msub>
          <mi>V</mi>
          <mi>a</mi>
        </msub>
        <msub>
          <mi>V</mi>
          <mi mathvariant="italic">total</mi>
        </msub>
      </mfrac>
    </mrow>
    <annotation encoding="StarMath 5.0">{{n} rsub {a}} over {{n} rsub {total}} = {{P} rsub {a}} over {{P} rsub {total}} = {{V} rsub {a}} over {{V} rsub {total}}</annotation>
  </semantics>
</math>
</file>

<file path=Object 50/content.xml><?xml version="1.0" encoding="utf-8"?>
<math xmlns="http://www.w3.org/1998/Math/MathML" display="block">
  <semantics>
    <mrow>
      <mrow>
        <mi>q</mi>
        <mo stretchy="false">=</mo>
        <mi mathvariant="italic">mc</mi>
      </mrow>
      <mi>∆</mi>
      <mi>t</mi>
    </mrow>
    <annotation encoding="StarMath 5.0">q=mc∆t</annotation>
  </semantics>
</math>
</file>

<file path=Object 52/content.xml><?xml version="1.0" encoding="utf-8"?>
<math xmlns="http://www.w3.org/1998/Math/MathML" display="block">
  <semantics>
    <mrow>
      <msub>
        <mi>q</mi>
        <mi mathvariant="italic">system</mi>
      </msub>
      <mo stretchy="false">=</mo>
      <mrow>
        <mo stretchy="false">−</mo>
        <msub>
          <mi>q</mi>
          <mi mathvariant="italic">surroundings</mi>
        </msub>
      </mrow>
    </mrow>
    <annotation encoding="StarMath 5.0">{q} rsub {system} =- {q} rsub {surroundings}</annotation>
  </semantics>
</math>
</file>

<file path=Object 54/content.xml><?xml version="1.0" encoding="utf-8"?>
<math xmlns="http://www.w3.org/1998/Math/MathML" display="block">
  <semantics>
    <mrow>
      <mrow>
        <mi>w</mi>
        <mo stretchy="false">=</mo>
        <mrow>
          <mo stretchy="false">−</mo>
          <msub>
            <mi>P</mi>
            <mi mathvariant="italic">ext</mi>
          </msub>
        </mrow>
      </mrow>
      <mi>∆</mi>
      <mi>V</mi>
    </mrow>
    <annotation encoding="StarMath 5.0">w=- {P} rsub {ext} ∆V</annotation>
  </semantics>
</math>
</file>

<file path=Object 56/content.xml><?xml version="1.0" encoding="utf-8"?>
<math xmlns="http://www.w3.org/1998/Math/MathML" display="block">
  <semantics>
    <mrow>
      <mi>∆</mi>
      <mrow>
        <mi>U</mi>
        <mo stretchy="false">=</mo>
        <mrow>
          <mi>q</mi>
          <mo stretchy="false">+</mo>
          <mi>w</mi>
        </mrow>
      </mrow>
    </mrow>
    <annotation encoding="StarMath 5.0">∆U =q+w</annotation>
  </semantics>
</math>
</file>

<file path=Object 58/content.xml><?xml version="1.0" encoding="utf-8"?>
<math xmlns="http://www.w3.org/1998/Math/MathML" display="block">
  <semantics>
    <mrow>
      <mi>H</mi>
      <mo stretchy="false">=</mo>
      <mrow>
        <mi>U</mi>
        <mo stretchy="false">+</mo>
        <mi mathvariant="italic">PV</mi>
      </mrow>
    </mrow>
    <annotation encoding="StarMath 5.0">H=U+PV</annotation>
  </semantics>
</math>
</file>

<file path=Object 6/content.xml><?xml version="1.0" encoding="utf-8"?>
<math xmlns="http://www.w3.org/1998/Math/MathML" display="block">
  <semantics>
    <mrow>
      <mi mathvariant="italic">Avogadr</mi>
      <msup>
        <mi>o</mi>
        <mi>'</mi>
      </msup>
      <mi>s</mi>
      <mi mathvariant="italic">Number</mi>
      <mrow>
        <mrow>
          <mo fence="true" stretchy="true">(</mo>
          <mrow>
            <msub>
              <mi>N</mi>
              <mi>A</mi>
            </msub>
          </mrow>
          <mo fence="true" stretchy="true">)</mo>
        </mrow>
        <mo stretchy="false">=</mo>
        <mn>6.02214</mn>
      </mrow>
      <mi>×</mi>
      <msup>
        <mn>10</mn>
        <mn>23</mn>
      </msup>
    </mrow>
    <annotation encoding="StarMath 5.0">Avogadr {o} ^ {'} s Number  left ({N} rsub {A} right ) =6.02214× {10} ^ {23}</annotation>
  </semantics>
</math>
</file>

<file path=Object 60/content.xml><?xml version="1.0" encoding="utf-8"?>
<math xmlns="http://www.w3.org/1998/Math/MathML" display="block">
  <semantics>
    <mrow>
      <mi>∆</mi>
      <mrow>
        <mi>H</mi>
        <mo stretchy="false">=</mo>
        <mi>∆</mi>
      </mrow>
      <mrow>
        <mi>U</mi>
        <mo stretchy="false">+</mo>
        <mi>P</mi>
      </mrow>
      <mi>∆</mi>
      <mi>V</mi>
    </mrow>
    <annotation encoding="StarMath 5.0">∆H=∆U+P∆V</annotation>
  </semantics>
</math>
</file>

<file path=Object 62/content.xml><?xml version="1.0" encoding="utf-8"?>
<math xmlns="http://www.w3.org/1998/Math/MathML" display="block">
  <semantics>
    <mrow>
      <mi>c</mi>
      <mi>≈</mi>
      <mn>3.00</mn>
      <mi>×</mi>
      <msup>
        <mn>10</mn>
        <mn>8</mn>
      </msup>
      <mfrac>
        <mi>m</mi>
        <mi>s</mi>
      </mfrac>
    </mrow>
    <annotation encoding="StarMath 5.0">c≈3.00× {10} ^ {8}   {m} over {s}</annotation>
  </semantics>
</math>
</file>

<file path=Object 64/content.xml><?xml version="1.0" encoding="utf-8"?>
<math xmlns="http://www.w3.org/1998/Math/MathML" display="block">
  <semantics>
    <mrow>
      <mrow>
        <mi>c</mi>
        <mo stretchy="false">=</mo>
        <mi mathvariant="italic">λνν</mi>
        <mo stretchy="false">=</mo>
        <mfrac>
          <mi>c</mi>
          <mi>λ</mi>
        </mfrac>
      </mrow>
      <mrow>
        <mi>λ</mi>
        <mo stretchy="false">=</mo>
        <mfrac>
          <mi>c</mi>
          <mi>ν</mi>
        </mfrac>
      </mrow>
    </mrow>
    <annotation encoding="StarMath 5.0">c=λνν= {c} over {λ} λ= {c} over {ν}</annotation>
  </semantics>
</math>
</file>

<file path=Object 66/content.xml><?xml version="1.0" encoding="utf-8"?>
<math xmlns="http://www.w3.org/1998/Math/MathML" display="block">
  <semantics>
    <mrow>
      <mi>E</mi>
      <mo stretchy="false">=</mo>
      <mi mathvariant="italic">hν</mi>
    </mrow>
    <annotation encoding="StarMath 5.0">E=hν</annotation>
  </semantics>
</math>
</file>

<file path=Object 68/content.xml><?xml version="1.0" encoding="utf-8"?>
<math xmlns="http://www.w3.org/1998/Math/MathML" display="block">
  <semantics>
    <mrow>
      <mo fence="true" stretchy="true">(</mo>
      <mrow>
        <mrow>
          <mn>6.626</mn>
          <mi>×</mi>
          <msup>
            <mn>10</mn>
            <mrow>
              <mo stretchy="false">−</mo>
              <mn>34</mn>
            </mrow>
          </msup>
          <mi>J</mi>
          <mi>∙</mi>
          <mi>s</mi>
        </mrow>
      </mrow>
      <mo fence="true" stretchy="true">)</mo>
    </mrow>
    <annotation encoding="StarMath 5.0">left (6.626× {10} ^ {-34} J∙s right )</annotation>
  </semantics>
</math>
</file>

<file path=Object 70/content.xml><?xml version="1.0" encoding="utf-8"?>
<math xmlns="http://www.w3.org/1998/Math/MathML" display="block">
  <semantics>
    <mrow>
      <mrow>
        <mi>E</mi>
        <mo stretchy="false">=</mo>
        <mi mathvariant="italic">hν</mi>
        <mo stretchy="false">=</mo>
        <msub>
          <mi>E</mi>
          <mi mathvariant="italic">thres</mi>
        </msub>
        <mo stretchy="false">=</mo>
        <msub>
          <mi>m</mi>
          <mi>e</mi>
        </msub>
      </mrow>
      <msup>
        <mi>v</mi>
        <mn>2</mn>
      </msup>
    </mrow>
    <annotation encoding="StarMath 5.0">E=hν= {E} rsub {thres} = {m} rsub {e} {v} ^ {2}</annotation>
  </semantics>
</math>
</file>

<file path=Object 72/content.xml><?xml version="1.0" encoding="utf-8"?>
<math xmlns="http://www.w3.org/1998/Math/MathML" display="block">
  <semantics>
    <mrow>
      <mi>E</mi>
      <mo stretchy="false">=</mo>
      <mfrac>
        <mrow>
          <mo stretchy="false">−</mo>
          <msub>
            <mi>R</mi>
            <mi>H</mi>
          </msub>
        </mrow>
        <msup>
          <mi>n</mi>
          <mn>2</mn>
        </msup>
      </mfrac>
    </mrow>
    <annotation encoding="StarMath 5.0">E= {- {R} rsub {H}} over {{n} ^ {2}}</annotation>
  </semantics>
</math>
</file>

<file path=Object 74/content.xml><?xml version="1.0" encoding="utf-8"?>
<math xmlns="http://www.w3.org/1998/Math/MathML" display="block">
  <semantics>
    <mrow>
      <mn>2.179</mn>
      <mi>×</mi>
      <msup>
        <mn>10</mn>
        <mrow>
          <mo stretchy="false">−</mo>
          <mn>18</mn>
        </mrow>
      </msup>
      <mi>J</mi>
    </mrow>
    <annotation encoding="StarMath 5.0">2.179× {10} ^ {-18} J</annotation>
  </semantics>
</math>
</file>

<file path=Object 76/content.xml><?xml version="1.0" encoding="utf-8"?>
<math xmlns="http://www.w3.org/1998/Math/MathML" display="block">
  <semantics>
    <mrow>
      <mi>∆</mi>
      <mrow>
        <mi>E</mi>
        <mo stretchy="false">=</mo>
        <mrow>
          <msub>
            <mi>E</mi>
            <mi>f</mi>
          </msub>
          <mo stretchy="false">−</mo>
          <msub>
            <mi>E</mi>
            <mi>i</mi>
          </msub>
        </mrow>
        <mo stretchy="false">=</mo>
        <mrow>
          <mfrac>
            <mrow>
              <mo stretchy="false">−</mo>
              <msub>
                <mi>R</mi>
                <mi>H</mi>
              </msub>
            </mrow>
            <msup>
              <msub>
                <mi>n</mi>
                <mi>f</mi>
              </msub>
              <mn>2</mn>
            </msup>
          </mfrac>
          <mo stretchy="false">−</mo>
          <mfrac>
            <mrow>
              <mo stretchy="false">−</mo>
              <msub>
                <mi>R</mi>
                <mi>H</mi>
              </msub>
            </mrow>
            <msup>
              <msub>
                <mi>n</mi>
                <mi>i</mi>
              </msub>
              <mn>2</mn>
            </msup>
          </mfrac>
        </mrow>
      </mrow>
    </mrow>
    <annotation encoding="StarMath 5.0">∆E= {E} rsub {f} - {E} rsub {i} = {- {R} rsub {H}} over {{{n} rsub {f}} ^ {2}} - {- {R} rsub {H}} over {{{n} rsub {i}} ^ {2}}</annotation>
  </semantics>
</math>
</file>

<file path=Object 78/content.xml><?xml version="1.0" encoding="utf-8"?>
<math xmlns="http://www.w3.org/1998/Math/MathML" display="block">
  <semantics>
    <mrow>
      <mrow>
        <mi mathvariant="italic">hν</mi>
        <mo stretchy="false">=</mo>
        <mrow>
          <mo stretchy="false">−</mo>
          <mrow>
            <mo fence="true" stretchy="true">(</mo>
            <mrow>
              <mrow>
                <mn>2.18</mn>
                <mi>×</mi>
                <msup>
                  <mn>10</mn>
                  <mrow>
                    <mo stretchy="false">−</mo>
                    <mn>18</mn>
                  </mrow>
                </msup>
                <mi>J</mi>
              </mrow>
            </mrow>
            <mo fence="true" stretchy="true">)</mo>
          </mrow>
        </mrow>
      </mrow>
      <mi>×</mi>
      <mrow>
        <mo fence="true" stretchy="true">(</mo>
        <mrow>
          <mrow>
            <mfrac>
              <mn>1</mn>
              <msup>
                <msub>
                  <mi>n</mi>
                  <mi>f</mi>
                </msub>
                <mn>2</mn>
              </msup>
            </mfrac>
            <mo stretchy="false">−</mo>
            <mfrac>
              <mn>1</mn>
              <msup>
                <msub>
                  <mi>n</mi>
                  <mi>i</mi>
                </msub>
                <mn>2</mn>
              </msup>
            </mfrac>
          </mrow>
        </mrow>
        <mo fence="true" stretchy="true">)</mo>
      </mrow>
    </mrow>
    <annotation encoding="StarMath 5.0">hν=- left (2.18× {10} ^ {-18}  J right ) × left ({1} over {{{n} rsub {f}} ^ {2}} - {1} over {{{n} rsub {i}} ^ {2}} right )</annotation>
  </semantics>
</math>
</file>

<file path=Object 8/content.xml><?xml version="1.0" encoding="utf-8"?>
<math xmlns="http://www.w3.org/1998/Math/MathML" display="block">
  <semantics>
    <mrow>
      <mi mathvariant="italic">mass</mi>
      <mtext>%</mtext>
      <mrow>
        <mi mathvariant="italic">composition</mi>
        <mo stretchy="false">=</mo>
        <mrow>
          <mo fence="true" stretchy="true">(</mo>
          <mrow>
            <mfrac>
              <mrow>
                <mrow/>
                <mi mathvariant="italic">of</mi>
                <mi mathvariant="italic">mol</mi>
                <mi mathvariant="italic">of</mi>
                <mrow>
                  <mi mathvariant="italic">element</mi>
                  <mo stretchy="false">∈</mo>
                  <mi mathvariant="italic">compound</mi>
                </mrow>
                <mi>×</mi>
                <mi mathvariant="italic">molar</mi>
                <mi mathvariant="italic">mass</mi>
                <mi mathvariant="italic">of</mi>
                <mi mathvariant="italic">element</mi>
              </mrow>
              <mrow>
                <mi mathvariant="italic">total</mi>
                <mi mathvariant="italic">molar</mi>
                <mi mathvariant="italic">mass</mi>
                <mi mathvariant="italic">of</mi>
                <mi mathvariant="italic">compound</mi>
              </mrow>
            </mfrac>
          </mrow>
          <mo fence="true" stretchy="true">)</mo>
        </mrow>
      </mrow>
      <mi>×</mi>
      <mn>100</mn>
    </mrow>
    <annotation encoding="StarMath 5.0">mass % composition= left ({# of mol of element in compound ×molar mass of element} over {total molar mass of compound} right ) ×100</annotation>
  </semantics>
</math>
</file>

<file path=Object 80/content.xml><?xml version="1.0" encoding="utf-8"?>
<math xmlns="http://www.w3.org/1998/Math/MathML" display="block">
  <semantics>
    <mrow>
      <mi mathvariant="italic">EN</mi>
      <mi>∝</mi>
      <mrow>
        <mi>I</mi>
        <mo stretchy="false">−</mo>
        <mi mathvariant="italic">EA</mi>
      </mrow>
    </mrow>
    <annotation encoding="StarMath 5.0">EN∝I-EA</annotation>
  </semantics>
</math>
</file>

<file path=Object 82/content.xml><?xml version="1.0" encoding="utf-8"?>
<math xmlns="http://www.w3.org/1998/Math/MathML" display="block">
  <semantics>
    <mrow>
      <mi>∆</mi>
      <mrow>
        <mi mathvariant="italic">EN</mi>
        <mo stretchy="false">=</mo>
        <mrow/>
      </mrow>
      <mrow>
        <mrow>
          <msub>
            <mi mathvariant="italic">EN</mi>
            <mi>a</mi>
          </msub>
          <mo stretchy="false">−</mo>
          <msub>
            <mi mathvariant="italic">EN</mi>
            <mi>b</mi>
          </msub>
        </mrow>
        <mo stretchy="false">∨</mo>
        <mrow/>
      </mrow>
    </mrow>
    <annotation encoding="StarMath 5.0">∆EN=| {EN} rsub {a} - {EN} rsub {b} |</annotation>
  </semantics>
</math>
</file>

<file path=Object 84/content.xml><?xml version="1.0" encoding="utf-8"?>
<math xmlns="http://www.w3.org/1998/Math/MathML" display="block">
  <semantics>
    <mrow>
      <mi mathvariant="italic">Formal</mi>
      <mi mathvariant="italic">charge</mi>
      <mi mathvariant="italic">of</mi>
      <mrow>
        <mi mathvariant="italic">atom</mi>
        <mo stretchy="false">=</mo>
        <mrow/>
      </mrow>
    </mrow>
    <annotation encoding="StarMath 5.0">Formal charge of atom= left (# of valence  {e} ^ {-} right ) - left (# lone pair  {e} ^ {-} right ) - left ({# of bond-pair  {e} ^ {-}} over {2} right )</annotation>
  </semantics>
</math>
</file>

<file path=Object 86/content.xml><?xml version="1.0" encoding="utf-8"?>
<math xmlns="http://www.w3.org/1998/Math/MathML" display="block">
  <semantics>
    <mrow>
      <mi>∆</mi>
      <mi>H</mi>
      <mrow>
        <mi>°</mi>
        <mo stretchy="false">=</mo>
        <mrow>
          <munderover>
            <mo stretchy="false">∑</mo>
            <mi mathvariant="normal">❑</mi>
            <mi mathvariant="normal">❑</mi>
          </munderover>
          <mrow>
            <msub>
              <mi mathvariant="italic">BE</mi>
              <mi mathvariant="italic">reactants</mi>
            </msub>
            <mo stretchy="false">−</mo>
            <mrow>
              <munderover>
                <mo stretchy="false">∑</mo>
                <mi mathvariant="normal">❑</mi>
                <mi mathvariant="normal">❑</mi>
              </munderover>
              <msub>
                <mi mathvariant="italic">BE</mi>
                <mi mathvariant="italic">products</mi>
              </msub>
            </mrow>
          </mrow>
        </mrow>
      </mrow>
    </mrow>
    <annotation encoding="StarMath 5.0">∆H°= sum from &lt;?&gt; to &lt;?&gt; {{BE} rsub {reactants} - sum from &lt;?&gt; to &lt;?&gt; {{BE} rsub {products} }}</annotation>
  </semantics>
</math>
</file>

<file path=Object 88/content.xml><?xml version="1.0" encoding="utf-8"?>
<math xmlns="http://www.w3.org/1998/Math/MathML" display="block">
  <semantics>
    <mrow>
      <mi>a</mi>
      <mo stretchy="false">=</mo>
      <mfrac>
        <mrow>
          <mo fence="true" stretchy="false">[</mo>
          <mrow>
            <mi>X</mi>
          </mrow>
          <mo fence="true" stretchy="false">]</mo>
        </mrow>
        <mrow>
          <mi>c</mi>
          <mi>°</mi>
        </mrow>
      </mfrac>
    </mrow>
    <annotation encoding="StarMath 5.0">a= {[X]} over {c°}</annotation>
  </semantics>
</math>
</file>

<file path=Object 90/content.xml><?xml version="1.0" encoding="utf-8"?>
<math xmlns="http://www.w3.org/1998/Math/MathML" display="block">
  <semantics>
    <mrow>
      <mi>a</mi>
      <mo stretchy="false">=</mo>
      <mfrac>
        <mi>P</mi>
        <mrow>
          <mi>P</mi>
          <mi>°</mi>
        </mrow>
      </mfrac>
    </mrow>
    <annotation encoding="StarMath 5.0">a= {P} over {P°}</annotation>
  </semantics>
</math>
</file>

<file path=Object 92/content.xml><?xml version="1.0" encoding="utf-8"?>
<math xmlns="http://www.w3.org/1998/Math/MathML" display="block">
  <semantics>
    <mrow>
      <msub>
        <mi>a</mi>
        <mrow>
          <mi>C</mi>
          <msub>
            <mi>H</mi>
            <mn>4</mn>
          </msub>
          <mi mathvariant="italic">OH</mi>
        </mrow>
      </msub>
      <mo stretchy="false">=</mo>
      <mfrac>
        <mrow>
          <mo fence="true" stretchy="false">[</mo>
          <mrow>
            <mrow>
              <mi>C</mi>
              <msub>
                <mi>H</mi>
                <mn>3</mn>
              </msub>
              <mi mathvariant="italic">OH</mi>
            </mrow>
          </mrow>
          <mo fence="true" stretchy="false">]</mo>
        </mrow>
        <mrow>
          <mi>c</mi>
          <mi>°</mi>
        </mrow>
      </mfrac>
    </mrow>
    <annotation encoding="StarMath 5.0">{a} rsub {C {H} rsub {4} OH} = {[C {H} rsub {3} OH]} over {c°}</annotation>
  </semantics>
</math>
</file>

<file path=Object 94/content.xml><?xml version="1.0" encoding="utf-8"?>
<math xmlns="http://www.w3.org/1998/Math/MathML" display="block">
  <semantics>
    <mrow>
      <mi>K</mi>
      <mo stretchy="false">=</mo>
      <mfrac>
        <mrow>
          <mo fence="true" stretchy="true">(</mo>
          <mrow>
            <mfrac>
              <mrow>
                <mo fence="true" stretchy="true">[</mo>
                <mrow>
                  <mrow>
                    <mi>C</mi>
                    <msub>
                      <mi>H</mi>
                      <mn>3</mn>
                    </msub>
                    <mi mathvariant="italic">OH</mi>
                  </mrow>
                </mrow>
                <mo fence="true" stretchy="true">]</mo>
              </mrow>
              <mrow>
                <mi>c</mi>
                <mi>°</mi>
              </mrow>
            </mfrac>
          </mrow>
          <mo fence="true" stretchy="true">)</mo>
        </mrow>
        <mrow>
          <mrow>
            <mrow>
              <mo fence="true" stretchy="true">(</mo>
              <mrow>
                <mfrac>
                  <mrow>
                    <mo fence="true" stretchy="true">[</mo>
                    <mrow>
                      <mi mathvariant="italic">CO</mi>
                    </mrow>
                    <mo fence="true" stretchy="true">]</mo>
                  </mrow>
                  <mrow>
                    <mi>c</mi>
                    <mi>°</mi>
                  </mrow>
                </mfrac>
              </mrow>
              <mo fence="true" stretchy="true">)</mo>
            </mrow>
            <mrow>
              <mrow/>
              <mrow/>
            </mrow>
          </mrow>
          <mrow/>
        </mrow>
      </mfrac>
    </mrow>
    <annotation encoding="StarMath 5.0">K= {left ({left [C {H} rsub {3} OH right ]} over {c°} right )} over {left ({left [CO right ]} over {c°} right ) {left ({[ {H} rsub {2]}} over {c°} right )} ^ {2}} = {left [C {H} rsub {3} OH right ]} over {left [CO right ] {left [{H} rsub {2} right ]} ^ {2}} (c°)</annotation>
  </semantics>
</math>
</file>

<file path=Object 96/content.xml><?xml version="1.0" encoding="utf-8"?>
<math xmlns="http://www.w3.org/1998/Math/MathML" display="block">
  <semantics>
    <mrow>
      <mi>K</mi>
      <mo stretchy="false">=</mo>
      <mfrac>
        <mrow>
          <msup>
            <mrow>
              <mo fence="true" stretchy="false">[</mo>
              <mrow>
                <mi>C</mi>
              </mrow>
              <mo fence="true" stretchy="false">]</mo>
            </mrow>
            <mi>y</mi>
          </msup>
          <msup>
            <mrow>
              <mo fence="true" stretchy="false">[</mo>
              <mrow>
                <mi>D</mi>
              </mrow>
              <mo fence="true" stretchy="false">]</mo>
            </mrow>
            <mi>z</mi>
          </msup>
        </mrow>
        <mrow>
          <msup>
            <mrow>
              <mo fence="true" stretchy="false">[</mo>
              <mrow>
                <mi>A</mi>
              </mrow>
              <mo fence="true" stretchy="false">]</mo>
            </mrow>
            <mi>w</mi>
          </msup>
          <msup>
            <mrow>
              <mo fence="true" stretchy="false">[</mo>
              <mrow>
                <mi>B</mi>
              </mrow>
              <mo fence="true" stretchy="false">]</mo>
            </mrow>
            <mi>x</mi>
          </msup>
        </mrow>
      </mfrac>
    </mrow>
    <annotation encoding="StarMath 5.0">K= {{[C]} ^ {y} {[D]} ^ {z}} over {{[A]} ^ {w} {[B]} ^ {x}}</annotation>
  </semantics>
</math>
</file>

<file path=Object 98/content.xml><?xml version="1.0" encoding="utf-8"?>
<math xmlns="http://www.w3.org/1998/Math/MathML" display="block">
  <semantics>
    <mrow>
      <mo fence="true" stretchy="true">(</mo>
      <mrow>
        <mfrac>
          <mn>1</mn>
          <mi>K</mi>
        </mfrac>
      </mrow>
      <mo fence="true" stretchy="true">)</mo>
    </mrow>
    <annotation encoding="StarMath 5.0">left ({1} over {K} right )</annotation>
  </semantics>
</math>
</file>